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cripts/javascript/oggetti.js/parcel-descriptor.xml" manifest:media-type=""/>
  <manifest:file-entry manifest:full-path="Scripts/javascript/oggetti.js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6.052cm"/>
    </style:style>
    <style:style style:name="co3" style:family="table-column">
      <style:table-column-properties fo:break-before="auto" style:column-width="5.562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1.274cm"/>
    </style:style>
    <style:style style:name="co7" style:family="table-column">
      <style:table-column-properties fo:break-before="auto" style:column-width="2.258cm"/>
    </style:style>
    <style:style style:name="ro3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ext-properties style:use-window-font-color="true"/>
    </style:style>
    <style:style style:name="ce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2">
          <table:table-cell table:style-name="ce1" office:value-type="string" calcext:value-type="string">
            <text:p>persona</text:p>
          </table:table-cell>
          <table:table-cell table:style-name="ce6" office:value-type="string" calcext:value-type="string">
            <text:p>materia</text:p>
          </table:table-cell>
          <table:table-cell table:style-name="ce1" office:value-type="string" calcext:value-type="string">
            <text:p>aula</text:p>
          </table:table-cell>
          <table:table-cell table:style-name="ce1" office:value-type="string" calcext:value-type="string">
            <text:p>giorno</text:p>
          </table:table-cell>
          <table:table-cell table:style-name="ce6" office:value-type="string" calcext:value-type="string">
            <text:p>inizio</text:p>
          </table:table-cell>
          <table:table-cell table:style-name="ce6" office:value-type="string" calcext:value-type="string">
            <text:p>fine</text:p>
          </table:table-cell>
          <table:table-cell table:style-name="ce1" office:value-type="string" calcext:value-type="string">
            <text:p>InizioOk</text:p>
          </table:table-cell>
          <table:table-cell table:style-name="ce1" office:value-type="string" calcext:value-type="string">
            <text:p>FineOk</text:p>
          </table:table-cell>
          <table:table-cell table:style-name="ce5"/>
          <table:table-cell table:style-name="ce1" office:value-type="string" calcext:value-type="string">
            <text:p>{</text:p>
          </table:table-cell>
          <table:table-cell table:style-name="ce1" office:value-type="string" calcext:value-type="string">
            <text:p>: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},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Interazione Uomo-Macchina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1:00</text:p>
          </table:table-cell>
          <table:table-cell table:style-name="ce4" office:value-type="string" calcext:value-type="string">
            <text:p>12:45</text:p>
          </table:table-cell>
          <table:table-cell table:style-name="ce9" table:formula="of:=ORG.LIBREOFFICE.REGEX([.E2];&quot;:[0-9]+&quot;; &quot;&quot;)*12 + ORG.LIBREOFFICE.REGEX([.E2];&quot;[0-9]+:&quot;; &quot;&quot;)/5" office:value-type="float" office:value="132" calcext:value-type="float">
            <text:p>132</text:p>
          </table:table-cell>
          <table:table-cell table:style-name="ce9" table:formula="of:=ORG.LIBREOFFICE.REGEX([.F2];&quot;:[0-9]+&quot;; &quot;&quot;)*12 + ORG.LIBREOFFICE.REGEX([.F2];&quot;[0-9]+:&quot;; &quot;&quot;)/5" office:value-type="float" office:value="153" calcext:value-type="float">
            <text:p>153</text:p>
          </table:table-cell>
          <table:table-cell table:style-name="ce9" table:formula="of:=CONCATENATE([.J$1];CAM([.$A$1]);SRI([.A2]);CAM([.B$1]);SRI([.B2]);CAM([.C$1]);SRI([.C2]);CAM([.D$1]);SRI([.D2]);CAM([.E$1]);NRO([.G2]);CAM([.F$1]);[.H2];[.N$1])" office:value-type="string" office:string-value="{persona: &quot;Lorenzo&quot;,materia: &quot;Interazione Uomo-Macchina&quot;,aula: &quot;Aula Magna di Matematica&quot;,giorno: &quot;Lunedì&quot;,inizio: 132,fine: 153}," calcext:value-type="string">
            <text:p>{persona: "Lorenzo",materia: "Interazione Uomo-Macchina",aula: "Aula Magna di Matematica",giorno: "Lunedì",inizio: 132,fine: 153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Interazione Uomo-Macchina</text:p>
          </table:table-cell>
          <table:table-cell table:style-name="ce1" office:value-type="string" calcext:value-type="string">
            <text:p>Laboratorio T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4:30</text:p>
          </table:table-cell>
          <table:table-cell table:style-name="ce4" office:value-type="string" calcext:value-type="string">
            <text:p>17:00</text:p>
          </table:table-cell>
          <table:table-cell table:style-name="ce9" table:formula="of:=ORG.LIBREOFFICE.REGEX([.E3];&quot;:[0-9]+&quot;; &quot;&quot;)*12 + ORG.LIBREOFFICE.REGEX([.E3];&quot;[0-9]+:&quot;; &quot;&quot;)/5" office:value-type="float" office:value="174" calcext:value-type="float">
            <text:p>174</text:p>
          </table:table-cell>
          <table:table-cell table:style-name="ce9" table:formula="of:=ORG.LIBREOFFICE.REGEX([.F3];&quot;:[0-9]+&quot;; &quot;&quot;)*12 + ORG.LIBREOFFICE.REGEX([.F3];&quot;[0-9]+:&quot;; &quot;&quot;)/5" office:value-type="float" office:value="204" calcext:value-type="float">
            <text:p>204</text:p>
          </table:table-cell>
          <table:table-cell table:style-name="ce9" table:formula="of:=CONCATENATE([.J$1];CAM([.$A$1]);SRI([.A3]);CAM([.B$1]);SRI([.B3]);CAM([.C$1]);SRI([.C3]);CAM([.D$1]);SRI([.D3]);CAM([.E$1]);NRO([.G3]);CAM([.F$1]);[.H3];[.N$1])" office:value-type="string" office:string-value="{persona: &quot;Lorenzo&quot;,materia: &quot;Interazione Uomo-Macchina&quot;,aula: &quot;Laboratorio T&quot;,giorno: &quot;Lunedì&quot;,inizio: 174,fine: 204}," calcext:value-type="string">
            <text:p>{persona: "Lorenzo",materia: "Interazione Uomo-Macchina",aula: "Laboratorio T",giorno: "Lunedì",inizio: 174,fine: 204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Basi di Dati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09:00</text:p>
          </table:table-cell>
          <table:table-cell table:style-name="ce4" office:value-type="string" calcext:value-type="string">
            <text:p>10:45</text:p>
          </table:table-cell>
          <table:table-cell table:style-name="ce9" table:formula="of:=ORG.LIBREOFFICE.REGEX([.E4];&quot;:[0-9]+&quot;; &quot;&quot;)*12 + ORG.LIBREOFFICE.REGEX([.E4];&quot;[0-9]+:&quot;; &quot;&quot;)/5" office:value-type="float" office:value="108" calcext:value-type="float">
            <text:p>108</text:p>
          </table:table-cell>
          <table:table-cell table:style-name="ce9" table:formula="of:=ORG.LIBREOFFICE.REGEX([.F4];&quot;:[0-9]+&quot;; &quot;&quot;)*12 + ORG.LIBREOFFICE.REGEX([.F4];&quot;[0-9]+:&quot;; &quot;&quot;)/5" office:value-type="float" office:value="129" calcext:value-type="float">
            <text:p>129</text:p>
          </table:table-cell>
          <table:table-cell table:style-name="ce9" table:formula="of:=CONCATENATE([.J$1];CAM([.$A$1]);SRI([.A4]);CAM([.B$1]);SRI([.B4]);CAM([.C$1]);SRI([.C4]);CAM([.D$1]);SRI([.D4]);CAM([.E$1]);NRO([.G4]);CAM([.F$1]);[.H4];[.N$1])" office:value-type="string" office:string-value="{persona: &quot;Lorenzo&quot;,materia: &quot;Basi di Dati&quot;,aula: &quot;Aula Magna di Matematica&quot;,giorno: &quot;Martedì&quot;,inizio: 108,fine: 129}," calcext:value-type="string">
            <text:p>{persona: "Lorenzo",materia: "Basi di Dati",aula: "Aula Magna di Matematica",giorno: "Martedì",inizio: 108,fine: 129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Basi di Dati</text:p>
          </table:table-cell>
          <table:table-cell table:style-name="ce1" office:value-type="string" calcext:value-type="string">
            <text:p>Laboratorio T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1:00</text:p>
          </table:table-cell>
          <table:table-cell table:style-name="ce4" office:value-type="string" calcext:value-type="string">
            <text:p>13:30</text:p>
          </table:table-cell>
          <table:table-cell table:style-name="ce9" table:formula="of:=ORG.LIBREOFFICE.REGEX([.E5];&quot;:[0-9]+&quot;; &quot;&quot;)*12 + ORG.LIBREOFFICE.REGEX([.E5];&quot;[0-9]+:&quot;; &quot;&quot;)/5" office:value-type="float" office:value="132" calcext:value-type="float">
            <text:p>132</text:p>
          </table:table-cell>
          <table:table-cell table:style-name="ce9" table:formula="of:=ORG.LIBREOFFICE.REGEX([.F5];&quot;:[0-9]+&quot;; &quot;&quot;)*12 + ORG.LIBREOFFICE.REGEX([.F5];&quot;[0-9]+:&quot;; &quot;&quot;)/5" office:value-type="float" office:value="162" calcext:value-type="float">
            <text:p>162</text:p>
          </table:table-cell>
          <table:table-cell table:style-name="ce9" table:formula="of:=CONCATENATE([.J$1];CAM([.$A$1]);SRI([.A5]);CAM([.B$1]);SRI([.B5]);CAM([.C$1]);SRI([.C5]);CAM([.D$1]);SRI([.D5]);CAM([.E$1]);NRO([.G5]);CAM([.F$1]);[.H5];[.N$1])" office:value-type="string" office:string-value="{persona: &quot;Lorenzo&quot;,materia: &quot;Basi di Dati&quot;,aula: &quot;Laboratorio T&quot;,giorno: &quot;Martedì&quot;,inizio: 132,fine: 162}," calcext:value-type="string">
            <text:p>{persona: "Lorenzo",materia: "Basi di Dati",aula: "Laboratorio T",giorno: "Martedì",inizio: 132,fine: 162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Basi di Dati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09:00</text:p>
          </table:table-cell>
          <table:table-cell table:style-name="ce4" office:value-type="string" calcext:value-type="string">
            <text:p>10:45</text:p>
          </table:table-cell>
          <table:table-cell table:style-name="ce9" table:formula="of:=ORG.LIBREOFFICE.REGEX([.E6];&quot;:[0-9]+&quot;; &quot;&quot;)*12 + ORG.LIBREOFFICE.REGEX([.E6];&quot;[0-9]+:&quot;; &quot;&quot;)/5" office:value-type="float" office:value="108" calcext:value-type="float">
            <text:p>108</text:p>
          </table:table-cell>
          <table:table-cell table:style-name="ce9" table:formula="of:=ORG.LIBREOFFICE.REGEX([.F6];&quot;:[0-9]+&quot;; &quot;&quot;)*12 + ORG.LIBREOFFICE.REGEX([.F6];&quot;[0-9]+:&quot;; &quot;&quot;)/5" office:value-type="float" office:value="129" calcext:value-type="float">
            <text:p>129</text:p>
          </table:table-cell>
          <table:table-cell table:style-name="ce9" table:formula="of:=CONCATENATE([.J$1];CAM([.$A$1]);SRI([.A6]);CAM([.B$1]);SRI([.B6]);CAM([.C$1]);SRI([.C6]);CAM([.D$1]);SRI([.D6]);CAM([.E$1]);NRO([.G6]);CAM([.F$1]);[.H6];[.N$1])" office:value-type="string" office:string-value="{persona: &quot;Lorenzo&quot;,materia: &quot;Basi di Dati&quot;,aula: &quot;Aula Magna di Matematica&quot;,giorno: &quot;Mercoledì&quot;,inizio: 108,fine: 129}," calcext:value-type="string">
            <text:p>{persona: "Lorenzo",materia: "Basi di Dati",aula: "Aula Magna di Matematica",giorno: "Mercoledì",inizio: 108,fine: 129},</text:p>
          </table:table-cell>
          <table:table-cell table:style-name="ce5"/>
          <table:table-cell table:style-name="ce1"/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Linguaggi di Programmazione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1:00</text:p>
          </table:table-cell>
          <table:table-cell table:style-name="ce4" office:value-type="string" calcext:value-type="string">
            <text:p>12:45</text:p>
          </table:table-cell>
          <table:table-cell table:style-name="ce9" table:formula="of:=ORG.LIBREOFFICE.REGEX([.E7];&quot;:[0-9]+&quot;; &quot;&quot;)*12 + ORG.LIBREOFFICE.REGEX([.E7];&quot;[0-9]+:&quot;; &quot;&quot;)/5" office:value-type="float" office:value="132" calcext:value-type="float">
            <text:p>132</text:p>
          </table:table-cell>
          <table:table-cell table:style-name="ce9" table:formula="of:=ORG.LIBREOFFICE.REGEX([.F7];&quot;:[0-9]+&quot;; &quot;&quot;)*12 + ORG.LIBREOFFICE.REGEX([.F7];&quot;[0-9]+:&quot;; &quot;&quot;)/5" office:value-type="float" office:value="153" calcext:value-type="float">
            <text:p>153</text:p>
          </table:table-cell>
          <table:table-cell table:style-name="ce9" table:formula="of:=CONCATENATE([.J$1];CAM([.$A$1]);SRI([.A7]);CAM([.B$1]);SRI([.B7]);CAM([.C$1]);SRI([.C7]);CAM([.D$1]);SRI([.D7]);CAM([.E$1]);NRO([.G7]);CAM([.F$1]);[.H7];[.N$1])" office:value-type="string" office:string-value="{persona: &quot;Lorenzo&quot;,materia: &quot;Linguaggi di Programmazione&quot;,aula: &quot;Aula Magna di Matematica&quot;,giorno: &quot;Mercoledì&quot;,inizio: 132,fine: 153}," calcext:value-type="string">
            <text:p>{persona: "Lorenzo",materia: "Linguaggi di Programmazione",aula: "Aula Magna di Matematica",giorno: "Mercoledì",inizio: 132,fine: 153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Linguaggi di Programmazione</text:p>
          </table:table-cell>
          <table:table-cell table:style-name="ce1" office:value-type="string" calcext:value-type="string">
            <text:p>Laboratorio T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4:30</text:p>
          </table:table-cell>
          <table:table-cell table:style-name="ce4" office:value-type="string" calcext:value-type="string">
            <text:p>17:00</text:p>
          </table:table-cell>
          <table:table-cell table:style-name="ce9" table:formula="of:=ORG.LIBREOFFICE.REGEX([.E8];&quot;:[0-9]+&quot;; &quot;&quot;)*12 + ORG.LIBREOFFICE.REGEX([.E8];&quot;[0-9]+:&quot;; &quot;&quot;)/5" office:value-type="float" office:value="174" calcext:value-type="float">
            <text:p>174</text:p>
          </table:table-cell>
          <table:table-cell table:style-name="ce9" table:formula="of:=ORG.LIBREOFFICE.REGEX([.F8];&quot;:[0-9]+&quot;; &quot;&quot;)*12 + ORG.LIBREOFFICE.REGEX([.F8];&quot;[0-9]+:&quot;; &quot;&quot;)/5" office:value-type="float" office:value="204" calcext:value-type="float">
            <text:p>204</text:p>
          </table:table-cell>
          <table:table-cell table:style-name="ce9" table:formula="of:=CONCATENATE([.J$1];CAM([.$A$1]);SRI([.A8]);CAM([.B$1]);SRI([.B8]);CAM([.C$1]);SRI([.C8]);CAM([.D$1]);SRI([.D8]);CAM([.E$1]);NRO([.G8]);CAM([.F$1]);[.H8];[.N$1])" office:value-type="string" office:string-value="{persona: &quot;Lorenzo&quot;,materia: &quot;Linguaggi di Programmazione&quot;,aula: &quot;Laboratorio T&quot;,giorno: &quot;Mercoledì&quot;,inizio: 174,fine: 204}," calcext:value-type="string">
            <text:p>{persona: "Lorenzo",materia: "Linguaggi di Programmazione",aula: "Laboratorio T",giorno: "Mercoledì",inizio: 174,fine: 204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Linguaggi di Programmazione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09:00</text:p>
          </table:table-cell>
          <table:table-cell table:style-name="ce4" office:value-type="string" calcext:value-type="string">
            <text:p>10:45</text:p>
          </table:table-cell>
          <table:table-cell table:style-name="ce9" table:formula="of:=ORG.LIBREOFFICE.REGEX([.E9];&quot;:[0-9]+&quot;; &quot;&quot;)*12 + ORG.LIBREOFFICE.REGEX([.E9];&quot;[0-9]+:&quot;; &quot;&quot;)/5" office:value-type="float" office:value="108" calcext:value-type="float">
            <text:p>108</text:p>
          </table:table-cell>
          <table:table-cell table:style-name="ce9" table:formula="of:=ORG.LIBREOFFICE.REGEX([.F9];&quot;:[0-9]+&quot;; &quot;&quot;)*12 + ORG.LIBREOFFICE.REGEX([.F9];&quot;[0-9]+:&quot;; &quot;&quot;)/5" office:value-type="float" office:value="129" calcext:value-type="float">
            <text:p>129</text:p>
          </table:table-cell>
          <table:table-cell table:style-name="ce9" table:formula="of:=CONCATENATE([.J$1];CAM([.$A$1]);SRI([.A9]);CAM([.B$1]);SRI([.B9]);CAM([.C$1]);SRI([.C9]);CAM([.D$1]);SRI([.D9]);CAM([.E$1]);NRO([.G9]);CAM([.F$1]);[.H9];[.N$1])" office:value-type="string" office:string-value="{persona: &quot;Lorenzo&quot;,materia: &quot;Linguaggi di Programmazione&quot;,aula: &quot;Aula Magna di Matematica&quot;,giorno: &quot;Giovedì&quot;,inizio: 108,fine: 129}," calcext:value-type="string">
            <text:p>{persona: "Lorenzo",materia: "Linguaggi di Programmazione",aula: "Aula Magna di Matematica",giorno: "Giovedì",inizio: 108,fine: 129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Linguaggi di Programmazione</text:p>
          </table:table-cell>
          <table:table-cell table:style-name="ce1" office:value-type="string" calcext:value-type="string">
            <text:p>Laboratorio T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1:00</text:p>
          </table:table-cell>
          <table:table-cell table:style-name="ce4" office:value-type="string" calcext:value-type="string">
            <text:p>13:30</text:p>
          </table:table-cell>
          <table:table-cell table:style-name="ce9" table:formula="of:=ORG.LIBREOFFICE.REGEX([.E10];&quot;:[0-9]+&quot;; &quot;&quot;)*12 + ORG.LIBREOFFICE.REGEX([.E10];&quot;[0-9]+:&quot;; &quot;&quot;)/5" office:value-type="float" office:value="132" calcext:value-type="float">
            <text:p>132</text:p>
          </table:table-cell>
          <table:table-cell table:style-name="ce9" table:formula="of:=ORG.LIBREOFFICE.REGEX([.F10];&quot;:[0-9]+&quot;; &quot;&quot;)*12 + ORG.LIBREOFFICE.REGEX([.F10];&quot;[0-9]+:&quot;; &quot;&quot;)/5" office:value-type="float" office:value="162" calcext:value-type="float">
            <text:p>162</text:p>
          </table:table-cell>
          <table:table-cell table:style-name="ce9" table:formula="of:=CONCATENATE([.J$1];CAM([.$A$1]);SRI([.A10]);CAM([.B$1]);SRI([.B10]);CAM([.C$1]);SRI([.C10]);CAM([.D$1]);SRI([.D10]);CAM([.E$1]);NRO([.G10]);CAM([.F$1]);[.H10];[.N$1])" office:value-type="string" office:string-value="{persona: &quot;Lorenzo&quot;,materia: &quot;Linguaggi di Programmazione&quot;,aula: &quot;Laboratorio T&quot;,giorno: &quot;Giovedì&quot;,inizio: 132,fine: 162}," calcext:value-type="string">
            <text:p>{persona: "Lorenzo",materia: "Linguaggi di Programmazione",aula: "Laboratorio T",giorno: "Giovedì",inizio: 132,fine: 162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Russo 1 Ex</text:p>
          </table:table-cell>
          <table:table-cell table:style-name="ce1" office:value-type="string" calcext:value-type="string">
            <text:p>Aula 4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6:25</text:p>
          </table:table-cell>
          <table:table-cell table:style-name="ce4" office:value-type="string" calcext:value-type="string">
            <text:p>17:55</text:p>
          </table:table-cell>
          <table:table-cell table:style-name="ce9" table:formula="of:=ORG.LIBREOFFICE.REGEX([.E11];&quot;:[0-9]+&quot;; &quot;&quot;)*12 + ORG.LIBREOFFICE.REGEX([.E11];&quot;[0-9]+:&quot;; &quot;&quot;)/5" office:value-type="float" office:value="197" calcext:value-type="float">
            <text:p>197</text:p>
          </table:table-cell>
          <table:table-cell table:style-name="ce9" table:formula="of:=ORG.LIBREOFFICE.REGEX([.F11];&quot;:[0-9]+&quot;; &quot;&quot;)*12 + ORG.LIBREOFFICE.REGEX([.F11];&quot;[0-9]+:&quot;; &quot;&quot;)/5" office:value-type="float" office:value="215" calcext:value-type="float">
            <text:p>215</text:p>
          </table:table-cell>
          <table:table-cell table:style-name="ce9" table:formula="of:=CONCATENATE([.J$1];CAM([.$A$1]);SRI([.A11]);CAM([.B$1]);SRI([.B11]);CAM([.C$1]);SRI([.C11]);CAM([.D$1]);SRI([.D11]);CAM([.E$1]);NRO([.G11]);CAM([.F$1]);[.H11];[.N$1])" office:value-type="string" office:string-value="{persona: &quot;Swami&quot;,materia: &quot;Russo 1 Ex&quot;,aula: &quot;Aula 4&quot;,giorno: &quot;Lunedì&quot;,inizio: 197,fine: 215}," calcext:value-type="string">
            <text:p>{persona: "Swami",materia: "Russo 1 Ex",aula: "Aula 4",giorno: "Lune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Laboratorio Cinese Ex</text:p>
          </table:table-cell>
          <table:table-cell table:style-name="ce1" office:value-type="string" calcext:value-type="string">
            <text:p>Laboratorio 1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0:05</text:p>
          </table:table-cell>
          <table:table-cell table:style-name="ce4" office:value-type="string" calcext:value-type="string">
            <text:p>11:35</text:p>
          </table:table-cell>
          <table:table-cell table:style-name="ce9" table:formula="of:=ORG.LIBREOFFICE.REGEX([.E12];&quot;:[0-9]+&quot;; &quot;&quot;)*12 + ORG.LIBREOFFICE.REGEX([.E12];&quot;[0-9]+:&quot;; &quot;&quot;)/5" office:value-type="float" office:value="121" calcext:value-type="float">
            <text:p>121</text:p>
          </table:table-cell>
          <table:table-cell table:style-name="ce9" table:formula="of:=ORG.LIBREOFFICE.REGEX([.F12];&quot;:[0-9]+&quot;; &quot;&quot;)*12 + ORG.LIBREOFFICE.REGEX([.F12];&quot;[0-9]+:&quot;; &quot;&quot;)/5" office:value-type="float" office:value="139" calcext:value-type="float">
            <text:p>139</text:p>
          </table:table-cell>
          <table:table-cell table:style-name="ce9" table:formula="of:=CONCATENATE([.J$1];CAM([.$A$1]);SRI([.A12]);CAM([.B$1]);SRI([.B12]);CAM([.C$1]);SRI([.C12]);CAM([.D$1]);SRI([.D12]);CAM([.E$1]);NRO([.G12]);CAM([.F$1]);[.H12];[.N$1])" office:value-type="string" office:string-value="{persona: &quot;Swami&quot;,materia: &quot;Laboratorio Cinese Ex&quot;,aula: &quot;Laboratorio 1&quot;,giorno: &quot;Martedì&quot;,inizio: 121,fine: 139}," calcext:value-type="string">
            <text:p>{persona: "Swami",materia: "Laboratorio Cinese Ex",aula: "Laboratorio 1",giorno: "Mart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Inglese Ex</text:p>
          </table:table-cell>
          <table:table-cell table:style-name="ce1" office:value-type="string" calcext:value-type="string">
            <text:p>Aula 11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1:40</text:p>
          </table:table-cell>
          <table:table-cell table:style-name="ce4" office:value-type="string" calcext:value-type="string">
            <text:p>13:10</text:p>
          </table:table-cell>
          <table:table-cell table:style-name="ce9" table:formula="of:=ORG.LIBREOFFICE.REGEX([.E13];&quot;:[0-9]+&quot;; &quot;&quot;)*12 + ORG.LIBREOFFICE.REGEX([.E13];&quot;[0-9]+:&quot;; &quot;&quot;)/5" office:value-type="float" office:value="140" calcext:value-type="float">
            <text:p>140</text:p>
          </table:table-cell>
          <table:table-cell table:style-name="ce9" table:formula="of:=ORG.LIBREOFFICE.REGEX([.F13];&quot;:[0-9]+&quot;; &quot;&quot;)*12 + ORG.LIBREOFFICE.REGEX([.F13];&quot;[0-9]+:&quot;; &quot;&quot;)/5" office:value-type="float" office:value="158" calcext:value-type="float">
            <text:p>158</text:p>
          </table:table-cell>
          <table:table-cell table:style-name="ce9" table:formula="of:=CONCATENATE([.J$1];CAM([.$A$1]);SRI([.A13]);CAM([.B$1]);SRI([.B13]);CAM([.C$1]);SRI([.C13]);CAM([.D$1]);SRI([.D13]);CAM([.E$1]);NRO([.G13]);CAM([.F$1]);[.H13];[.N$1])" office:value-type="string" office:string-value="{persona: &quot;Swami&quot;,materia: &quot;Inglese Ex&quot;,aula: &quot;Aula 11&quot;,giorno: &quot;Martedì&quot;,inizio: 140,fine: 158}," calcext:value-type="string">
            <text:p>{persona: "Swami",materia: "Inglese Ex",aula: "Aula 11",giorno: "Martedì",inizio: 140,fine: 158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English Language and Communication Skills</text:p>
          </table:table-cell>
          <table:table-cell table:style-name="ce1" office:value-type="string" calcext:value-type="string">
            <text:p>Aula 7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3:10</text:p>
          </table:table-cell>
          <table:table-cell table:style-name="ce4" office:value-type="string" calcext:value-type="string">
            <text:p>14:45</text:p>
          </table:table-cell>
          <table:table-cell table:style-name="ce9" table:formula="of:=ORG.LIBREOFFICE.REGEX([.E14];&quot;:[0-9]+&quot;; &quot;&quot;)*12 + ORG.LIBREOFFICE.REGEX([.E14];&quot;[0-9]+:&quot;; &quot;&quot;)/5" office:value-type="float" office:value="158" calcext:value-type="float">
            <text:p>158</text:p>
          </table:table-cell>
          <table:table-cell table:style-name="ce9" table:formula="of:=ORG.LIBREOFFICE.REGEX([.F14];&quot;:[0-9]+&quot;; &quot;&quot;)*12 + ORG.LIBREOFFICE.REGEX([.F14];&quot;[0-9]+:&quot;; &quot;&quot;)/5" office:value-type="float" office:value="177" calcext:value-type="float">
            <text:p>177</text:p>
          </table:table-cell>
          <table:table-cell table:style-name="ce9" table:formula="of:=CONCATENATE([.J$1];CAM([.$A$1]);SRI([.A14]);CAM([.B$1]);SRI([.B14]);CAM([.C$1]);SRI([.C14]);CAM([.D$1]);SRI([.D14]);CAM([.E$1]);NRO([.G14]);CAM([.F$1]);[.H14];[.N$1])" office:value-type="string" office:string-value="{persona: &quot;Swami&quot;,materia: &quot;English Language and Communication Skills&quot;,aula: &quot;Aula 7&quot;,giorno: &quot;Martedì&quot;,inizio: 158,fine: 177}," calcext:value-type="string">
            <text:p>{persona: "Swami",materia: "English Language and Communication Skills",aula: "Aula 7",giorno: "Martedì",inizio: 158,fine: 177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Linguaggi dello Spettacolo</text:p>
          </table:table-cell>
          <table:table-cell table:style-name="ce1" office:value-type="string" calcext:value-type="string">
            <text:p>Aula 7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4:50</text:p>
          </table:table-cell>
          <table:table-cell table:style-name="ce4" office:value-type="string" calcext:value-type="string">
            <text:p>16:20</text:p>
          </table:table-cell>
          <table:table-cell table:style-name="ce9" table:formula="of:=ORG.LIBREOFFICE.REGEX([.E15];&quot;:[0-9]+&quot;; &quot;&quot;)*12 + ORG.LIBREOFFICE.REGEX([.E15];&quot;[0-9]+:&quot;; &quot;&quot;)/5" office:value-type="float" office:value="178" calcext:value-type="float">
            <text:p>178</text:p>
          </table:table-cell>
          <table:table-cell table:style-name="ce9" table:formula="of:=ORG.LIBREOFFICE.REGEX([.F15];&quot;:[0-9]+&quot;; &quot;&quot;)*12 + ORG.LIBREOFFICE.REGEX([.F15];&quot;[0-9]+:&quot;; &quot;&quot;)/5" office:value-type="float" office:value="196" calcext:value-type="float">
            <text:p>196</text:p>
          </table:table-cell>
          <table:table-cell table:style-name="ce9" table:formula="of:=CONCATENATE([.J$1];CAM([.$A$1]);SRI([.A15]);CAM([.B$1]);SRI([.B15]);CAM([.C$1]);SRI([.C15]);CAM([.D$1]);SRI([.D15]);CAM([.E$1]);NRO([.G15]);CAM([.F$1]);[.H15];[.N$1])" office:value-type="string" office:string-value="{persona: &quot;Swami&quot;,materia: &quot;Linguaggi dello Spettacolo&quot;,aula: &quot;Aula 7&quot;,giorno: &quot;Martedì&quot;,inizio: 178,fine: 196}," calcext:value-type="string">
            <text:p>{persona: "Swami",materia: "Linguaggi dello Spettacolo",aula: "Aula 7",giorno: "Martedì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Russo 1 Ex</text:p>
          </table:table-cell>
          <table:table-cell table:style-name="ce1" office:value-type="string" calcext:value-type="string">
            <text:p>Aula 4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6:25</text:p>
          </table:table-cell>
          <table:table-cell table:style-name="ce4" office:value-type="string" calcext:value-type="string">
            <text:p>17:55</text:p>
          </table:table-cell>
          <table:table-cell table:style-name="ce9" table:formula="of:=ORG.LIBREOFFICE.REGEX([.E16];&quot;:[0-9]+&quot;; &quot;&quot;)*12 + ORG.LIBREOFFICE.REGEX([.E16];&quot;[0-9]+:&quot;; &quot;&quot;)/5" office:value-type="float" office:value="197" calcext:value-type="float">
            <text:p>197</text:p>
          </table:table-cell>
          <table:table-cell table:style-name="ce9" table:formula="of:=ORG.LIBREOFFICE.REGEX([.F16];&quot;:[0-9]+&quot;; &quot;&quot;)*12 + ORG.LIBREOFFICE.REGEX([.F16];&quot;[0-9]+:&quot;; &quot;&quot;)/5" office:value-type="float" office:value="215" calcext:value-type="float">
            <text:p>215</text:p>
          </table:table-cell>
          <table:table-cell table:style-name="ce9" table:formula="of:=CONCATENATE([.J$1];CAM([.$A$1]);SRI([.A16]);CAM([.B$1]);SRI([.B16]);CAM([.C$1]);SRI([.C16]);CAM([.D$1]);SRI([.D16]);CAM([.E$1]);NRO([.G16]);CAM([.F$1]);[.H16];[.N$1])" office:value-type="string" office:string-value="{persona: &quot;Swami&quot;,materia: &quot;Russo 1 Ex&quot;,aula: &quot;Aula 4&quot;,giorno: &quot;Martedì&quot;,inizio: 197,fine: 215}," calcext:value-type="string">
            <text:p>{persona: "Swami",materia: "Russo 1 Ex",aula: "Aula 4",giorno: "Marte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Laboratorio Cinese Ex</text:p>
          </table:table-cell>
          <table:table-cell table:style-name="ce1" office:value-type="string" calcext:value-type="string">
            <text:p>Aula 2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0:05</text:p>
          </table:table-cell>
          <table:table-cell table:style-name="ce4" office:value-type="string" calcext:value-type="string">
            <text:p>11:35</text:p>
          </table:table-cell>
          <table:table-cell table:style-name="ce9" table:formula="of:=ORG.LIBREOFFICE.REGEX([.E17];&quot;:[0-9]+&quot;; &quot;&quot;)*12 + ORG.LIBREOFFICE.REGEX([.E17];&quot;[0-9]+:&quot;; &quot;&quot;)/5" office:value-type="float" office:value="121" calcext:value-type="float">
            <text:p>121</text:p>
          </table:table-cell>
          <table:table-cell table:style-name="ce9" table:formula="of:=ORG.LIBREOFFICE.REGEX([.F17];&quot;:[0-9]+&quot;; &quot;&quot;)*12 + ORG.LIBREOFFICE.REGEX([.F17];&quot;[0-9]+:&quot;; &quot;&quot;)/5" office:value-type="float" office:value="139" calcext:value-type="float">
            <text:p>139</text:p>
          </table:table-cell>
          <table:table-cell table:style-name="ce9" table:formula="of:=CONCATENATE([.J$1];CAM([.$A$1]);SRI([.A17]);CAM([.B$1]);SRI([.B17]);CAM([.C$1]);SRI([.C17]);CAM([.D$1]);SRI([.D17]);CAM([.E$1]);NRO([.G17]);CAM([.F$1]);[.H17];[.N$1])" office:value-type="string" office:string-value="{persona: &quot;Swami&quot;,materia: &quot;Laboratorio Cinese Ex&quot;,aula: &quot;Aula 2&quot;,giorno: &quot;Mercoledì&quot;,inizio: 121,fine: 139}," calcext:value-type="string">
            <text:p>{persona: "Swami",materia: "Laboratorio Cinese Ex",aula: "Aula 2",giorno: "Mercol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Inglese Ex</text:p>
          </table:table-cell>
          <table:table-cell table:style-name="ce1" office:value-type="string" calcext:value-type="string">
            <text:p>Laboratorio Lingue A1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1:40</text:p>
          </table:table-cell>
          <table:table-cell table:style-name="ce4" office:value-type="string" calcext:value-type="string">
            <text:p>13:10</text:p>
          </table:table-cell>
          <table:table-cell table:style-name="ce9" table:formula="of:=ORG.LIBREOFFICE.REGEX([.E18];&quot;:[0-9]+&quot;; &quot;&quot;)*12 + ORG.LIBREOFFICE.REGEX([.E18];&quot;[0-9]+:&quot;; &quot;&quot;)/5" office:value-type="float" office:value="140" calcext:value-type="float">
            <text:p>140</text:p>
          </table:table-cell>
          <table:table-cell table:style-name="ce9" table:formula="of:=ORG.LIBREOFFICE.REGEX([.F18];&quot;:[0-9]+&quot;; &quot;&quot;)*12 + ORG.LIBREOFFICE.REGEX([.F18];&quot;[0-9]+:&quot;; &quot;&quot;)/5" office:value-type="float" office:value="158" calcext:value-type="float">
            <text:p>158</text:p>
          </table:table-cell>
          <table:table-cell table:style-name="ce9" table:formula="of:=CONCATENATE([.J$1];CAM([.$A$1]);SRI([.A18]);CAM([.B$1]);SRI([.B18]);CAM([.C$1]);SRI([.C18]);CAM([.D$1]);SRI([.D18]);CAM([.E$1]);NRO([.G18]);CAM([.F$1]);[.H18];[.N$1])" office:value-type="string" office:string-value="{persona: &quot;Swami&quot;,materia: &quot;Inglese Ex&quot;,aula: &quot;Laboratorio Lingue A1&quot;,giorno: &quot;Mercoledì&quot;,inizio: 140,fine: 158}," calcext:value-type="string">
            <text:p>{persona: "Swami",materia: "Inglese Ex",aula: "Laboratorio Lingue A1",giorno: "Mercoledì",inizio: 140,fine: 158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English Language and Communication Skills</text:p>
          </table:table-cell>
          <table:table-cell table:style-name="ce1" office:value-type="string" calcext:value-type="string">
            <text:p>Aula 7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3:10</text:p>
          </table:table-cell>
          <table:table-cell table:style-name="ce4" office:value-type="string" calcext:value-type="string">
            <text:p>14:45</text:p>
          </table:table-cell>
          <table:table-cell table:style-name="ce9" table:formula="of:=ORG.LIBREOFFICE.REGEX([.E19];&quot;:[0-9]+&quot;; &quot;&quot;)*12 + ORG.LIBREOFFICE.REGEX([.E19];&quot;[0-9]+:&quot;; &quot;&quot;)/5" office:value-type="float" office:value="158" calcext:value-type="float">
            <text:p>158</text:p>
          </table:table-cell>
          <table:table-cell table:style-name="ce9" table:formula="of:=ORG.LIBREOFFICE.REGEX([.F19];&quot;:[0-9]+&quot;; &quot;&quot;)*12 + ORG.LIBREOFFICE.REGEX([.F19];&quot;[0-9]+:&quot;; &quot;&quot;)/5" office:value-type="float" office:value="177" calcext:value-type="float">
            <text:p>177</text:p>
          </table:table-cell>
          <table:table-cell table:style-name="ce9" table:formula="of:=CONCATENATE([.J$1];CAM([.$A$1]);SRI([.A19]);CAM([.B$1]);SRI([.B19]);CAM([.C$1]);SRI([.C19]);CAM([.D$1]);SRI([.D19]);CAM([.E$1]);NRO([.G19]);CAM([.F$1]);[.H19];[.N$1])" office:value-type="string" office:string-value="{persona: &quot;Swami&quot;,materia: &quot;English Language and Communication Skills&quot;,aula: &quot;Aula 7&quot;,giorno: &quot;Mercoledì&quot;,inizio: 158,fine: 177}," calcext:value-type="string">
            <text:p>{persona: "Swami",materia: "English Language and Communication Skills",aula: "Aula 7",giorno: "Mercoledì",inizio: 158,fine: 177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Linguaggi dello Spettacolo</text:p>
          </table:table-cell>
          <table:table-cell table:style-name="ce1" office:value-type="string" calcext:value-type="string">
            <text:p>Aula 9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4:50</text:p>
          </table:table-cell>
          <table:table-cell table:style-name="ce4" office:value-type="string" calcext:value-type="string">
            <text:p>16:20</text:p>
          </table:table-cell>
          <table:table-cell table:style-name="ce9" table:formula="of:=ORG.LIBREOFFICE.REGEX([.E20];&quot;:[0-9]+&quot;; &quot;&quot;)*12 + ORG.LIBREOFFICE.REGEX([.E20];&quot;[0-9]+:&quot;; &quot;&quot;)/5" office:value-type="float" office:value="178" calcext:value-type="float">
            <text:p>178</text:p>
          </table:table-cell>
          <table:table-cell table:style-name="ce9" table:formula="of:=ORG.LIBREOFFICE.REGEX([.F20];&quot;:[0-9]+&quot;; &quot;&quot;)*12 + ORG.LIBREOFFICE.REGEX([.F20];&quot;[0-9]+:&quot;; &quot;&quot;)/5" office:value-type="float" office:value="196" calcext:value-type="float">
            <text:p>196</text:p>
          </table:table-cell>
          <table:table-cell table:style-name="ce9" table:formula="of:=CONCATENATE([.J$1];CAM([.$A$1]);SRI([.A20]);CAM([.B$1]);SRI([.B20]);CAM([.C$1]);SRI([.C20]);CAM([.D$1]);SRI([.D20]);CAM([.E$1]);NRO([.G20]);CAM([.F$1]);[.H20];[.N$1])" office:value-type="string" office:string-value="{persona: &quot;Swami&quot;,materia: &quot;Linguaggi dello Spettacolo&quot;,aula: &quot;Aula 9&quot;,giorno: &quot;Mercoledì&quot;,inizio: 178,fine: 196}," calcext:value-type="string">
            <text:p>{persona: "Swami",materia: "Linguaggi dello Spettacolo",aula: "Aula 9",giorno: "Mercoledì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Laboratorio Cinese</text:p>
          </table:table-cell>
          <table:table-cell table:style-name="ce1" office:value-type="string" calcext:value-type="string">
            <text:p>Aula 4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0:05</text:p>
          </table:table-cell>
          <table:table-cell table:style-name="ce4" office:value-type="string" calcext:value-type="string">
            <text:p>11:35</text:p>
          </table:table-cell>
          <table:table-cell table:style-name="ce9" table:formula="of:=ORG.LIBREOFFICE.REGEX([.E21];&quot;:[0-9]+&quot;; &quot;&quot;)*12 + ORG.LIBREOFFICE.REGEX([.E21];&quot;[0-9]+:&quot;; &quot;&quot;)/5" office:value-type="float" office:value="121" calcext:value-type="float">
            <text:p>121</text:p>
          </table:table-cell>
          <table:table-cell table:style-name="ce9" table:formula="of:=ORG.LIBREOFFICE.REGEX([.F21];&quot;:[0-9]+&quot;; &quot;&quot;)*12 + ORG.LIBREOFFICE.REGEX([.F21];&quot;[0-9]+:&quot;; &quot;&quot;)/5" office:value-type="float" office:value="139" calcext:value-type="float">
            <text:p>139</text:p>
          </table:table-cell>
          <table:table-cell table:style-name="ce9" table:formula="of:=CONCATENATE([.J$1];CAM([.$A$1]);SRI([.A21]);CAM([.B$1]);SRI([.B21]);CAM([.C$1]);SRI([.C21]);CAM([.D$1]);SRI([.D21]);CAM([.E$1]);NRO([.G21]);CAM([.F$1]);[.H21];[.N$1])" office:value-type="string" office:string-value="{persona: &quot;Swami&quot;,materia: &quot;Laboratorio Cinese&quot;,aula: &quot;Aula 4&quot;,giorno: &quot;Giovedì&quot;,inizio: 121,fine: 139}," calcext:value-type="string">
            <text:p>{persona: "Swami",materia: "Laboratorio Cinese",aula: "Aula 4",giorno: "Giov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Russo 1 Ex</text:p>
          </table:table-cell>
          <table:table-cell table:style-name="ce1" office:value-type="string" calcext:value-type="string">
            <text:p>Aula 6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4:50</text:p>
          </table:table-cell>
          <table:table-cell table:style-name="ce4" office:value-type="string" calcext:value-type="string">
            <text:p>16:20</text:p>
          </table:table-cell>
          <table:table-cell table:style-name="ce9" table:formula="of:=ORG.LIBREOFFICE.REGEX([.E22];&quot;:[0-9]+&quot;; &quot;&quot;)*12 + ORG.LIBREOFFICE.REGEX([.E22];&quot;[0-9]+:&quot;; &quot;&quot;)/5" office:value-type="float" office:value="178" calcext:value-type="float">
            <text:p>178</text:p>
          </table:table-cell>
          <table:table-cell table:style-name="ce9" table:formula="of:=ORG.LIBREOFFICE.REGEX([.F22];&quot;:[0-9]+&quot;; &quot;&quot;)*12 + ORG.LIBREOFFICE.REGEX([.F22];&quot;[0-9]+:&quot;; &quot;&quot;)/5" office:value-type="float" office:value="196" calcext:value-type="float">
            <text:p>196</text:p>
          </table:table-cell>
          <table:table-cell table:style-name="ce9" table:formula="of:=CONCATENATE([.J$1];CAM([.$A$1]);SRI([.A22]);CAM([.B$1]);SRI([.B22]);CAM([.C$1]);SRI([.C22]);CAM([.D$1]);SRI([.D22]);CAM([.E$1]);NRO([.G22]);CAM([.F$1]);[.H22];[.N$1])" office:value-type="string" office:string-value="{persona: &quot;Swami&quot;,materia: &quot;Russo 1 Ex&quot;,aula: &quot;Aula 6&quot;,giorno: &quot;Giovedì&quot;,inizio: 178,fine: 196}," calcext:value-type="string">
            <text:p>{persona: "Swami",materia: "Russo 1 Ex",aula: "Aula 6",giorno: "Giovedì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Tedesco 3 Ex</text:p>
          </table:table-cell>
          <table:table-cell table:style-name="ce1" office:value-type="string" calcext:value-type="string">
            <text:p>Aula 3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1:40</text:p>
          </table:table-cell>
          <table:table-cell table:style-name="ce4" office:value-type="string" calcext:value-type="string">
            <text:p>13:10</text:p>
          </table:table-cell>
          <table:table-cell table:style-name="ce9" table:formula="of:=ORG.LIBREOFFICE.REGEX([.E23];&quot;:[0-9]+&quot;; &quot;&quot;)*12 + ORG.LIBREOFFICE.REGEX([.E23];&quot;[0-9]+:&quot;; &quot;&quot;)/5" office:value-type="float" office:value="140" calcext:value-type="float">
            <text:p>140</text:p>
          </table:table-cell>
          <table:table-cell table:style-name="ce9" table:formula="of:=ORG.LIBREOFFICE.REGEX([.F23];&quot;:[0-9]+&quot;; &quot;&quot;)*12 + ORG.LIBREOFFICE.REGEX([.F23];&quot;[0-9]+:&quot;; &quot;&quot;)/5" office:value-type="float" office:value="158" calcext:value-type="float">
            <text:p>158</text:p>
          </table:table-cell>
          <table:table-cell table:style-name="ce9" table:formula="of:=CONCATENATE([.J$1];CAM([.$A$1]);SRI([.A23]);CAM([.B$1]);SRI([.B23]);CAM([.C$1]);SRI([.C23]);CAM([.D$1]);SRI([.D23]);CAM([.E$1]);NRO([.G23]);CAM([.F$1]);[.H23];[.N$1])" office:value-type="string" office:string-value="{persona: &quot;Alessio&quot;,materia: &quot;Tedesco 3 Ex&quot;,aula: &quot;Aula 3&quot;,giorno: &quot;Lunedì&quot;,inizio: 140,fine: 158}," calcext:value-type="string">
            <text:p>{persona: "Alessio",materia: "Tedesco 3 Ex",aula: "Aula 3",giorno: "Lunedì",inizio: 140,fine: 158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Inglese 3 Ex</text:p>
          </table:table-cell>
          <table:table-cell table:style-name="ce1" office:value-type="string" calcext:value-type="string">
            <text:p>Aula Magna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6:25</text:p>
          </table:table-cell>
          <table:table-cell table:style-name="ce4" office:value-type="string" calcext:value-type="string">
            <text:p>17:55</text:p>
          </table:table-cell>
          <table:table-cell table:style-name="ce9" table:formula="of:=ORG.LIBREOFFICE.REGEX([.E24];&quot;:[0-9]+&quot;; &quot;&quot;)*12 + ORG.LIBREOFFICE.REGEX([.E24];&quot;[0-9]+:&quot;; &quot;&quot;)/5" office:value-type="float" office:value="197" calcext:value-type="float">
            <text:p>197</text:p>
          </table:table-cell>
          <table:table-cell table:style-name="ce9" table:formula="of:=ORG.LIBREOFFICE.REGEX([.F24];&quot;:[0-9]+&quot;; &quot;&quot;)*12 + ORG.LIBREOFFICE.REGEX([.F24];&quot;[0-9]+:&quot;; &quot;&quot;)/5" office:value-type="float" office:value="215" calcext:value-type="float">
            <text:p>215</text:p>
          </table:table-cell>
          <table:table-cell table:style-name="ce9" table:formula="of:=CONCATENATE([.J$1];CAM([.$A$1]);SRI([.A24]);CAM([.B$1]);SRI([.B24]);CAM([.C$1]);SRI([.C24]);CAM([.D$1]);SRI([.D24]);CAM([.E$1]);NRO([.G24]);CAM([.F$1]);[.H24];[.N$1])" office:value-type="string" office:string-value="{persona: &quot;Alessio&quot;,materia: &quot;Inglese 3 Ex&quot;,aula: &quot;Aula Magna&quot;,giorno: &quot;Lunedì&quot;,inizio: 197,fine: 215}," calcext:value-type="string">
            <text:p>{persona: "Alessio",materia: "Inglese 3 Ex",aula: "Aula Magna",giorno: "Lune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Filologia Germanica / Tedesco 3</text:p>
          </table:table-cell>
          <table:table-cell table:style-name="ce1" office:value-type="string" calcext:value-type="string">
            <text:p>Aula 11 / Aula 2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0:05</text:p>
          </table:table-cell>
          <table:table-cell table:style-name="ce4" office:value-type="string" calcext:value-type="string">
            <text:p>11:35</text:p>
          </table:table-cell>
          <table:table-cell table:style-name="ce9" table:formula="of:=ORG.LIBREOFFICE.REGEX([.E25];&quot;:[0-9]+&quot;; &quot;&quot;)*12 + ORG.LIBREOFFICE.REGEX([.E25];&quot;[0-9]+:&quot;; &quot;&quot;)/5" office:value-type="float" office:value="121" calcext:value-type="float">
            <text:p>121</text:p>
          </table:table-cell>
          <table:table-cell table:style-name="ce9" table:formula="of:=ORG.LIBREOFFICE.REGEX([.F25];&quot;:[0-9]+&quot;; &quot;&quot;)*12 + ORG.LIBREOFFICE.REGEX([.F25];&quot;[0-9]+:&quot;; &quot;&quot;)/5" office:value-type="float" office:value="139" calcext:value-type="float">
            <text:p>139</text:p>
          </table:table-cell>
          <table:table-cell table:style-name="ce9" table:formula="of:=CONCATENATE([.J$1];CAM([.$A$1]);SRI([.A25]);CAM([.B$1]);SRI([.B25]);CAM([.C$1]);SRI([.C25]);CAM([.D$1]);SRI([.D25]);CAM([.E$1]);NRO([.G25]);CAM([.F$1]);[.H25];[.N$1])" office:value-type="string" office:string-value="{persona: &quot;Alessio&quot;,materia: &quot;Filologia Germanica / Tedesco 3&quot;,aula: &quot;Aula 11 / Aula 2&quot;,giorno: &quot;Martedì&quot;,inizio: 121,fine: 139}," calcext:value-type="string">
            <text:p>{persona: "Alessio",materia: "Filologia Germanica / Tedesco 3",aula: "Aula 11 / Aula 2",giorno: "Mart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Tedesco 3 Ex</text:p>
          </table:table-cell>
          <table:table-cell table:style-name="ce1" office:value-type="string" calcext:value-type="string">
            <text:p>Aula 3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4:50</text:p>
          </table:table-cell>
          <table:table-cell table:style-name="ce4" office:value-type="string" calcext:value-type="string">
            <text:p>16:20</text:p>
          </table:table-cell>
          <table:table-cell table:style-name="ce9" table:formula="of:=ORG.LIBREOFFICE.REGEX([.E26];&quot;:[0-9]+&quot;; &quot;&quot;)*12 + ORG.LIBREOFFICE.REGEX([.E26];&quot;[0-9]+:&quot;; &quot;&quot;)/5" office:value-type="float" office:value="178" calcext:value-type="float">
            <text:p>178</text:p>
          </table:table-cell>
          <table:table-cell table:style-name="ce9" table:formula="of:=ORG.LIBREOFFICE.REGEX([.F26];&quot;:[0-9]+&quot;; &quot;&quot;)*12 + ORG.LIBREOFFICE.REGEX([.F26];&quot;[0-9]+:&quot;; &quot;&quot;)/5" office:value-type="float" office:value="196" calcext:value-type="float">
            <text:p>196</text:p>
          </table:table-cell>
          <table:table-cell table:style-name="ce9" table:formula="of:=CONCATENATE([.J$1];CAM([.$A$1]);SRI([.A26]);CAM([.B$1]);SRI([.B26]);CAM([.C$1]);SRI([.C26]);CAM([.D$1]);SRI([.D26]);CAM([.E$1]);NRO([.G26]);CAM([.F$1]);[.H26];[.N$1])" office:value-type="string" office:string-value="{persona: &quot;Alessio&quot;,materia: &quot;Tedesco 3 Ex&quot;,aula: &quot;Aula 3&quot;,giorno: &quot;Martedì&quot;,inizio: 178,fine: 196}," calcext:value-type="string">
            <text:p>{persona: "Alessio",materia: "Tedesco 3 Ex",aula: "Aula 3",giorno: "Martedì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???</text:p>
          </table:table-cell>
          <table:table-cell table:style-name="ce1" office:value-type="string" calcext:value-type="string">
            <text:p>Aula Magna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3:10</text:p>
          </table:table-cell>
          <table:table-cell table:style-name="ce4" office:value-type="string" calcext:value-type="string">
            <text:p>14:45</text:p>
          </table:table-cell>
          <table:table-cell table:style-name="ce9" table:formula="of:=ORG.LIBREOFFICE.REGEX([.E27];&quot;:[0-9]+&quot;; &quot;&quot;)*12 + ORG.LIBREOFFICE.REGEX([.E27];&quot;[0-9]+:&quot;; &quot;&quot;)/5" office:value-type="float" office:value="158" calcext:value-type="float">
            <text:p>158</text:p>
          </table:table-cell>
          <table:table-cell table:style-name="ce9" table:formula="of:=ORG.LIBREOFFICE.REGEX([.F27];&quot;:[0-9]+&quot;; &quot;&quot;)*12 + ORG.LIBREOFFICE.REGEX([.F27];&quot;[0-9]+:&quot;; &quot;&quot;)/5" office:value-type="float" office:value="177" calcext:value-type="float">
            <text:p>177</text:p>
          </table:table-cell>
          <table:table-cell table:style-name="ce9" table:formula="of:=CONCATENATE([.J$1];CAM([.$A$1]);SRI([.A27]);CAM([.B$1]);SRI([.B27]);CAM([.C$1]);SRI([.C27]);CAM([.D$1]);SRI([.D27]);CAM([.E$1]);NRO([.G27]);CAM([.F$1]);[.H27];[.N$1])" office:value-type="string" office:string-value="{persona: &quot;Alessio&quot;,materia: &quot;???&quot;,aula: &quot;Aula Magna&quot;,giorno: &quot;Mercoledì&quot;,inizio: 158,fine: 177}," calcext:value-type="string">
            <text:p>{persona: "Alessio",materia: "???",aula: "Aula Magna",giorno: "Mercoledì",inizio: 158,fine: 177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Inglese 3 Ex</text:p>
          </table:table-cell>
          <table:table-cell table:style-name="ce1" office:value-type="string" calcext:value-type="string">
            <text:p>Aula 7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4:50</text:p>
          </table:table-cell>
          <table:table-cell table:style-name="ce4" office:value-type="string" calcext:value-type="string">
            <text:p>16:20</text:p>
          </table:table-cell>
          <table:table-cell table:style-name="ce9" table:formula="of:=ORG.LIBREOFFICE.REGEX([.E28];&quot;:[0-9]+&quot;; &quot;&quot;)*12 + ORG.LIBREOFFICE.REGEX([.E28];&quot;[0-9]+:&quot;; &quot;&quot;)/5" office:value-type="float" office:value="178" calcext:value-type="float">
            <text:p>178</text:p>
          </table:table-cell>
          <table:table-cell table:style-name="ce9" table:formula="of:=ORG.LIBREOFFICE.REGEX([.F28];&quot;:[0-9]+&quot;; &quot;&quot;)*12 + ORG.LIBREOFFICE.REGEX([.F28];&quot;[0-9]+:&quot;; &quot;&quot;)/5" office:value-type="float" office:value="196" calcext:value-type="float">
            <text:p>196</text:p>
          </table:table-cell>
          <table:table-cell table:style-name="ce9" table:formula="of:=CONCATENATE([.J$1];CAM([.$A$1]);SRI([.A28]);CAM([.B$1]);SRI([.B28]);CAM([.C$1]);SRI([.C28]);CAM([.D$1]);SRI([.D28]);CAM([.E$1]);NRO([.G28]);CAM([.F$1]);[.H28];[.N$1])" office:value-type="string" office:string-value="{persona: &quot;Alessio&quot;,materia: &quot;Inglese 3 Ex&quot;,aula: &quot;Aula 7&quot;,giorno: &quot;Mercoledì&quot;,inizio: 178,fine: 196}," calcext:value-type="string">
            <text:p>{persona: "Alessio",materia: "Inglese 3 Ex",aula: "Aula 7",giorno: "Mercoledì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Tedesco 3 Ex</text:p>
          </table:table-cell>
          <table:table-cell table:style-name="ce1" office:value-type="string" calcext:value-type="string">
            <text:p>Aula 3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6:25</text:p>
          </table:table-cell>
          <table:table-cell table:style-name="ce4" office:value-type="string" calcext:value-type="string">
            <text:p>17:55</text:p>
          </table:table-cell>
          <table:table-cell table:style-name="ce9" table:formula="of:=ORG.LIBREOFFICE.REGEX([.E29];&quot;:[0-9]+&quot;; &quot;&quot;)*12 + ORG.LIBREOFFICE.REGEX([.E29];&quot;[0-9]+:&quot;; &quot;&quot;)/5" office:value-type="float" office:value="197" calcext:value-type="float">
            <text:p>197</text:p>
          </table:table-cell>
          <table:table-cell table:style-name="ce9" table:formula="of:=ORG.LIBREOFFICE.REGEX([.F29];&quot;:[0-9]+&quot;; &quot;&quot;)*12 + ORG.LIBREOFFICE.REGEX([.F29];&quot;[0-9]+:&quot;; &quot;&quot;)/5" office:value-type="float" office:value="215" calcext:value-type="float">
            <text:p>215</text:p>
          </table:table-cell>
          <table:table-cell table:style-name="ce9" table:formula="of:=CONCATENATE([.J$1];CAM([.$A$1]);SRI([.A29]);CAM([.B$1]);SRI([.B29]);CAM([.C$1]);SRI([.C29]);CAM([.D$1]);SRI([.D29]);CAM([.E$1]);NRO([.G29]);CAM([.F$1]);[.H29];[.N$1])" office:value-type="string" office:string-value="{persona: &quot;Alessio&quot;,materia: &quot;Tedesco 3 Ex&quot;,aula: &quot;Aula 3&quot;,giorno: &quot;Mercoledì&quot;,inizio: 197,fine: 215}," calcext:value-type="string">
            <text:p>{persona: "Alessio",materia: "Tedesco 3 Ex",aula: "Aula 3",giorno: "Mercole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Filologia Germanica</text:p>
          </table:table-cell>
          <table:table-cell table:style-name="ce1" office:value-type="string" calcext:value-type="string">
            <text:p>Aula 11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0:05</text:p>
          </table:table-cell>
          <table:table-cell table:style-name="ce4" office:value-type="string" calcext:value-type="string">
            <text:p>11:35</text:p>
          </table:table-cell>
          <table:table-cell table:style-name="ce9" table:formula="of:=ORG.LIBREOFFICE.REGEX([.E30];&quot;:[0-9]+&quot;; &quot;&quot;)*12 + ORG.LIBREOFFICE.REGEX([.E30];&quot;[0-9]+:&quot;; &quot;&quot;)/5" office:value-type="float" office:value="121" calcext:value-type="float">
            <text:p>121</text:p>
          </table:table-cell>
          <table:table-cell table:style-name="ce9" table:formula="of:=ORG.LIBREOFFICE.REGEX([.F30];&quot;:[0-9]+&quot;; &quot;&quot;)*12 + ORG.LIBREOFFICE.REGEX([.F30];&quot;[0-9]+:&quot;; &quot;&quot;)/5" office:value-type="float" office:value="139" calcext:value-type="float">
            <text:p>139</text:p>
          </table:table-cell>
          <table:table-cell table:style-name="ce9" table:formula="of:=CONCATENATE([.J$1];CAM([.$A$1]);SRI([.A30]);CAM([.B$1]);SRI([.B30]);CAM([.C$1]);SRI([.C30]);CAM([.D$1]);SRI([.D30]);CAM([.E$1]);NRO([.G30]);CAM([.F$1]);[.H30];[.N$1])" office:value-type="string" office:string-value="{persona: &quot;Alessio&quot;,materia: &quot;Filologia Germanica&quot;,aula: &quot;Aula 11&quot;,giorno: &quot;Giovedì&quot;,inizio: 121,fine: 139}," calcext:value-type="string">
            <text:p>{persona: "Alessio",materia: "Filologia Germanica",aula: "Aula 11",giorno: "Giov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Inglese 3 Ex</text:p>
          </table:table-cell>
          <table:table-cell table:style-name="ce1" office:value-type="string" calcext:value-type="string">
            <text:p>Laboratorio Lingue A1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6:25</text:p>
          </table:table-cell>
          <table:table-cell table:style-name="ce4" office:value-type="string" calcext:value-type="string">
            <text:p>17:55</text:p>
          </table:table-cell>
          <table:table-cell table:style-name="ce9" table:formula="of:=ORG.LIBREOFFICE.REGEX([.E31];&quot;:[0-9]+&quot;; &quot;&quot;)*12 + ORG.LIBREOFFICE.REGEX([.E31];&quot;[0-9]+:&quot;; &quot;&quot;)/5" office:value-type="float" office:value="197" calcext:value-type="float">
            <text:p>197</text:p>
          </table:table-cell>
          <table:table-cell table:style-name="ce9" table:formula="of:=ORG.LIBREOFFICE.REGEX([.F31];&quot;:[0-9]+&quot;; &quot;&quot;)*12 + ORG.LIBREOFFICE.REGEX([.F31];&quot;[0-9]+:&quot;; &quot;&quot;)/5" office:value-type="float" office:value="215" calcext:value-type="float">
            <text:p>215</text:p>
          </table:table-cell>
          <table:table-cell table:style-name="ce9" table:formula="of:=CONCATENATE([.J$1];CAM([.$A$1]);SRI([.A31]);CAM([.B$1]);SRI([.B31]);CAM([.C$1]);SRI([.C31]);CAM([.D$1]);SRI([.D31]);CAM([.E$1]);NRO([.G31]);CAM([.F$1]);[.H31];[.N$1])" office:value-type="string" office:string-value="{persona: &quot;Alessio&quot;,materia: &quot;Inglese 3 Ex&quot;,aula: &quot;Laboratorio Lingue A1&quot;,giorno: &quot;Giovedì&quot;,inizio: 197,fine: 215}," calcext:value-type="string">
            <text:p>{persona: "Alessio",materia: "Inglese 3 Ex",aula: "Laboratorio Lingue A1",giorno: "Giove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Mediazione Orale Inglese</text:p>
          </table:table-cell>
          <table:table-cell table:style-name="ce1" office:value-type="string" calcext:value-type="string">
            <text:p>Didattica a Distanza</text:p>
          </table:table-cell>
          <table:table-cell table:style-name="ce1" office:value-type="string" calcext:value-type="string">
            <text:p>Venerdì</text:p>
          </table:table-cell>
          <table:table-cell table:style-name="ce4" office:value-type="string" calcext:value-type="string">
            <text:p>16:25</text:p>
          </table:table-cell>
          <table:table-cell table:style-name="ce4" office:value-type="string" calcext:value-type="string">
            <text:p>17:55</text:p>
          </table:table-cell>
          <table:table-cell table:style-name="ce9" table:formula="of:=ORG.LIBREOFFICE.REGEX([.E32];&quot;:[0-9]+&quot;; &quot;&quot;)*12 + ORG.LIBREOFFICE.REGEX([.E32];&quot;[0-9]+:&quot;; &quot;&quot;)/5" office:value-type="float" office:value="197" calcext:value-type="float">
            <text:p>197</text:p>
          </table:table-cell>
          <table:table-cell table:style-name="ce9" table:formula="of:=ORG.LIBREOFFICE.REGEX([.F32];&quot;:[0-9]+&quot;; &quot;&quot;)*12 + ORG.LIBREOFFICE.REGEX([.F32];&quot;[0-9]+:&quot;; &quot;&quot;)/5" office:value-type="float" office:value="215" calcext:value-type="float">
            <text:p>215</text:p>
          </table:table-cell>
          <table:table-cell table:style-name="ce9" table:formula="of:=CONCATENATE([.J$1];CAM([.$A$1]);SRI([.A32]);CAM([.B$1]);SRI([.B32]);CAM([.C$1]);SRI([.C32]);CAM([.D$1]);SRI([.D32]);CAM([.E$1]);NRO([.G32]);CAM([.F$1]);[.H32];[.N$1])" office:value-type="string" office:string-value="{persona: &quot;Alessio&quot;,materia: &quot;Mediazione Orale Inglese&quot;,aula: &quot;Didattica a Distanza&quot;,giorno: &quot;Venerdì&quot;,inizio: 197,fine: 215}," calcext:value-type="string">
            <text:p>{persona: "Alessio",materia: "Mediazione Orale Inglese",aula: "Didattica a Distanza",giorno: "Vener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Mediazione Orale Inglese</text:p>
          </table:table-cell>
          <table:table-cell table:style-name="ce1" office:value-type="string" calcext:value-type="string">
            <text:p>Didattica a Distanza</text:p>
          </table:table-cell>
          <table:table-cell table:style-name="ce1" office:value-type="string" calcext:value-type="string">
            <text:p>Venerdì</text:p>
          </table:table-cell>
          <table:table-cell table:style-name="ce4" office:value-type="string" calcext:value-type="string">
            <text:p>18:00</text:p>
          </table:table-cell>
          <table:table-cell table:style-name="ce4" office:value-type="string" calcext:value-type="string">
            <text:p>19:30</text:p>
          </table:table-cell>
          <table:table-cell table:style-name="ce9" table:formula="of:=ORG.LIBREOFFICE.REGEX([.E33];&quot;:[0-9]+&quot;; &quot;&quot;)*12 + ORG.LIBREOFFICE.REGEX([.E33];&quot;[0-9]+:&quot;; &quot;&quot;)/5" office:value-type="float" office:value="216" calcext:value-type="float">
            <text:p>216</text:p>
          </table:table-cell>
          <table:table-cell table:style-name="ce9" table:formula="of:=ORG.LIBREOFFICE.REGEX([.F33];&quot;:[0-9]+&quot;; &quot;&quot;)*12 + ORG.LIBREOFFICE.REGEX([.F33];&quot;[0-9]+:&quot;; &quot;&quot;)/5" office:value-type="float" office:value="234" calcext:value-type="float">
            <text:p>234</text:p>
          </table:table-cell>
          <table:table-cell table:style-name="ce9" table:formula="of:=CONCATENATE([.J$1];CAM([.$A$1]);SRI([.A33]);CAM([.B$1]);SRI([.B33]);CAM([.C$1]);SRI([.C33]);CAM([.D$1]);SRI([.D33]);CAM([.E$1]);NRO([.G33]);CAM([.F$1]);[.H33];[.N$1])" office:value-type="string" office:string-value="{persona: &quot;Alessio&quot;,materia: &quot;Mediazione Orale Inglese&quot;,aula: &quot;Didattica a Distanza&quot;,giorno: &quot;Venerdì&quot;,inizio: 216,fine: 234}," calcext:value-type="string">
            <text:p>{persona: "Alessio",materia: "Mediazione Orale Inglese",aula: "Didattica a Distanza",giorno: "Venerdì",inizio: 216,fine: 234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Programmazione 1</text:p>
          </table:table-cell>
          <table:table-cell table:style-name="ce4" office:value-type="string" calcext:value-type="string">
            <text:p>Aula Costa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4:30</text:p>
          </table:table-cell>
          <table:table-cell table:style-name="ce4" office:value-type="string" calcext:value-type="string">
            <text:p>16:15</text:p>
          </table:table-cell>
          <table:table-cell table:style-name="ce9" table:formula="of:=ORG.LIBREOFFICE.REGEX([.E34];&quot;:[0-9]+&quot;; &quot;&quot;)*12 + ORG.LIBREOFFICE.REGEX([.E34];&quot;[0-9]+:&quot;; &quot;&quot;)/5" office:value-type="float" office:value="174" calcext:value-type="float">
            <text:p>174</text:p>
          </table:table-cell>
          <table:table-cell table:style-name="ce9" table:formula="of:=ORG.LIBREOFFICE.REGEX([.F34];&quot;:[0-9]+&quot;; &quot;&quot;)*12 + ORG.LIBREOFFICE.REGEX([.F34];&quot;[0-9]+:&quot;; &quot;&quot;)/5" office:value-type="float" office:value="195" calcext:value-type="float">
            <text:p>195</text:p>
          </table:table-cell>
          <table:table-cell table:style-name="ce9" table:formula="of:=CONCATENATE([.J$1];CAM([.$A$1]);SRI([.A34]);CAM([.B$1]);SRI([.B34]);CAM([.C$1]);SRI([.C34]);CAM([.D$1]);SRI([.D34]);CAM([.E$1]);NRO([.G34]);CAM([.F$1]);[.H34];[.N$1])" office:value-type="string" office:string-value="{persona: &quot;Vargiu&quot;,materia: &quot;Programmazione 1&quot;,aula: &quot;Aula Costa&quot;,giorno: &quot;Lunedì&quot;,inizio: 174,fine: 195}," calcext:value-type="string">
            <text:p>{persona: "Vargiu",materia: "Programmazione 1",aula: "Aula Costa",giorno: "Lunedì",inizio: 174,fine: 195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Fondamenti di Informatica</text:p>
          </table:table-cell>
          <table:table-cell table:style-name="ce4" office:value-type="string" calcext:value-type="string">
            <text:p>Aula Costa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6:30</text:p>
          </table:table-cell>
          <table:table-cell table:style-name="ce4" office:value-type="string" calcext:value-type="string">
            <text:p>18:15</text:p>
          </table:table-cell>
          <table:table-cell table:style-name="ce9" table:formula="of:=ORG.LIBREOFFICE.REGEX([.E35];&quot;:[0-9]+&quot;; &quot;&quot;)*12 + ORG.LIBREOFFICE.REGEX([.E35];&quot;[0-9]+:&quot;; &quot;&quot;)/5" office:value-type="float" office:value="198" calcext:value-type="float">
            <text:p>198</text:p>
          </table:table-cell>
          <table:table-cell table:style-name="ce9" table:formula="of:=ORG.LIBREOFFICE.REGEX([.F35];&quot;:[0-9]+&quot;; &quot;&quot;)*12 + ORG.LIBREOFFICE.REGEX([.F35];&quot;[0-9]+:&quot;; &quot;&quot;)/5" office:value-type="float" office:value="219" calcext:value-type="float">
            <text:p>219</text:p>
          </table:table-cell>
          <table:table-cell table:style-name="ce9" table:formula="of:=CONCATENATE([.J$1];CAM([.$A$1]);SRI([.A35]);CAM([.B$1]);SRI([.B35]);CAM([.C$1]);SRI([.C35]);CAM([.D$1]);SRI([.D35]);CAM([.E$1]);NRO([.G35]);CAM([.F$1]);[.H35];[.N$1])" office:value-type="string" office:string-value="{persona: &quot;Vargiu&quot;,materia: &quot;Fondamenti di Informatica&quot;,aula: &quot;Aula Costa&quot;,giorno: &quot;Lunedì&quot;,inizio: 198,fine: 219}," calcext:value-type="string">
            <text:p>{persona: "Vargiu",materia: "Fondamenti di Informatica",aula: "Aula Costa",giorno: "Lunedì",inizio: 198,fine: 219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Analisi Matematica</text:p>
          </table:table-cell>
          <table:table-cell table:style-name="ce4" office:value-type="string" calcext:value-type="string">
            <text:p>Aula Costa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09:00</text:p>
          </table:table-cell>
          <table:table-cell table:style-name="ce4" office:value-type="string" calcext:value-type="string">
            <text:p>10:45</text:p>
          </table:table-cell>
          <table:table-cell table:style-name="ce9" table:formula="of:=ORG.LIBREOFFICE.REGEX([.E36];&quot;:[0-9]+&quot;; &quot;&quot;)*12 + ORG.LIBREOFFICE.REGEX([.E36];&quot;[0-9]+:&quot;; &quot;&quot;)/5" office:value-type="float" office:value="108" calcext:value-type="float">
            <text:p>108</text:p>
          </table:table-cell>
          <table:table-cell table:style-name="ce9" table:formula="of:=ORG.LIBREOFFICE.REGEX([.F36];&quot;:[0-9]+&quot;; &quot;&quot;)*12 + ORG.LIBREOFFICE.REGEX([.F36];&quot;[0-9]+:&quot;; &quot;&quot;)/5" office:value-type="float" office:value="129" calcext:value-type="float">
            <text:p>129</text:p>
          </table:table-cell>
          <table:table-cell table:style-name="ce9" table:formula="of:=CONCATENATE([.J$1];CAM([.$A$1]);SRI([.A36]);CAM([.B$1]);SRI([.B36]);CAM([.C$1]);SRI([.C36]);CAM([.D$1]);SRI([.D36]);CAM([.E$1]);NRO([.G36]);CAM([.F$1]);[.H36];[.N$1])" office:value-type="string" office:string-value="{persona: &quot;Vargiu&quot;,materia: &quot;Analisi Matematica&quot;,aula: &quot;Aula Costa&quot;,giorno: &quot;Martedì&quot;,inizio: 108,fine: 129}," calcext:value-type="string">
            <text:p>{persona: "Vargiu",materia: "Analisi Matematica",aula: "Aula Costa",giorno: "Martedì",inizio: 108,fine: 129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Programmazione 1 Ex</text:p>
          </table:table-cell>
          <table:table-cell table:style-name="ce4" office:value-type="string" calcext:value-type="string">
            <text:p>Laboratorio T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4:30</text:p>
          </table:table-cell>
          <table:table-cell table:style-name="ce4" office:value-type="string" calcext:value-type="string">
            <text:p>17:00</text:p>
          </table:table-cell>
          <table:table-cell table:style-name="ce9" table:formula="of:=ORG.LIBREOFFICE.REGEX([.E37];&quot;:[0-9]+&quot;; &quot;&quot;)*12 + ORG.LIBREOFFICE.REGEX([.E37];&quot;[0-9]+:&quot;; &quot;&quot;)/5" office:value-type="float" office:value="174" calcext:value-type="float">
            <text:p>174</text:p>
          </table:table-cell>
          <table:table-cell table:style-name="ce9" table:formula="of:=ORG.LIBREOFFICE.REGEX([.F37];&quot;:[0-9]+&quot;; &quot;&quot;)*12 + ORG.LIBREOFFICE.REGEX([.F37];&quot;[0-9]+:&quot;; &quot;&quot;)/5" office:value-type="float" office:value="204" calcext:value-type="float">
            <text:p>204</text:p>
          </table:table-cell>
          <table:table-cell table:style-name="ce9" table:formula="of:=CONCATENATE([.J$1];CAM([.$A$1]);SRI([.A37]);CAM([.B$1]);SRI([.B37]);CAM([.C$1]);SRI([.C37]);CAM([.D$1]);SRI([.D37]);CAM([.E$1]);NRO([.G37]);CAM([.F$1]);[.H37];[.N$1])" office:value-type="string" office:string-value="{persona: &quot;Vargiu&quot;,materia: &quot;Programmazione 1 Ex&quot;,aula: &quot;Laboratorio T&quot;,giorno: &quot;Martedì&quot;,inizio: 174,fine: 204}," calcext:value-type="string">
            <text:p>{persona: "Vargiu",materia: "Programmazione 1 Ex",aula: "Laboratorio T",giorno: "Martedì",inizio: 174,fine: 204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Fondamenti di Informatica</text:p>
          </table:table-cell>
          <table:table-cell table:style-name="ce4" office:value-type="string" calcext:value-type="string">
            <text:p>Aula Costa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4:30</text:p>
          </table:table-cell>
          <table:table-cell table:style-name="ce4" office:value-type="string" calcext:value-type="string">
            <text:p>16:15</text:p>
          </table:table-cell>
          <table:table-cell table:style-name="ce9" table:formula="of:=ORG.LIBREOFFICE.REGEX([.E38];&quot;:[0-9]+&quot;; &quot;&quot;)*12 + ORG.LIBREOFFICE.REGEX([.E38];&quot;[0-9]+:&quot;; &quot;&quot;)/5" office:value-type="float" office:value="174" calcext:value-type="float">
            <text:p>174</text:p>
          </table:table-cell>
          <table:table-cell table:style-name="ce9" table:formula="of:=ORG.LIBREOFFICE.REGEX([.F38];&quot;:[0-9]+&quot;; &quot;&quot;)*12 + ORG.LIBREOFFICE.REGEX([.F38];&quot;[0-9]+:&quot;; &quot;&quot;)/5" office:value-type="float" office:value="195" calcext:value-type="float">
            <text:p>195</text:p>
          </table:table-cell>
          <table:table-cell table:style-name="ce9" table:formula="of:=CONCATENATE([.J$1];CAM([.$A$1]);SRI([.A38]);CAM([.B$1]);SRI([.B38]);CAM([.C$1]);SRI([.C38]);CAM([.D$1]);SRI([.D38]);CAM([.E$1]);NRO([.G38]);CAM([.F$1]);[.H38];[.N$1])" office:value-type="string" office:string-value="{persona: &quot;Vargiu&quot;,materia: &quot;Fondamenti di Informatica&quot;,aula: &quot;Aula Costa&quot;,giorno: &quot;Mercoledì&quot;,inizio: 174,fine: 195}," calcext:value-type="string">
            <text:p>{persona: "Vargiu",materia: "Fondamenti di Informatica",aula: "Aula Costa",giorno: "Mercoledì",inizio: 174,fine: 195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Analisi Matematica</text:p>
          </table:table-cell>
          <table:table-cell table:style-name="ce4" office:value-type="string" calcext:value-type="string">
            <text:p>Aula Costa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1:00</text:p>
          </table:table-cell>
          <table:table-cell table:style-name="ce4" office:value-type="string" calcext:value-type="string">
            <text:p>12:45</text:p>
          </table:table-cell>
          <table:table-cell table:style-name="ce9" table:formula="of:=ORG.LIBREOFFICE.REGEX([.E39];&quot;:[0-9]+&quot;; &quot;&quot;)*12 + ORG.LIBREOFFICE.REGEX([.E39];&quot;[0-9]+:&quot;; &quot;&quot;)/5" office:value-type="float" office:value="132" calcext:value-type="float">
            <text:p>132</text:p>
          </table:table-cell>
          <table:table-cell table:style-name="ce9" table:formula="of:=ORG.LIBREOFFICE.REGEX([.F39];&quot;:[0-9]+&quot;; &quot;&quot;)*12 + ORG.LIBREOFFICE.REGEX([.F39];&quot;[0-9]+:&quot;; &quot;&quot;)/5" office:value-type="float" office:value="153" calcext:value-type="float">
            <text:p>153</text:p>
          </table:table-cell>
          <table:table-cell table:style-name="ce9" table:formula="of:=CONCATENATE([.J$1];CAM([.$A$1]);SRI([.A39]);CAM([.B$1]);SRI([.B39]);CAM([.C$1]);SRI([.C39]);CAM([.D$1]);SRI([.D39]);CAM([.E$1]);NRO([.G39]);CAM([.F$1]);[.H39];[.N$1])" office:value-type="string" office:string-value="{persona: &quot;Vargiu&quot;,materia: &quot;Analisi Matematica&quot;,aula: &quot;Aula Costa&quot;,giorno: &quot;Giovedì&quot;,inizio: 132,fine: 153}," calcext:value-type="string">
            <text:p>{persona: "Vargiu",materia: "Analisi Matematica",aula: "Aula Costa",giorno: "Giovedì",inizio: 132,fine: 153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Programmazione 1 Ex</text:p>
          </table:table-cell>
          <table:table-cell table:style-name="ce4" office:value-type="string" calcext:value-type="string">
            <text:p>Laboratorio T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4:30</text:p>
          </table:table-cell>
          <table:table-cell table:style-name="ce4" office:value-type="string" calcext:value-type="string">
            <text:p>17:00</text:p>
          </table:table-cell>
          <table:table-cell table:style-name="ce9" table:formula="of:=ORG.LIBREOFFICE.REGEX([.E40];&quot;:[0-9]+&quot;; &quot;&quot;)*12 + ORG.LIBREOFFICE.REGEX([.E40];&quot;[0-9]+:&quot;; &quot;&quot;)/5" office:value-type="float" office:value="174" calcext:value-type="float">
            <text:p>174</text:p>
          </table:table-cell>
          <table:table-cell table:style-name="ce9" table:formula="of:=ORG.LIBREOFFICE.REGEX([.F40];&quot;:[0-9]+&quot;; &quot;&quot;)*12 + ORG.LIBREOFFICE.REGEX([.F40];&quot;[0-9]+:&quot;; &quot;&quot;)/5" office:value-type="float" office:value="204" calcext:value-type="float">
            <text:p>204</text:p>
          </table:table-cell>
          <table:table-cell table:style-name="ce9" table:formula="of:=CONCATENATE([.J$1];CAM([.$A$1]);SRI([.A40]);CAM([.B$1]);SRI([.B40]);CAM([.C$1]);SRI([.C40]);CAM([.D$1]);SRI([.D40]);CAM([.E$1]);NRO([.G40]);CAM([.F$1]);[.H40];[.N$1])" office:value-type="string" office:string-value="{persona: &quot;Vargiu&quot;,materia: &quot;Programmazione 1 Ex&quot;,aula: &quot;Laboratorio T&quot;,giorno: &quot;Giovedì&quot;,inizio: 174,fine: 204}," calcext:value-type="string">
            <text:p>{persona: "Vargiu",materia: "Programmazione 1 Ex",aula: "Laboratorio T",giorno: "Giovedì",inizio: 174,fine: 204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Programmazione 1</text:p>
          </table:table-cell>
          <table:table-cell table:style-name="ce4" office:value-type="string" calcext:value-type="string">
            <text:p>Aula Costa</text:p>
          </table:table-cell>
          <table:table-cell table:style-name="ce1" office:value-type="string" calcext:value-type="string">
            <text:p>Venerdì</text:p>
          </table:table-cell>
          <table:table-cell table:style-name="ce4" office:value-type="string" calcext:value-type="string">
            <text:p>09:00</text:p>
          </table:table-cell>
          <table:table-cell table:style-name="ce4" office:value-type="string" calcext:value-type="string">
            <text:p>10:45</text:p>
          </table:table-cell>
          <table:table-cell table:style-name="ce9" table:formula="of:=ORG.LIBREOFFICE.REGEX([.E41];&quot;:[0-9]+&quot;; &quot;&quot;)*12 + ORG.LIBREOFFICE.REGEX([.E41];&quot;[0-9]+:&quot;; &quot;&quot;)/5" office:value-type="float" office:value="108" calcext:value-type="float">
            <text:p>108</text:p>
          </table:table-cell>
          <table:table-cell table:style-name="ce9" table:formula="of:=ORG.LIBREOFFICE.REGEX([.F41];&quot;:[0-9]+&quot;; &quot;&quot;)*12 + ORG.LIBREOFFICE.REGEX([.F41];&quot;[0-9]+:&quot;; &quot;&quot;)/5" office:value-type="float" office:value="129" calcext:value-type="float">
            <text:p>129</text:p>
          </table:table-cell>
          <table:table-cell table:style-name="ce9" table:formula="of:=CONCATENATE([.J$1];CAM([.$A$1]);SRI([.A41]);CAM([.B$1]);SRI([.B41]);CAM([.C$1]);SRI([.C41]);CAM([.D$1]);SRI([.D41]);CAM([.E$1]);NRO([.G41]);CAM([.F$1]);[.H41];[.N$1])" office:value-type="string" office:string-value="{persona: &quot;Vargiu&quot;,materia: &quot;Programmazione 1&quot;,aula: &quot;Aula Costa&quot;,giorno: &quot;Venerdì&quot;,inizio: 108,fine: 129}," calcext:value-type="string">
            <text:p>{persona: "Vargiu",materia: "Programmazione 1",aula: "Aula Costa",giorno: "Venerdì",inizio: 108,fine: 129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Analisi Matematica</text:p>
          </table:table-cell>
          <table:table-cell table:style-name="ce4" office:value-type="string" calcext:value-type="string">
            <text:p>Aula Costa</text:p>
          </table:table-cell>
          <table:table-cell table:style-name="ce1" office:value-type="string" calcext:value-type="string">
            <text:p>Venerdì</text:p>
          </table:table-cell>
          <table:table-cell table:style-name="ce4" office:value-type="string" calcext:value-type="string">
            <text:p>11:00</text:p>
          </table:table-cell>
          <table:table-cell table:style-name="ce4" office:value-type="string" calcext:value-type="string">
            <text:p>12:45</text:p>
          </table:table-cell>
          <table:table-cell table:style-name="ce9" table:formula="of:=ORG.LIBREOFFICE.REGEX([.E42];&quot;:[0-9]+&quot;; &quot;&quot;)*12 + ORG.LIBREOFFICE.REGEX([.E42];&quot;[0-9]+:&quot;; &quot;&quot;)/5" office:value-type="float" office:value="132" calcext:value-type="float">
            <text:p>132</text:p>
          </table:table-cell>
          <table:table-cell table:style-name="ce9" table:formula="of:=ORG.LIBREOFFICE.REGEX([.F42];&quot;:[0-9]+&quot;; &quot;&quot;)*12 + ORG.LIBREOFFICE.REGEX([.F42];&quot;[0-9]+:&quot;; &quot;&quot;)/5" office:value-type="float" office:value="153" calcext:value-type="float">
            <text:p>153</text:p>
          </table:table-cell>
          <table:table-cell table:style-name="ce9" table:formula="of:=CONCATENATE([.J$1];CAM([.$A$1]);SRI([.A42]);CAM([.B$1]);SRI([.B42]);CAM([.C$1]);SRI([.C42]);CAM([.D$1]);SRI([.D42]);CAM([.E$1]);NRO([.G42]);CAM([.F$1]);[.H42];[.N$1])" office:value-type="string" office:string-value="{persona: &quot;Vargiu&quot;,materia: &quot;Analisi Matematica&quot;,aula: &quot;Aula Costa&quot;,giorno: &quot;Venerdì&quot;,inizio: 132,fine: 153}," calcext:value-type="string">
            <text:p>{persona: "Vargiu",materia: "Analisi Matematica",aula: "Aula Costa",giorno: "Venerdì",inizio: 132,fine: 153},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43];&quot;:[0-9]+&quot;; &quot;&quot;)*12 + ORG.LIBREOFFICE.REGEX([.E4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43];&quot;:[0-9]+&quot;; &quot;&quot;)*12 + ORG.LIBREOFFICE.REGEX([.F4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43]);CAM([.B$1]);SRI([.B43]);CAM([.C$1]);SRI([.C43]);CAM([.D$1]);SRI([.D43]);CAM([.E$1]);NRO([.G43]);CAM([.F$1]);[.H4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44];&quot;:[0-9]+&quot;; &quot;&quot;)*12 + ORG.LIBREOFFICE.REGEX([.E4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44];&quot;:[0-9]+&quot;; &quot;&quot;)*12 + ORG.LIBREOFFICE.REGEX([.F4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44]);CAM([.B$1]);SRI([.B44]);CAM([.C$1]);SRI([.C44]);CAM([.D$1]);SRI([.D44]);CAM([.E$1]);NRO([.G44]);CAM([.F$1]);[.H4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45];&quot;:[0-9]+&quot;; &quot;&quot;)*12 + ORG.LIBREOFFICE.REGEX([.E4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45];&quot;:[0-9]+&quot;; &quot;&quot;)*12 + ORG.LIBREOFFICE.REGEX([.F4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45]);CAM([.B$1]);SRI([.B45]);CAM([.C$1]);SRI([.C45]);CAM([.D$1]);SRI([.D45]);CAM([.E$1]);NRO([.G45]);CAM([.F$1]);[.H4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46];&quot;:[0-9]+&quot;; &quot;&quot;)*12 + ORG.LIBREOFFICE.REGEX([.E4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46];&quot;:[0-9]+&quot;; &quot;&quot;)*12 + ORG.LIBREOFFICE.REGEX([.F4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46]);CAM([.B$1]);SRI([.B46]);CAM([.C$1]);SRI([.C46]);CAM([.D$1]);SRI([.D46]);CAM([.E$1]);NRO([.G46]);CAM([.F$1]);[.H4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47];&quot;:[0-9]+&quot;; &quot;&quot;)*12 + ORG.LIBREOFFICE.REGEX([.E4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47];&quot;:[0-9]+&quot;; &quot;&quot;)*12 + ORG.LIBREOFFICE.REGEX([.F4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47]);CAM([.B$1]);SRI([.B47]);CAM([.C$1]);SRI([.C47]);CAM([.D$1]);SRI([.D47]);CAM([.E$1]);NRO([.G47]);CAM([.F$1]);[.H4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48];&quot;:[0-9]+&quot;; &quot;&quot;)*12 + ORG.LIBREOFFICE.REGEX([.E4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48];&quot;:[0-9]+&quot;; &quot;&quot;)*12 + ORG.LIBREOFFICE.REGEX([.F4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48]);CAM([.B$1]);SRI([.B48]);CAM([.C$1]);SRI([.C48]);CAM([.D$1]);SRI([.D48]);CAM([.E$1]);NRO([.G48]);CAM([.F$1]);[.H4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49];&quot;:[0-9]+&quot;; &quot;&quot;)*12 + ORG.LIBREOFFICE.REGEX([.E4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49];&quot;:[0-9]+&quot;; &quot;&quot;)*12 + ORG.LIBREOFFICE.REGEX([.F4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49]);CAM([.B$1]);SRI([.B49]);CAM([.C$1]);SRI([.C49]);CAM([.D$1]);SRI([.D49]);CAM([.E$1]);NRO([.G49]);CAM([.F$1]);[.H4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50];&quot;:[0-9]+&quot;; &quot;&quot;)*12 + ORG.LIBREOFFICE.REGEX([.E5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0];&quot;:[0-9]+&quot;; &quot;&quot;)*12 + ORG.LIBREOFFICE.REGEX([.F5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0]);CAM([.B$1]);SRI([.B50]);CAM([.C$1]);SRI([.C50]);CAM([.D$1]);SRI([.D50]);CAM([.E$1]);NRO([.G50]);CAM([.F$1]);[.H5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51];&quot;:[0-9]+&quot;; &quot;&quot;)*12 + ORG.LIBREOFFICE.REGEX([.E5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1];&quot;:[0-9]+&quot;; &quot;&quot;)*12 + ORG.LIBREOFFICE.REGEX([.F5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1]);CAM([.B$1]);SRI([.B51]);CAM([.C$1]);SRI([.C51]);CAM([.D$1]);SRI([.D51]);CAM([.E$1]);NRO([.G51]);CAM([.F$1]);[.H5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52];&quot;:[0-9]+&quot;; &quot;&quot;)*12 + ORG.LIBREOFFICE.REGEX([.E5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2];&quot;:[0-9]+&quot;; &quot;&quot;)*12 + ORG.LIBREOFFICE.REGEX([.F5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2]);CAM([.B$1]);SRI([.B52]);CAM([.C$1]);SRI([.C52]);CAM([.D$1]);SRI([.D52]);CAM([.E$1]);NRO([.G52]);CAM([.F$1]);[.H5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53];&quot;:[0-9]+&quot;; &quot;&quot;)*12 + ORG.LIBREOFFICE.REGEX([.E5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3];&quot;:[0-9]+&quot;; &quot;&quot;)*12 + ORG.LIBREOFFICE.REGEX([.F5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3]);CAM([.B$1]);SRI([.B53]);CAM([.C$1]);SRI([.C53]);CAM([.D$1]);SRI([.D53]);CAM([.E$1]);NRO([.G53]);CAM([.F$1]);[.H5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54];&quot;:[0-9]+&quot;; &quot;&quot;)*12 + ORG.LIBREOFFICE.REGEX([.E5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4];&quot;:[0-9]+&quot;; &quot;&quot;)*12 + ORG.LIBREOFFICE.REGEX([.F5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4]);CAM([.B$1]);SRI([.B54]);CAM([.C$1]);SRI([.C54]);CAM([.D$1]);SRI([.D54]);CAM([.E$1]);NRO([.G54]);CAM([.F$1]);[.H5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55];&quot;:[0-9]+&quot;; &quot;&quot;)*12 + ORG.LIBREOFFICE.REGEX([.E5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5];&quot;:[0-9]+&quot;; &quot;&quot;)*12 + ORG.LIBREOFFICE.REGEX([.F5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5]);CAM([.B$1]);SRI([.B55]);CAM([.C$1]);SRI([.C55]);CAM([.D$1]);SRI([.D55]);CAM([.E$1]);NRO([.G55]);CAM([.F$1]);[.H5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56];&quot;:[0-9]+&quot;; &quot;&quot;)*12 + ORG.LIBREOFFICE.REGEX([.E5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6];&quot;:[0-9]+&quot;; &quot;&quot;)*12 + ORG.LIBREOFFICE.REGEX([.F5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6]);CAM([.B$1]);SRI([.B56]);CAM([.C$1]);SRI([.C56]);CAM([.D$1]);SRI([.D56]);CAM([.E$1]);NRO([.G56]);CAM([.F$1]);[.H5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57];&quot;:[0-9]+&quot;; &quot;&quot;)*12 + ORG.LIBREOFFICE.REGEX([.E5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7];&quot;:[0-9]+&quot;; &quot;&quot;)*12 + ORG.LIBREOFFICE.REGEX([.F5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7]);CAM([.B$1]);SRI([.B57]);CAM([.C$1]);SRI([.C57]);CAM([.D$1]);SRI([.D57]);CAM([.E$1]);NRO([.G57]);CAM([.F$1]);[.H5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58];&quot;:[0-9]+&quot;; &quot;&quot;)*12 + ORG.LIBREOFFICE.REGEX([.E5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8];&quot;:[0-9]+&quot;; &quot;&quot;)*12 + ORG.LIBREOFFICE.REGEX([.F5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8]);CAM([.B$1]);SRI([.B58]);CAM([.C$1]);SRI([.C58]);CAM([.D$1]);SRI([.D58]);CAM([.E$1]);NRO([.G58]);CAM([.F$1]);[.H5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59];&quot;:[0-9]+&quot;; &quot;&quot;)*12 + ORG.LIBREOFFICE.REGEX([.E5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9];&quot;:[0-9]+&quot;; &quot;&quot;)*12 + ORG.LIBREOFFICE.REGEX([.F5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9]);CAM([.B$1]);SRI([.B59]);CAM([.C$1]);SRI([.C59]);CAM([.D$1]);SRI([.D59]);CAM([.E$1]);NRO([.G59]);CAM([.F$1]);[.H5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60];&quot;:[0-9]+&quot;; &quot;&quot;)*12 + ORG.LIBREOFFICE.REGEX([.E6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0];&quot;:[0-9]+&quot;; &quot;&quot;)*12 + ORG.LIBREOFFICE.REGEX([.F6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0]);CAM([.B$1]);SRI([.B60]);CAM([.C$1]);SRI([.C60]);CAM([.D$1]);SRI([.D60]);CAM([.E$1]);NRO([.G60]);CAM([.F$1]);[.H6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61];&quot;:[0-9]+&quot;; &quot;&quot;)*12 + ORG.LIBREOFFICE.REGEX([.E6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1];&quot;:[0-9]+&quot;; &quot;&quot;)*12 + ORG.LIBREOFFICE.REGEX([.F6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1]);CAM([.B$1]);SRI([.B61]);CAM([.C$1]);SRI([.C61]);CAM([.D$1]);SRI([.D61]);CAM([.E$1]);NRO([.G61]);CAM([.F$1]);[.H6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62];&quot;:[0-9]+&quot;; &quot;&quot;)*12 + ORG.LIBREOFFICE.REGEX([.E6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2];&quot;:[0-9]+&quot;; &quot;&quot;)*12 + ORG.LIBREOFFICE.REGEX([.F6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2]);CAM([.B$1]);SRI([.B62]);CAM([.C$1]);SRI([.C62]);CAM([.D$1]);SRI([.D62]);CAM([.E$1]);NRO([.G62]);CAM([.F$1]);[.H6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63];&quot;:[0-9]+&quot;; &quot;&quot;)*12 + ORG.LIBREOFFICE.REGEX([.E6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3];&quot;:[0-9]+&quot;; &quot;&quot;)*12 + ORG.LIBREOFFICE.REGEX([.F6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3]);CAM([.B$1]);SRI([.B63]);CAM([.C$1]);SRI([.C63]);CAM([.D$1]);SRI([.D63]);CAM([.E$1]);NRO([.G63]);CAM([.F$1]);[.H6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64];&quot;:[0-9]+&quot;; &quot;&quot;)*12 + ORG.LIBREOFFICE.REGEX([.E6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4];&quot;:[0-9]+&quot;; &quot;&quot;)*12 + ORG.LIBREOFFICE.REGEX([.F6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4]);CAM([.B$1]);SRI([.B64]);CAM([.C$1]);SRI([.C64]);CAM([.D$1]);SRI([.D64]);CAM([.E$1]);NRO([.G64]);CAM([.F$1]);[.H6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65];&quot;:[0-9]+&quot;; &quot;&quot;)*12 + ORG.LIBREOFFICE.REGEX([.E6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5];&quot;:[0-9]+&quot;; &quot;&quot;)*12 + ORG.LIBREOFFICE.REGEX([.F6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5]);CAM([.B$1]);SRI([.B65]);CAM([.C$1]);SRI([.C65]);CAM([.D$1]);SRI([.D65]);CAM([.E$1]);NRO([.G65]);CAM([.F$1]);[.H6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66];&quot;:[0-9]+&quot;; &quot;&quot;)*12 + ORG.LIBREOFFICE.REGEX([.E6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6];&quot;:[0-9]+&quot;; &quot;&quot;)*12 + ORG.LIBREOFFICE.REGEX([.F6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6]);CAM([.B$1]);SRI([.B66]);CAM([.C$1]);SRI([.C66]);CAM([.D$1]);SRI([.D66]);CAM([.E$1]);NRO([.G66]);CAM([.F$1]);[.H6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67];&quot;:[0-9]+&quot;; &quot;&quot;)*12 + ORG.LIBREOFFICE.REGEX([.E6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7];&quot;:[0-9]+&quot;; &quot;&quot;)*12 + ORG.LIBREOFFICE.REGEX([.F6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7]);CAM([.B$1]);SRI([.B67]);CAM([.C$1]);SRI([.C67]);CAM([.D$1]);SRI([.D67]);CAM([.E$1]);NRO([.G67]);CAM([.F$1]);[.H6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68];&quot;:[0-9]+&quot;; &quot;&quot;)*12 + ORG.LIBREOFFICE.REGEX([.E6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8];&quot;:[0-9]+&quot;; &quot;&quot;)*12 + ORG.LIBREOFFICE.REGEX([.F6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8]);CAM([.B$1]);SRI([.B68]);CAM([.C$1]);SRI([.C68]);CAM([.D$1]);SRI([.D68]);CAM([.E$1]);NRO([.G68]);CAM([.F$1]);[.H6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69];&quot;:[0-9]+&quot;; &quot;&quot;)*12 + ORG.LIBREOFFICE.REGEX([.E6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9];&quot;:[0-9]+&quot;; &quot;&quot;)*12 + ORG.LIBREOFFICE.REGEX([.F6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9]);CAM([.B$1]);SRI([.B69]);CAM([.C$1]);SRI([.C69]);CAM([.D$1]);SRI([.D69]);CAM([.E$1]);NRO([.G69]);CAM([.F$1]);[.H6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70];&quot;:[0-9]+&quot;; &quot;&quot;)*12 + ORG.LIBREOFFICE.REGEX([.E7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0];&quot;:[0-9]+&quot;; &quot;&quot;)*12 + ORG.LIBREOFFICE.REGEX([.F7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0]);CAM([.B$1]);SRI([.B70]);CAM([.C$1]);SRI([.C70]);CAM([.D$1]);SRI([.D70]);CAM([.E$1]);NRO([.G70]);CAM([.F$1]);[.H7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71];&quot;:[0-9]+&quot;; &quot;&quot;)*12 + ORG.LIBREOFFICE.REGEX([.E7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1];&quot;:[0-9]+&quot;; &quot;&quot;)*12 + ORG.LIBREOFFICE.REGEX([.F7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1]);CAM([.B$1]);SRI([.B71]);CAM([.C$1]);SRI([.C71]);CAM([.D$1]);SRI([.D71]);CAM([.E$1]);NRO([.G71]);CAM([.F$1]);[.H7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72];&quot;:[0-9]+&quot;; &quot;&quot;)*12 + ORG.LIBREOFFICE.REGEX([.E7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2];&quot;:[0-9]+&quot;; &quot;&quot;)*12 + ORG.LIBREOFFICE.REGEX([.F7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2]);CAM([.B$1]);SRI([.B72]);CAM([.C$1]);SRI([.C72]);CAM([.D$1]);SRI([.D72]);CAM([.E$1]);NRO([.G72]);CAM([.F$1]);[.H7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73];&quot;:[0-9]+&quot;; &quot;&quot;)*12 + ORG.LIBREOFFICE.REGEX([.E7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3];&quot;:[0-9]+&quot;; &quot;&quot;)*12 + ORG.LIBREOFFICE.REGEX([.F7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3]);CAM([.B$1]);SRI([.B73]);CAM([.C$1]);SRI([.C73]);CAM([.D$1]);SRI([.D73]);CAM([.E$1]);NRO([.G73]);CAM([.F$1]);[.H7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74];&quot;:[0-9]+&quot;; &quot;&quot;)*12 + ORG.LIBREOFFICE.REGEX([.E7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4];&quot;:[0-9]+&quot;; &quot;&quot;)*12 + ORG.LIBREOFFICE.REGEX([.F7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4]);CAM([.B$1]);SRI([.B74]);CAM([.C$1]);SRI([.C74]);CAM([.D$1]);SRI([.D74]);CAM([.E$1]);NRO([.G74]);CAM([.F$1]);[.H7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75];&quot;:[0-9]+&quot;; &quot;&quot;)*12 + ORG.LIBREOFFICE.REGEX([.E7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5];&quot;:[0-9]+&quot;; &quot;&quot;)*12 + ORG.LIBREOFFICE.REGEX([.F7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5]);CAM([.B$1]);SRI([.B75]);CAM([.C$1]);SRI([.C75]);CAM([.D$1]);SRI([.D75]);CAM([.E$1]);NRO([.G75]);CAM([.F$1]);[.H7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76];&quot;:[0-9]+&quot;; &quot;&quot;)*12 + ORG.LIBREOFFICE.REGEX([.E7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6];&quot;:[0-9]+&quot;; &quot;&quot;)*12 + ORG.LIBREOFFICE.REGEX([.F7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6]);CAM([.B$1]);SRI([.B76]);CAM([.C$1]);SRI([.C76]);CAM([.D$1]);SRI([.D76]);CAM([.E$1]);NRO([.G76]);CAM([.F$1]);[.H7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77];&quot;:[0-9]+&quot;; &quot;&quot;)*12 + ORG.LIBREOFFICE.REGEX([.E7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7];&quot;:[0-9]+&quot;; &quot;&quot;)*12 + ORG.LIBREOFFICE.REGEX([.F7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7]);CAM([.B$1]);SRI([.B77]);CAM([.C$1]);SRI([.C77]);CAM([.D$1]);SRI([.D77]);CAM([.E$1]);NRO([.G77]);CAM([.F$1]);[.H7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78];&quot;:[0-9]+&quot;; &quot;&quot;)*12 + ORG.LIBREOFFICE.REGEX([.E7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8];&quot;:[0-9]+&quot;; &quot;&quot;)*12 + ORG.LIBREOFFICE.REGEX([.F7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8]);CAM([.B$1]);SRI([.B78]);CAM([.C$1]);SRI([.C78]);CAM([.D$1]);SRI([.D78]);CAM([.E$1]);NRO([.G78]);CAM([.F$1]);[.H7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79];&quot;:[0-9]+&quot;; &quot;&quot;)*12 + ORG.LIBREOFFICE.REGEX([.E7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9];&quot;:[0-9]+&quot;; &quot;&quot;)*12 + ORG.LIBREOFFICE.REGEX([.F7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9]);CAM([.B$1]);SRI([.B79]);CAM([.C$1]);SRI([.C79]);CAM([.D$1]);SRI([.D79]);CAM([.E$1]);NRO([.G79]);CAM([.F$1]);[.H7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0];&quot;:[0-9]+&quot;; &quot;&quot;)*12 + ORG.LIBREOFFICE.REGEX([.E8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0];&quot;:[0-9]+&quot;; &quot;&quot;)*12 + ORG.LIBREOFFICE.REGEX([.F8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0]);CAM([.B$1]);SRI([.B80]);CAM([.C$1]);SRI([.C80]);CAM([.D$1]);SRI([.D80]);CAM([.E$1]);NRO([.G80]);CAM([.F$1]);[.H8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1];&quot;:[0-9]+&quot;; &quot;&quot;)*12 + ORG.LIBREOFFICE.REGEX([.E8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1];&quot;:[0-9]+&quot;; &quot;&quot;)*12 + ORG.LIBREOFFICE.REGEX([.F8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1]);CAM([.B$1]);SRI([.B81]);CAM([.C$1]);SRI([.C81]);CAM([.D$1]);SRI([.D81]);CAM([.E$1]);NRO([.G81]);CAM([.F$1]);[.H8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2];&quot;:[0-9]+&quot;; &quot;&quot;)*12 + ORG.LIBREOFFICE.REGEX([.E8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2];&quot;:[0-9]+&quot;; &quot;&quot;)*12 + ORG.LIBREOFFICE.REGEX([.F8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2]);CAM([.B$1]);SRI([.B82]);CAM([.C$1]);SRI([.C82]);CAM([.D$1]);SRI([.D82]);CAM([.E$1]);NRO([.G82]);CAM([.F$1]);[.H8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3];&quot;:[0-9]+&quot;; &quot;&quot;)*12 + ORG.LIBREOFFICE.REGEX([.E8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3];&quot;:[0-9]+&quot;; &quot;&quot;)*12 + ORG.LIBREOFFICE.REGEX([.F8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3]);CAM([.B$1]);SRI([.B83]);CAM([.C$1]);SRI([.C83]);CAM([.D$1]);SRI([.D83]);CAM([.E$1]);NRO([.G83]);CAM([.F$1]);[.H8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4];&quot;:[0-9]+&quot;; &quot;&quot;)*12 + ORG.LIBREOFFICE.REGEX([.E8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4];&quot;:[0-9]+&quot;; &quot;&quot;)*12 + ORG.LIBREOFFICE.REGEX([.F8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4]);CAM([.B$1]);SRI([.B84]);CAM([.C$1]);SRI([.C84]);CAM([.D$1]);SRI([.D84]);CAM([.E$1]);NRO([.G84]);CAM([.F$1]);[.H8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5];&quot;:[0-9]+&quot;; &quot;&quot;)*12 + ORG.LIBREOFFICE.REGEX([.E8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5];&quot;:[0-9]+&quot;; &quot;&quot;)*12 + ORG.LIBREOFFICE.REGEX([.F8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5]);CAM([.B$1]);SRI([.B85]);CAM([.C$1]);SRI([.C85]);CAM([.D$1]);SRI([.D85]);CAM([.E$1]);NRO([.G85]);CAM([.F$1]);[.H8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6];&quot;:[0-9]+&quot;; &quot;&quot;)*12 + ORG.LIBREOFFICE.REGEX([.E8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6];&quot;:[0-9]+&quot;; &quot;&quot;)*12 + ORG.LIBREOFFICE.REGEX([.F8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6]);CAM([.B$1]);SRI([.B86]);CAM([.C$1]);SRI([.C86]);CAM([.D$1]);SRI([.D86]);CAM([.E$1]);NRO([.G86]);CAM([.F$1]);[.H8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7];&quot;:[0-9]+&quot;; &quot;&quot;)*12 + ORG.LIBREOFFICE.REGEX([.E8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7];&quot;:[0-9]+&quot;; &quot;&quot;)*12 + ORG.LIBREOFFICE.REGEX([.F8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7]);CAM([.B$1]);SRI([.B87]);CAM([.C$1]);SRI([.C87]);CAM([.D$1]);SRI([.D87]);CAM([.E$1]);NRO([.G87]);CAM([.F$1]);[.H8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8];&quot;:[0-9]+&quot;; &quot;&quot;)*12 + ORG.LIBREOFFICE.REGEX([.E8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8];&quot;:[0-9]+&quot;; &quot;&quot;)*12 + ORG.LIBREOFFICE.REGEX([.F8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8]);CAM([.B$1]);SRI([.B88]);CAM([.C$1]);SRI([.C88]);CAM([.D$1]);SRI([.D88]);CAM([.E$1]);NRO([.G88]);CAM([.F$1]);[.H8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9];&quot;:[0-9]+&quot;; &quot;&quot;)*12 + ORG.LIBREOFFICE.REGEX([.E8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9];&quot;:[0-9]+&quot;; &quot;&quot;)*12 + ORG.LIBREOFFICE.REGEX([.F8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9]);CAM([.B$1]);SRI([.B89]);CAM([.C$1]);SRI([.C89]);CAM([.D$1]);SRI([.D89]);CAM([.E$1]);NRO([.G89]);CAM([.F$1]);[.H8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90];&quot;:[0-9]+&quot;; &quot;&quot;)*12 + ORG.LIBREOFFICE.REGEX([.E9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0];&quot;:[0-9]+&quot;; &quot;&quot;)*12 + ORG.LIBREOFFICE.REGEX([.F9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0]);CAM([.B$1]);SRI([.B90]);CAM([.C$1]);SRI([.C90]);CAM([.D$1]);SRI([.D90]);CAM([.E$1]);NRO([.G90]);CAM([.F$1]);[.H9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91];&quot;:[0-9]+&quot;; &quot;&quot;)*12 + ORG.LIBREOFFICE.REGEX([.E9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1];&quot;:[0-9]+&quot;; &quot;&quot;)*12 + ORG.LIBREOFFICE.REGEX([.F9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1]);CAM([.B$1]);SRI([.B91]);CAM([.C$1]);SRI([.C91]);CAM([.D$1]);SRI([.D91]);CAM([.E$1]);NRO([.G91]);CAM([.F$1]);[.H9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92];&quot;:[0-9]+&quot;; &quot;&quot;)*12 + ORG.LIBREOFFICE.REGEX([.E9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2];&quot;:[0-9]+&quot;; &quot;&quot;)*12 + ORG.LIBREOFFICE.REGEX([.F9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2]);CAM([.B$1]);SRI([.B92]);CAM([.C$1]);SRI([.C92]);CAM([.D$1]);SRI([.D92]);CAM([.E$1]);NRO([.G92]);CAM([.F$1]);[.H9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93];&quot;:[0-9]+&quot;; &quot;&quot;)*12 + ORG.LIBREOFFICE.REGEX([.E9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3];&quot;:[0-9]+&quot;; &quot;&quot;)*12 + ORG.LIBREOFFICE.REGEX([.F9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3]);CAM([.B$1]);SRI([.B93]);CAM([.C$1]);SRI([.C93]);CAM([.D$1]);SRI([.D93]);CAM([.E$1]);NRO([.G93]);CAM([.F$1]);[.H9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94];&quot;:[0-9]+&quot;; &quot;&quot;)*12 + ORG.LIBREOFFICE.REGEX([.E9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4];&quot;:[0-9]+&quot;; &quot;&quot;)*12 + ORG.LIBREOFFICE.REGEX([.F9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4]);CAM([.B$1]);SRI([.B94]);CAM([.C$1]);SRI([.C94]);CAM([.D$1]);SRI([.D94]);CAM([.E$1]);NRO([.G94]);CAM([.F$1]);[.H9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95];&quot;:[0-9]+&quot;; &quot;&quot;)*12 + ORG.LIBREOFFICE.REGEX([.E9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5];&quot;:[0-9]+&quot;; &quot;&quot;)*12 + ORG.LIBREOFFICE.REGEX([.F9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5]);CAM([.B$1]);SRI([.B95]);CAM([.C$1]);SRI([.C95]);CAM([.D$1]);SRI([.D95]);CAM([.E$1]);NRO([.G95]);CAM([.F$1]);[.H9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96];&quot;:[0-9]+&quot;; &quot;&quot;)*12 + ORG.LIBREOFFICE.REGEX([.E9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6];&quot;:[0-9]+&quot;; &quot;&quot;)*12 + ORG.LIBREOFFICE.REGEX([.F9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6]);CAM([.B$1]);SRI([.B96]);CAM([.C$1]);SRI([.C96]);CAM([.D$1]);SRI([.D96]);CAM([.E$1]);NRO([.G96]);CAM([.F$1]);[.H9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97];&quot;:[0-9]+&quot;; &quot;&quot;)*12 + ORG.LIBREOFFICE.REGEX([.E9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7];&quot;:[0-9]+&quot;; &quot;&quot;)*12 + ORG.LIBREOFFICE.REGEX([.F9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7]);CAM([.B$1]);SRI([.B97]);CAM([.C$1]);SRI([.C97]);CAM([.D$1]);SRI([.D97]);CAM([.E$1]);NRO([.G97]);CAM([.F$1]);[.H9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98];&quot;:[0-9]+&quot;; &quot;&quot;)*12 + ORG.LIBREOFFICE.REGEX([.E9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8];&quot;:[0-9]+&quot;; &quot;&quot;)*12 + ORG.LIBREOFFICE.REGEX([.F9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8]);CAM([.B$1]);SRI([.B98]);CAM([.C$1]);SRI([.C98]);CAM([.D$1]);SRI([.D98]);CAM([.E$1]);NRO([.G98]);CAM([.F$1]);[.H9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99];&quot;:[0-9]+&quot;; &quot;&quot;)*12 + ORG.LIBREOFFICE.REGEX([.E9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9];&quot;:[0-9]+&quot;; &quot;&quot;)*12 + ORG.LIBREOFFICE.REGEX([.F9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9]);CAM([.B$1]);SRI([.B99]);CAM([.C$1]);SRI([.C99]);CAM([.D$1]);SRI([.D99]);CAM([.E$1]);NRO([.G99]);CAM([.F$1]);[.H9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0];&quot;:[0-9]+&quot;; &quot;&quot;)*12 + ORG.LIBREOFFICE.REGEX([.E10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0];&quot;:[0-9]+&quot;; &quot;&quot;)*12 + ORG.LIBREOFFICE.REGEX([.F10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0]);CAM([.B$1]);SRI([.B100]);CAM([.C$1]);SRI([.C100]);CAM([.D$1]);SRI([.D100]);CAM([.E$1]);NRO([.G100]);CAM([.F$1]);[.H10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1];&quot;:[0-9]+&quot;; &quot;&quot;)*12 + ORG.LIBREOFFICE.REGEX([.E10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1];&quot;:[0-9]+&quot;; &quot;&quot;)*12 + ORG.LIBREOFFICE.REGEX([.F10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1]);CAM([.B$1]);SRI([.B101]);CAM([.C$1]);SRI([.C101]);CAM([.D$1]);SRI([.D101]);CAM([.E$1]);NRO([.G101]);CAM([.F$1]);[.H10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2];&quot;:[0-9]+&quot;; &quot;&quot;)*12 + ORG.LIBREOFFICE.REGEX([.E10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2];&quot;:[0-9]+&quot;; &quot;&quot;)*12 + ORG.LIBREOFFICE.REGEX([.F10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2]);CAM([.B$1]);SRI([.B102]);CAM([.C$1]);SRI([.C102]);CAM([.D$1]);SRI([.D102]);CAM([.E$1]);NRO([.G102]);CAM([.F$1]);[.H10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3];&quot;:[0-9]+&quot;; &quot;&quot;)*12 + ORG.LIBREOFFICE.REGEX([.E10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3];&quot;:[0-9]+&quot;; &quot;&quot;)*12 + ORG.LIBREOFFICE.REGEX([.F10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3]);CAM([.B$1]);SRI([.B103]);CAM([.C$1]);SRI([.C103]);CAM([.D$1]);SRI([.D103]);CAM([.E$1]);NRO([.G103]);CAM([.F$1]);[.H10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4];&quot;:[0-9]+&quot;; &quot;&quot;)*12 + ORG.LIBREOFFICE.REGEX([.E10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4];&quot;:[0-9]+&quot;; &quot;&quot;)*12 + ORG.LIBREOFFICE.REGEX([.F10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4]);CAM([.B$1]);SRI([.B104]);CAM([.C$1]);SRI([.C104]);CAM([.D$1]);SRI([.D104]);CAM([.E$1]);NRO([.G104]);CAM([.F$1]);[.H10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5];&quot;:[0-9]+&quot;; &quot;&quot;)*12 + ORG.LIBREOFFICE.REGEX([.E10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5];&quot;:[0-9]+&quot;; &quot;&quot;)*12 + ORG.LIBREOFFICE.REGEX([.F10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5]);CAM([.B$1]);SRI([.B105]);CAM([.C$1]);SRI([.C105]);CAM([.D$1]);SRI([.D105]);CAM([.E$1]);NRO([.G105]);CAM([.F$1]);[.H10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6];&quot;:[0-9]+&quot;; &quot;&quot;)*12 + ORG.LIBREOFFICE.REGEX([.E10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6];&quot;:[0-9]+&quot;; &quot;&quot;)*12 + ORG.LIBREOFFICE.REGEX([.F10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6]);CAM([.B$1]);SRI([.B106]);CAM([.C$1]);SRI([.C106]);CAM([.D$1]);SRI([.D106]);CAM([.E$1]);NRO([.G106]);CAM([.F$1]);[.H10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7];&quot;:[0-9]+&quot;; &quot;&quot;)*12 + ORG.LIBREOFFICE.REGEX([.E10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7];&quot;:[0-9]+&quot;; &quot;&quot;)*12 + ORG.LIBREOFFICE.REGEX([.F10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7]);CAM([.B$1]);SRI([.B107]);CAM([.C$1]);SRI([.C107]);CAM([.D$1]);SRI([.D107]);CAM([.E$1]);NRO([.G107]);CAM([.F$1]);[.H10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8];&quot;:[0-9]+&quot;; &quot;&quot;)*12 + ORG.LIBREOFFICE.REGEX([.E10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8];&quot;:[0-9]+&quot;; &quot;&quot;)*12 + ORG.LIBREOFFICE.REGEX([.F10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8]);CAM([.B$1]);SRI([.B108]);CAM([.C$1]);SRI([.C108]);CAM([.D$1]);SRI([.D108]);CAM([.E$1]);NRO([.G108]);CAM([.F$1]);[.H10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9];&quot;:[0-9]+&quot;; &quot;&quot;)*12 + ORG.LIBREOFFICE.REGEX([.E10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9];&quot;:[0-9]+&quot;; &quot;&quot;)*12 + ORG.LIBREOFFICE.REGEX([.F10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9]);CAM([.B$1]);SRI([.B109]);CAM([.C$1]);SRI([.C109]);CAM([.D$1]);SRI([.D109]);CAM([.E$1]);NRO([.G109]);CAM([.F$1]);[.H10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0];&quot;:[0-9]+&quot;; &quot;&quot;)*12 + ORG.LIBREOFFICE.REGEX([.E11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0];&quot;:[0-9]+&quot;; &quot;&quot;)*12 + ORG.LIBREOFFICE.REGEX([.F11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0]);CAM([.B$1]);SRI([.B110]);CAM([.C$1]);SRI([.C110]);CAM([.D$1]);SRI([.D110]);CAM([.E$1]);NRO([.G110]);CAM([.F$1]);[.H11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1];&quot;:[0-9]+&quot;; &quot;&quot;)*12 + ORG.LIBREOFFICE.REGEX([.E11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1];&quot;:[0-9]+&quot;; &quot;&quot;)*12 + ORG.LIBREOFFICE.REGEX([.F11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1]);CAM([.B$1]);SRI([.B111]);CAM([.C$1]);SRI([.C111]);CAM([.D$1]);SRI([.D111]);CAM([.E$1]);NRO([.G111]);CAM([.F$1]);[.H11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2];&quot;:[0-9]+&quot;; &quot;&quot;)*12 + ORG.LIBREOFFICE.REGEX([.E11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2];&quot;:[0-9]+&quot;; &quot;&quot;)*12 + ORG.LIBREOFFICE.REGEX([.F11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2]);CAM([.B$1]);SRI([.B112]);CAM([.C$1]);SRI([.C112]);CAM([.D$1]);SRI([.D112]);CAM([.E$1]);NRO([.G112]);CAM([.F$1]);[.H11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3];&quot;:[0-9]+&quot;; &quot;&quot;)*12 + ORG.LIBREOFFICE.REGEX([.E11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3];&quot;:[0-9]+&quot;; &quot;&quot;)*12 + ORG.LIBREOFFICE.REGEX([.F11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3]);CAM([.B$1]);SRI([.B113]);CAM([.C$1]);SRI([.C113]);CAM([.D$1]);SRI([.D113]);CAM([.E$1]);NRO([.G113]);CAM([.F$1]);[.H11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4];&quot;:[0-9]+&quot;; &quot;&quot;)*12 + ORG.LIBREOFFICE.REGEX([.E11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4];&quot;:[0-9]+&quot;; &quot;&quot;)*12 + ORG.LIBREOFFICE.REGEX([.F11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4]);CAM([.B$1]);SRI([.B114]);CAM([.C$1]);SRI([.C114]);CAM([.D$1]);SRI([.D114]);CAM([.E$1]);NRO([.G114]);CAM([.F$1]);[.H11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5];&quot;:[0-9]+&quot;; &quot;&quot;)*12 + ORG.LIBREOFFICE.REGEX([.E11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5];&quot;:[0-9]+&quot;; &quot;&quot;)*12 + ORG.LIBREOFFICE.REGEX([.F11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5]);CAM([.B$1]);SRI([.B115]);CAM([.C$1]);SRI([.C115]);CAM([.D$1]);SRI([.D115]);CAM([.E$1]);NRO([.G115]);CAM([.F$1]);[.H11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6];&quot;:[0-9]+&quot;; &quot;&quot;)*12 + ORG.LIBREOFFICE.REGEX([.E11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6];&quot;:[0-9]+&quot;; &quot;&quot;)*12 + ORG.LIBREOFFICE.REGEX([.F11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6]);CAM([.B$1]);SRI([.B116]);CAM([.C$1]);SRI([.C116]);CAM([.D$1]);SRI([.D116]);CAM([.E$1]);NRO([.G116]);CAM([.F$1]);[.H11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7];&quot;:[0-9]+&quot;; &quot;&quot;)*12 + ORG.LIBREOFFICE.REGEX([.E11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7];&quot;:[0-9]+&quot;; &quot;&quot;)*12 + ORG.LIBREOFFICE.REGEX([.F11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7]);CAM([.B$1]);SRI([.B117]);CAM([.C$1]);SRI([.C117]);CAM([.D$1]);SRI([.D117]);CAM([.E$1]);NRO([.G117]);CAM([.F$1]);[.H11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8];&quot;:[0-9]+&quot;; &quot;&quot;)*12 + ORG.LIBREOFFICE.REGEX([.E11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8];&quot;:[0-9]+&quot;; &quot;&quot;)*12 + ORG.LIBREOFFICE.REGEX([.F11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8]);CAM([.B$1]);SRI([.B118]);CAM([.C$1]);SRI([.C118]);CAM([.D$1]);SRI([.D118]);CAM([.E$1]);NRO([.G118]);CAM([.F$1]);[.H11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19];&quot;:[0-9]+&quot;; &quot;&quot;)*12 + ORG.LIBREOFFICE.REGEX([.E11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9];&quot;:[0-9]+&quot;; &quot;&quot;)*12 + ORG.LIBREOFFICE.REGEX([.F11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9]);CAM([.B$1]);SRI([.B119]);CAM([.C$1]);SRI([.C119]);CAM([.D$1]);SRI([.D119]);CAM([.E$1]);NRO([.G119]);CAM([.F$1]);[.H11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0];&quot;:[0-9]+&quot;; &quot;&quot;)*12 + ORG.LIBREOFFICE.REGEX([.E12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0];&quot;:[0-9]+&quot;; &quot;&quot;)*12 + ORG.LIBREOFFICE.REGEX([.F12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0]);CAM([.B$1]);SRI([.B120]);CAM([.C$1]);SRI([.C120]);CAM([.D$1]);SRI([.D120]);CAM([.E$1]);NRO([.G120]);CAM([.F$1]);[.H12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1];&quot;:[0-9]+&quot;; &quot;&quot;)*12 + ORG.LIBREOFFICE.REGEX([.E12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1];&quot;:[0-9]+&quot;; &quot;&quot;)*12 + ORG.LIBREOFFICE.REGEX([.F12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1]);CAM([.B$1]);SRI([.B121]);CAM([.C$1]);SRI([.C121]);CAM([.D$1]);SRI([.D121]);CAM([.E$1]);NRO([.G121]);CAM([.F$1]);[.H12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2];&quot;:[0-9]+&quot;; &quot;&quot;)*12 + ORG.LIBREOFFICE.REGEX([.E12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2];&quot;:[0-9]+&quot;; &quot;&quot;)*12 + ORG.LIBREOFFICE.REGEX([.F12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2]);CAM([.B$1]);SRI([.B122]);CAM([.C$1]);SRI([.C122]);CAM([.D$1]);SRI([.D122]);CAM([.E$1]);NRO([.G122]);CAM([.F$1]);[.H12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3];&quot;:[0-9]+&quot;; &quot;&quot;)*12 + ORG.LIBREOFFICE.REGEX([.E12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3];&quot;:[0-9]+&quot;; &quot;&quot;)*12 + ORG.LIBREOFFICE.REGEX([.F12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3]);CAM([.B$1]);SRI([.B123]);CAM([.C$1]);SRI([.C123]);CAM([.D$1]);SRI([.D123]);CAM([.E$1]);NRO([.G123]);CAM([.F$1]);[.H12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4];&quot;:[0-9]+&quot;; &quot;&quot;)*12 + ORG.LIBREOFFICE.REGEX([.E12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4];&quot;:[0-9]+&quot;; &quot;&quot;)*12 + ORG.LIBREOFFICE.REGEX([.F12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4]);CAM([.B$1]);SRI([.B124]);CAM([.C$1]);SRI([.C124]);CAM([.D$1]);SRI([.D124]);CAM([.E$1]);NRO([.G124]);CAM([.F$1]);[.H12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5];&quot;:[0-9]+&quot;; &quot;&quot;)*12 + ORG.LIBREOFFICE.REGEX([.E12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5];&quot;:[0-9]+&quot;; &quot;&quot;)*12 + ORG.LIBREOFFICE.REGEX([.F12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5]);CAM([.B$1]);SRI([.B125]);CAM([.C$1]);SRI([.C125]);CAM([.D$1]);SRI([.D125]);CAM([.E$1]);NRO([.G125]);CAM([.F$1]);[.H12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6];&quot;:[0-9]+&quot;; &quot;&quot;)*12 + ORG.LIBREOFFICE.REGEX([.E12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6];&quot;:[0-9]+&quot;; &quot;&quot;)*12 + ORG.LIBREOFFICE.REGEX([.F12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6]);CAM([.B$1]);SRI([.B126]);CAM([.C$1]);SRI([.C126]);CAM([.D$1]);SRI([.D126]);CAM([.E$1]);NRO([.G126]);CAM([.F$1]);[.H12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7];&quot;:[0-9]+&quot;; &quot;&quot;)*12 + ORG.LIBREOFFICE.REGEX([.E12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7];&quot;:[0-9]+&quot;; &quot;&quot;)*12 + ORG.LIBREOFFICE.REGEX([.F12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7]);CAM([.B$1]);SRI([.B127]);CAM([.C$1]);SRI([.C127]);CAM([.D$1]);SRI([.D127]);CAM([.E$1]);NRO([.G127]);CAM([.F$1]);[.H12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8];&quot;:[0-9]+&quot;; &quot;&quot;)*12 + ORG.LIBREOFFICE.REGEX([.E12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8];&quot;:[0-9]+&quot;; &quot;&quot;)*12 + ORG.LIBREOFFICE.REGEX([.F12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8]);CAM([.B$1]);SRI([.B128]);CAM([.C$1]);SRI([.C128]);CAM([.D$1]);SRI([.D128]);CAM([.E$1]);NRO([.G128]);CAM([.F$1]);[.H12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9];&quot;:[0-9]+&quot;; &quot;&quot;)*12 + ORG.LIBREOFFICE.REGEX([.E12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9];&quot;:[0-9]+&quot;; &quot;&quot;)*12 + ORG.LIBREOFFICE.REGEX([.F12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9]);CAM([.B$1]);SRI([.B129]);CAM([.C$1]);SRI([.C129]);CAM([.D$1]);SRI([.D129]);CAM([.E$1]);NRO([.G129]);CAM([.F$1]);[.H12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0];&quot;:[0-9]+&quot;; &quot;&quot;)*12 + ORG.LIBREOFFICE.REGEX([.E13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0];&quot;:[0-9]+&quot;; &quot;&quot;)*12 + ORG.LIBREOFFICE.REGEX([.F13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0]);CAM([.B$1]);SRI([.B130]);CAM([.C$1]);SRI([.C130]);CAM([.D$1]);SRI([.D130]);CAM([.E$1]);NRO([.G130]);CAM([.F$1]);[.H13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1];&quot;:[0-9]+&quot;; &quot;&quot;)*12 + ORG.LIBREOFFICE.REGEX([.E13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1];&quot;:[0-9]+&quot;; &quot;&quot;)*12 + ORG.LIBREOFFICE.REGEX([.F13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1]);CAM([.B$1]);SRI([.B131]);CAM([.C$1]);SRI([.C131]);CAM([.D$1]);SRI([.D131]);CAM([.E$1]);NRO([.G131]);CAM([.F$1]);[.H13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2];&quot;:[0-9]+&quot;; &quot;&quot;)*12 + ORG.LIBREOFFICE.REGEX([.E13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2];&quot;:[0-9]+&quot;; &quot;&quot;)*12 + ORG.LIBREOFFICE.REGEX([.F13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2]);CAM([.B$1]);SRI([.B132]);CAM([.C$1]);SRI([.C132]);CAM([.D$1]);SRI([.D132]);CAM([.E$1]);NRO([.G132]);CAM([.F$1]);[.H13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3];&quot;:[0-9]+&quot;; &quot;&quot;)*12 + ORG.LIBREOFFICE.REGEX([.E13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3];&quot;:[0-9]+&quot;; &quot;&quot;)*12 + ORG.LIBREOFFICE.REGEX([.F13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3]);CAM([.B$1]);SRI([.B133]);CAM([.C$1]);SRI([.C133]);CAM([.D$1]);SRI([.D133]);CAM([.E$1]);NRO([.G133]);CAM([.F$1]);[.H13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4];&quot;:[0-9]+&quot;; &quot;&quot;)*12 + ORG.LIBREOFFICE.REGEX([.E13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4];&quot;:[0-9]+&quot;; &quot;&quot;)*12 + ORG.LIBREOFFICE.REGEX([.F13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4]);CAM([.B$1]);SRI([.B134]);CAM([.C$1]);SRI([.C134]);CAM([.D$1]);SRI([.D134]);CAM([.E$1]);NRO([.G134]);CAM([.F$1]);[.H13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5];&quot;:[0-9]+&quot;; &quot;&quot;)*12 + ORG.LIBREOFFICE.REGEX([.E13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5];&quot;:[0-9]+&quot;; &quot;&quot;)*12 + ORG.LIBREOFFICE.REGEX([.F13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5]);CAM([.B$1]);SRI([.B135]);CAM([.C$1]);SRI([.C135]);CAM([.D$1]);SRI([.D135]);CAM([.E$1]);NRO([.G135]);CAM([.F$1]);[.H13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6];&quot;:[0-9]+&quot;; &quot;&quot;)*12 + ORG.LIBREOFFICE.REGEX([.E13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6];&quot;:[0-9]+&quot;; &quot;&quot;)*12 + ORG.LIBREOFFICE.REGEX([.F13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6]);CAM([.B$1]);SRI([.B136]);CAM([.C$1]);SRI([.C136]);CAM([.D$1]);SRI([.D136]);CAM([.E$1]);NRO([.G136]);CAM([.F$1]);[.H13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7];&quot;:[0-9]+&quot;; &quot;&quot;)*12 + ORG.LIBREOFFICE.REGEX([.E13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7];&quot;:[0-9]+&quot;; &quot;&quot;)*12 + ORG.LIBREOFFICE.REGEX([.F13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7]);CAM([.B$1]);SRI([.B137]);CAM([.C$1]);SRI([.C137]);CAM([.D$1]);SRI([.D137]);CAM([.E$1]);NRO([.G137]);CAM([.F$1]);[.H13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8];&quot;:[0-9]+&quot;; &quot;&quot;)*12 + ORG.LIBREOFFICE.REGEX([.E13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8];&quot;:[0-9]+&quot;; &quot;&quot;)*12 + ORG.LIBREOFFICE.REGEX([.F13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8]);CAM([.B$1]);SRI([.B138]);CAM([.C$1]);SRI([.C138]);CAM([.D$1]);SRI([.D138]);CAM([.E$1]);NRO([.G138]);CAM([.F$1]);[.H13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9];&quot;:[0-9]+&quot;; &quot;&quot;)*12 + ORG.LIBREOFFICE.REGEX([.E13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9];&quot;:[0-9]+&quot;; &quot;&quot;)*12 + ORG.LIBREOFFICE.REGEX([.F13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9]);CAM([.B$1]);SRI([.B139]);CAM([.C$1]);SRI([.C139]);CAM([.D$1]);SRI([.D139]);CAM([.E$1]);NRO([.G139]);CAM([.F$1]);[.H13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0];&quot;:[0-9]+&quot;; &quot;&quot;)*12 + ORG.LIBREOFFICE.REGEX([.E14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0];&quot;:[0-9]+&quot;; &quot;&quot;)*12 + ORG.LIBREOFFICE.REGEX([.F14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0]);CAM([.B$1]);SRI([.B140]);CAM([.C$1]);SRI([.C140]);CAM([.D$1]);SRI([.D140]);CAM([.E$1]);NRO([.G140]);CAM([.F$1]);[.H14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1];&quot;:[0-9]+&quot;; &quot;&quot;)*12 + ORG.LIBREOFFICE.REGEX([.E14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1];&quot;:[0-9]+&quot;; &quot;&quot;)*12 + ORG.LIBREOFFICE.REGEX([.F14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1]);CAM([.B$1]);SRI([.B141]);CAM([.C$1]);SRI([.C141]);CAM([.D$1]);SRI([.D141]);CAM([.E$1]);NRO([.G141]);CAM([.F$1]);[.H14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2];&quot;:[0-9]+&quot;; &quot;&quot;)*12 + ORG.LIBREOFFICE.REGEX([.E14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2];&quot;:[0-9]+&quot;; &quot;&quot;)*12 + ORG.LIBREOFFICE.REGEX([.F14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2]);CAM([.B$1]);SRI([.B142]);CAM([.C$1]);SRI([.C142]);CAM([.D$1]);SRI([.D142]);CAM([.E$1]);NRO([.G142]);CAM([.F$1]);[.H14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3];&quot;:[0-9]+&quot;; &quot;&quot;)*12 + ORG.LIBREOFFICE.REGEX([.E14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3];&quot;:[0-9]+&quot;; &quot;&quot;)*12 + ORG.LIBREOFFICE.REGEX([.F14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3]);CAM([.B$1]);SRI([.B143]);CAM([.C$1]);SRI([.C143]);CAM([.D$1]);SRI([.D143]);CAM([.E$1]);NRO([.G143]);CAM([.F$1]);[.H14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4];&quot;:[0-9]+&quot;; &quot;&quot;)*12 + ORG.LIBREOFFICE.REGEX([.E14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4];&quot;:[0-9]+&quot;; &quot;&quot;)*12 + ORG.LIBREOFFICE.REGEX([.F14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4]);CAM([.B$1]);SRI([.B144]);CAM([.C$1]);SRI([.C144]);CAM([.D$1]);SRI([.D144]);CAM([.E$1]);NRO([.G144]);CAM([.F$1]);[.H14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5];&quot;:[0-9]+&quot;; &quot;&quot;)*12 + ORG.LIBREOFFICE.REGEX([.E14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5];&quot;:[0-9]+&quot;; &quot;&quot;)*12 + ORG.LIBREOFFICE.REGEX([.F14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5]);CAM([.B$1]);SRI([.B145]);CAM([.C$1]);SRI([.C145]);CAM([.D$1]);SRI([.D145]);CAM([.E$1]);NRO([.G145]);CAM([.F$1]);[.H14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6];&quot;:[0-9]+&quot;; &quot;&quot;)*12 + ORG.LIBREOFFICE.REGEX([.E14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6];&quot;:[0-9]+&quot;; &quot;&quot;)*12 + ORG.LIBREOFFICE.REGEX([.F14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6]);CAM([.B$1]);SRI([.B146]);CAM([.C$1]);SRI([.C146]);CAM([.D$1]);SRI([.D146]);CAM([.E$1]);NRO([.G146]);CAM([.F$1]);[.H14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7];&quot;:[0-9]+&quot;; &quot;&quot;)*12 + ORG.LIBREOFFICE.REGEX([.E14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7];&quot;:[0-9]+&quot;; &quot;&quot;)*12 + ORG.LIBREOFFICE.REGEX([.F14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7]);CAM([.B$1]);SRI([.B147]);CAM([.C$1]);SRI([.C147]);CAM([.D$1]);SRI([.D147]);CAM([.E$1]);NRO([.G147]);CAM([.F$1]);[.H14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8];&quot;:[0-9]+&quot;; &quot;&quot;)*12 + ORG.LIBREOFFICE.REGEX([.E14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8];&quot;:[0-9]+&quot;; &quot;&quot;)*12 + ORG.LIBREOFFICE.REGEX([.F14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8]);CAM([.B$1]);SRI([.B148]);CAM([.C$1]);SRI([.C148]);CAM([.D$1]);SRI([.D148]);CAM([.E$1]);NRO([.G148]);CAM([.F$1]);[.H14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9];&quot;:[0-9]+&quot;; &quot;&quot;)*12 + ORG.LIBREOFFICE.REGEX([.E14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9];&quot;:[0-9]+&quot;; &quot;&quot;)*12 + ORG.LIBREOFFICE.REGEX([.F14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9]);CAM([.B$1]);SRI([.B149]);CAM([.C$1]);SRI([.C149]);CAM([.D$1]);SRI([.D149]);CAM([.E$1]);NRO([.G149]);CAM([.F$1]);[.H14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0];&quot;:[0-9]+&quot;; &quot;&quot;)*12 + ORG.LIBREOFFICE.REGEX([.E15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0];&quot;:[0-9]+&quot;; &quot;&quot;)*12 + ORG.LIBREOFFICE.REGEX([.F15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0]);CAM([.B$1]);SRI([.B150]);CAM([.C$1]);SRI([.C150]);CAM([.D$1]);SRI([.D150]);CAM([.E$1]);NRO([.G150]);CAM([.F$1]);[.H15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1];&quot;:[0-9]+&quot;; &quot;&quot;)*12 + ORG.LIBREOFFICE.REGEX([.E15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1];&quot;:[0-9]+&quot;; &quot;&quot;)*12 + ORG.LIBREOFFICE.REGEX([.F15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1]);CAM([.B$1]);SRI([.B151]);CAM([.C$1]);SRI([.C151]);CAM([.D$1]);SRI([.D151]);CAM([.E$1]);NRO([.G151]);CAM([.F$1]);[.H15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2];&quot;:[0-9]+&quot;; &quot;&quot;)*12 + ORG.LIBREOFFICE.REGEX([.E15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2];&quot;:[0-9]+&quot;; &quot;&quot;)*12 + ORG.LIBREOFFICE.REGEX([.F15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2]);CAM([.B$1]);SRI([.B152]);CAM([.C$1]);SRI([.C152]);CAM([.D$1]);SRI([.D152]);CAM([.E$1]);NRO([.G152]);CAM([.F$1]);[.H15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3];&quot;:[0-9]+&quot;; &quot;&quot;)*12 + ORG.LIBREOFFICE.REGEX([.E15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3];&quot;:[0-9]+&quot;; &quot;&quot;)*12 + ORG.LIBREOFFICE.REGEX([.F15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3]);CAM([.B$1]);SRI([.B153]);CAM([.C$1]);SRI([.C153]);CAM([.D$1]);SRI([.D153]);CAM([.E$1]);NRO([.G153]);CAM([.F$1]);[.H15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4];&quot;:[0-9]+&quot;; &quot;&quot;)*12 + ORG.LIBREOFFICE.REGEX([.E15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4];&quot;:[0-9]+&quot;; &quot;&quot;)*12 + ORG.LIBREOFFICE.REGEX([.F15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4]);CAM([.B$1]);SRI([.B154]);CAM([.C$1]);SRI([.C154]);CAM([.D$1]);SRI([.D154]);CAM([.E$1]);NRO([.G154]);CAM([.F$1]);[.H15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5];&quot;:[0-9]+&quot;; &quot;&quot;)*12 + ORG.LIBREOFFICE.REGEX([.E15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5];&quot;:[0-9]+&quot;; &quot;&quot;)*12 + ORG.LIBREOFFICE.REGEX([.F15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5]);CAM([.B$1]);SRI([.B155]);CAM([.C$1]);SRI([.C155]);CAM([.D$1]);SRI([.D155]);CAM([.E$1]);NRO([.G155]);CAM([.F$1]);[.H15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6];&quot;:[0-9]+&quot;; &quot;&quot;)*12 + ORG.LIBREOFFICE.REGEX([.E15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6];&quot;:[0-9]+&quot;; &quot;&quot;)*12 + ORG.LIBREOFFICE.REGEX([.F15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6]);CAM([.B$1]);SRI([.B156]);CAM([.C$1]);SRI([.C156]);CAM([.D$1]);SRI([.D156]);CAM([.E$1]);NRO([.G156]);CAM([.F$1]);[.H15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7];&quot;:[0-9]+&quot;; &quot;&quot;)*12 + ORG.LIBREOFFICE.REGEX([.E15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7];&quot;:[0-9]+&quot;; &quot;&quot;)*12 + ORG.LIBREOFFICE.REGEX([.F15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7]);CAM([.B$1]);SRI([.B157]);CAM([.C$1]);SRI([.C157]);CAM([.D$1]);SRI([.D157]);CAM([.E$1]);NRO([.G157]);CAM([.F$1]);[.H15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8];&quot;:[0-9]+&quot;; &quot;&quot;)*12 + ORG.LIBREOFFICE.REGEX([.E15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8];&quot;:[0-9]+&quot;; &quot;&quot;)*12 + ORG.LIBREOFFICE.REGEX([.F15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8]);CAM([.B$1]);SRI([.B158]);CAM([.C$1]);SRI([.C158]);CAM([.D$1]);SRI([.D158]);CAM([.E$1]);NRO([.G158]);CAM([.F$1]);[.H15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9];&quot;:[0-9]+&quot;; &quot;&quot;)*12 + ORG.LIBREOFFICE.REGEX([.E15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9];&quot;:[0-9]+&quot;; &quot;&quot;)*12 + ORG.LIBREOFFICE.REGEX([.F15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9]);CAM([.B$1]);SRI([.B159]);CAM([.C$1]);SRI([.C159]);CAM([.D$1]);SRI([.D159]);CAM([.E$1]);NRO([.G159]);CAM([.F$1]);[.H15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0];&quot;:[0-9]+&quot;; &quot;&quot;)*12 + ORG.LIBREOFFICE.REGEX([.E16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0];&quot;:[0-9]+&quot;; &quot;&quot;)*12 + ORG.LIBREOFFICE.REGEX([.F16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0]);CAM([.B$1]);SRI([.B160]);CAM([.C$1]);SRI([.C160]);CAM([.D$1]);SRI([.D160]);CAM([.E$1]);NRO([.G160]);CAM([.F$1]);[.H16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1];&quot;:[0-9]+&quot;; &quot;&quot;)*12 + ORG.LIBREOFFICE.REGEX([.E16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1];&quot;:[0-9]+&quot;; &quot;&quot;)*12 + ORG.LIBREOFFICE.REGEX([.F16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1]);CAM([.B$1]);SRI([.B161]);CAM([.C$1]);SRI([.C161]);CAM([.D$1]);SRI([.D161]);CAM([.E$1]);NRO([.G161]);CAM([.F$1]);[.H16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2];&quot;:[0-9]+&quot;; &quot;&quot;)*12 + ORG.LIBREOFFICE.REGEX([.E16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2];&quot;:[0-9]+&quot;; &quot;&quot;)*12 + ORG.LIBREOFFICE.REGEX([.F16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2]);CAM([.B$1]);SRI([.B162]);CAM([.C$1]);SRI([.C162]);CAM([.D$1]);SRI([.D162]);CAM([.E$1]);NRO([.G162]);CAM([.F$1]);[.H16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3];&quot;:[0-9]+&quot;; &quot;&quot;)*12 + ORG.LIBREOFFICE.REGEX([.E16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3];&quot;:[0-9]+&quot;; &quot;&quot;)*12 + ORG.LIBREOFFICE.REGEX([.F16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3]);CAM([.B$1]);SRI([.B163]);CAM([.C$1]);SRI([.C163]);CAM([.D$1]);SRI([.D163]);CAM([.E$1]);NRO([.G163]);CAM([.F$1]);[.H16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4];&quot;:[0-9]+&quot;; &quot;&quot;)*12 + ORG.LIBREOFFICE.REGEX([.E16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4];&quot;:[0-9]+&quot;; &quot;&quot;)*12 + ORG.LIBREOFFICE.REGEX([.F16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4]);CAM([.B$1]);SRI([.B164]);CAM([.C$1]);SRI([.C164]);CAM([.D$1]);SRI([.D164]);CAM([.E$1]);NRO([.G164]);CAM([.F$1]);[.H16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5];&quot;:[0-9]+&quot;; &quot;&quot;)*12 + ORG.LIBREOFFICE.REGEX([.E16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5];&quot;:[0-9]+&quot;; &quot;&quot;)*12 + ORG.LIBREOFFICE.REGEX([.F16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5]);CAM([.B$1]);SRI([.B165]);CAM([.C$1]);SRI([.C165]);CAM([.D$1]);SRI([.D165]);CAM([.E$1]);NRO([.G165]);CAM([.F$1]);[.H16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6];&quot;:[0-9]+&quot;; &quot;&quot;)*12 + ORG.LIBREOFFICE.REGEX([.E16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6];&quot;:[0-9]+&quot;; &quot;&quot;)*12 + ORG.LIBREOFFICE.REGEX([.F16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6]);CAM([.B$1]);SRI([.B166]);CAM([.C$1]);SRI([.C166]);CAM([.D$1]);SRI([.D166]);CAM([.E$1]);NRO([.G166]);CAM([.F$1]);[.H16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7];&quot;:[0-9]+&quot;; &quot;&quot;)*12 + ORG.LIBREOFFICE.REGEX([.E16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7];&quot;:[0-9]+&quot;; &quot;&quot;)*12 + ORG.LIBREOFFICE.REGEX([.F16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7]);CAM([.B$1]);SRI([.B167]);CAM([.C$1]);SRI([.C167]);CAM([.D$1]);SRI([.D167]);CAM([.E$1]);NRO([.G167]);CAM([.F$1]);[.H16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8];&quot;:[0-9]+&quot;; &quot;&quot;)*12 + ORG.LIBREOFFICE.REGEX([.E16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8];&quot;:[0-9]+&quot;; &quot;&quot;)*12 + ORG.LIBREOFFICE.REGEX([.F16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8]);CAM([.B$1]);SRI([.B168]);CAM([.C$1]);SRI([.C168]);CAM([.D$1]);SRI([.D168]);CAM([.E$1]);NRO([.G168]);CAM([.F$1]);[.H16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9];&quot;:[0-9]+&quot;; &quot;&quot;)*12 + ORG.LIBREOFFICE.REGEX([.E16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9];&quot;:[0-9]+&quot;; &quot;&quot;)*12 + ORG.LIBREOFFICE.REGEX([.F16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9]);CAM([.B$1]);SRI([.B169]);CAM([.C$1]);SRI([.C169]);CAM([.D$1]);SRI([.D169]);CAM([.E$1]);NRO([.G169]);CAM([.F$1]);[.H16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0];&quot;:[0-9]+&quot;; &quot;&quot;)*12 + ORG.LIBREOFFICE.REGEX([.E17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0];&quot;:[0-9]+&quot;; &quot;&quot;)*12 + ORG.LIBREOFFICE.REGEX([.F17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0]);CAM([.B$1]);SRI([.B170]);CAM([.C$1]);SRI([.C170]);CAM([.D$1]);SRI([.D170]);CAM([.E$1]);NRO([.G170]);CAM([.F$1]);[.H17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1];&quot;:[0-9]+&quot;; &quot;&quot;)*12 + ORG.LIBREOFFICE.REGEX([.E17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1];&quot;:[0-9]+&quot;; &quot;&quot;)*12 + ORG.LIBREOFFICE.REGEX([.F17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1]);CAM([.B$1]);SRI([.B171]);CAM([.C$1]);SRI([.C171]);CAM([.D$1]);SRI([.D171]);CAM([.E$1]);NRO([.G171]);CAM([.F$1]);[.H17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2];&quot;:[0-9]+&quot;; &quot;&quot;)*12 + ORG.LIBREOFFICE.REGEX([.E17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2];&quot;:[0-9]+&quot;; &quot;&quot;)*12 + ORG.LIBREOFFICE.REGEX([.F17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2]);CAM([.B$1]);SRI([.B172]);CAM([.C$1]);SRI([.C172]);CAM([.D$1]);SRI([.D172]);CAM([.E$1]);NRO([.G172]);CAM([.F$1]);[.H17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3];&quot;:[0-9]+&quot;; &quot;&quot;)*12 + ORG.LIBREOFFICE.REGEX([.E17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3];&quot;:[0-9]+&quot;; &quot;&quot;)*12 + ORG.LIBREOFFICE.REGEX([.F17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3]);CAM([.B$1]);SRI([.B173]);CAM([.C$1]);SRI([.C173]);CAM([.D$1]);SRI([.D173]);CAM([.E$1]);NRO([.G173]);CAM([.F$1]);[.H17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4];&quot;:[0-9]+&quot;; &quot;&quot;)*12 + ORG.LIBREOFFICE.REGEX([.E17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4];&quot;:[0-9]+&quot;; &quot;&quot;)*12 + ORG.LIBREOFFICE.REGEX([.F17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4]);CAM([.B$1]);SRI([.B174]);CAM([.C$1]);SRI([.C174]);CAM([.D$1]);SRI([.D174]);CAM([.E$1]);NRO([.G174]);CAM([.F$1]);[.H17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5];&quot;:[0-9]+&quot;; &quot;&quot;)*12 + ORG.LIBREOFFICE.REGEX([.E17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5];&quot;:[0-9]+&quot;; &quot;&quot;)*12 + ORG.LIBREOFFICE.REGEX([.F17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5]);CAM([.B$1]);SRI([.B175]);CAM([.C$1]);SRI([.C175]);CAM([.D$1]);SRI([.D175]);CAM([.E$1]);NRO([.G175]);CAM([.F$1]);[.H17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6];&quot;:[0-9]+&quot;; &quot;&quot;)*12 + ORG.LIBREOFFICE.REGEX([.E17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6];&quot;:[0-9]+&quot;; &quot;&quot;)*12 + ORG.LIBREOFFICE.REGEX([.F17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6]);CAM([.B$1]);SRI([.B176]);CAM([.C$1]);SRI([.C176]);CAM([.D$1]);SRI([.D176]);CAM([.E$1]);NRO([.G176]);CAM([.F$1]);[.H17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7];&quot;:[0-9]+&quot;; &quot;&quot;)*12 + ORG.LIBREOFFICE.REGEX([.E17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7];&quot;:[0-9]+&quot;; &quot;&quot;)*12 + ORG.LIBREOFFICE.REGEX([.F17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7]);CAM([.B$1]);SRI([.B177]);CAM([.C$1]);SRI([.C177]);CAM([.D$1]);SRI([.D177]);CAM([.E$1]);NRO([.G177]);CAM([.F$1]);[.H17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8];&quot;:[0-9]+&quot;; &quot;&quot;)*12 + ORG.LIBREOFFICE.REGEX([.E17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8];&quot;:[0-9]+&quot;; &quot;&quot;)*12 + ORG.LIBREOFFICE.REGEX([.F17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8]);CAM([.B$1]);SRI([.B178]);CAM([.C$1]);SRI([.C178]);CAM([.D$1]);SRI([.D178]);CAM([.E$1]);NRO([.G178]);CAM([.F$1]);[.H17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9];&quot;:[0-9]+&quot;; &quot;&quot;)*12 + ORG.LIBREOFFICE.REGEX([.E17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9];&quot;:[0-9]+&quot;; &quot;&quot;)*12 + ORG.LIBREOFFICE.REGEX([.F17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9]);CAM([.B$1]);SRI([.B179]);CAM([.C$1]);SRI([.C179]);CAM([.D$1]);SRI([.D179]);CAM([.E$1]);NRO([.G179]);CAM([.F$1]);[.H17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0];&quot;:[0-9]+&quot;; &quot;&quot;)*12 + ORG.LIBREOFFICE.REGEX([.E18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0];&quot;:[0-9]+&quot;; &quot;&quot;)*12 + ORG.LIBREOFFICE.REGEX([.F18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0]);CAM([.B$1]);SRI([.B180]);CAM([.C$1]);SRI([.C180]);CAM([.D$1]);SRI([.D180]);CAM([.E$1]);NRO([.G180]);CAM([.F$1]);[.H18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1];&quot;:[0-9]+&quot;; &quot;&quot;)*12 + ORG.LIBREOFFICE.REGEX([.E18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1];&quot;:[0-9]+&quot;; &quot;&quot;)*12 + ORG.LIBREOFFICE.REGEX([.F18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1]);CAM([.B$1]);SRI([.B181]);CAM([.C$1]);SRI([.C181]);CAM([.D$1]);SRI([.D181]);CAM([.E$1]);NRO([.G181]);CAM([.F$1]);[.H18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2];&quot;:[0-9]+&quot;; &quot;&quot;)*12 + ORG.LIBREOFFICE.REGEX([.E18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2];&quot;:[0-9]+&quot;; &quot;&quot;)*12 + ORG.LIBREOFFICE.REGEX([.F18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2]);CAM([.B$1]);SRI([.B182]);CAM([.C$1]);SRI([.C182]);CAM([.D$1]);SRI([.D182]);CAM([.E$1]);NRO([.G182]);CAM([.F$1]);[.H18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3];&quot;:[0-9]+&quot;; &quot;&quot;)*12 + ORG.LIBREOFFICE.REGEX([.E18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3];&quot;:[0-9]+&quot;; &quot;&quot;)*12 + ORG.LIBREOFFICE.REGEX([.F18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3]);CAM([.B$1]);SRI([.B183]);CAM([.C$1]);SRI([.C183]);CAM([.D$1]);SRI([.D183]);CAM([.E$1]);NRO([.G183]);CAM([.F$1]);[.H18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4];&quot;:[0-9]+&quot;; &quot;&quot;)*12 + ORG.LIBREOFFICE.REGEX([.E18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4];&quot;:[0-9]+&quot;; &quot;&quot;)*12 + ORG.LIBREOFFICE.REGEX([.F18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4]);CAM([.B$1]);SRI([.B184]);CAM([.C$1]);SRI([.C184]);CAM([.D$1]);SRI([.D184]);CAM([.E$1]);NRO([.G184]);CAM([.F$1]);[.H18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5];&quot;:[0-9]+&quot;; &quot;&quot;)*12 + ORG.LIBREOFFICE.REGEX([.E18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5];&quot;:[0-9]+&quot;; &quot;&quot;)*12 + ORG.LIBREOFFICE.REGEX([.F18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5]);CAM([.B$1]);SRI([.B185]);CAM([.C$1]);SRI([.C185]);CAM([.D$1]);SRI([.D185]);CAM([.E$1]);NRO([.G185]);CAM([.F$1]);[.H18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6];&quot;:[0-9]+&quot;; &quot;&quot;)*12 + ORG.LIBREOFFICE.REGEX([.E18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6];&quot;:[0-9]+&quot;; &quot;&quot;)*12 + ORG.LIBREOFFICE.REGEX([.F18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6]);CAM([.B$1]);SRI([.B186]);CAM([.C$1]);SRI([.C186]);CAM([.D$1]);SRI([.D186]);CAM([.E$1]);NRO([.G186]);CAM([.F$1]);[.H18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7];&quot;:[0-9]+&quot;; &quot;&quot;)*12 + ORG.LIBREOFFICE.REGEX([.E18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7];&quot;:[0-9]+&quot;; &quot;&quot;)*12 + ORG.LIBREOFFICE.REGEX([.F18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7]);CAM([.B$1]);SRI([.B187]);CAM([.C$1]);SRI([.C187]);CAM([.D$1]);SRI([.D187]);CAM([.E$1]);NRO([.G187]);CAM([.F$1]);[.H18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8];&quot;:[0-9]+&quot;; &quot;&quot;)*12 + ORG.LIBREOFFICE.REGEX([.E18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8];&quot;:[0-9]+&quot;; &quot;&quot;)*12 + ORG.LIBREOFFICE.REGEX([.F18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8]);CAM([.B$1]);SRI([.B188]);CAM([.C$1]);SRI([.C188]);CAM([.D$1]);SRI([.D188]);CAM([.E$1]);NRO([.G188]);CAM([.F$1]);[.H18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9];&quot;:[0-9]+&quot;; &quot;&quot;)*12 + ORG.LIBREOFFICE.REGEX([.E18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9];&quot;:[0-9]+&quot;; &quot;&quot;)*12 + ORG.LIBREOFFICE.REGEX([.F18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9]);CAM([.B$1]);SRI([.B189]);CAM([.C$1]);SRI([.C189]);CAM([.D$1]);SRI([.D189]);CAM([.E$1]);NRO([.G189]);CAM([.F$1]);[.H18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0];&quot;:[0-9]+&quot;; &quot;&quot;)*12 + ORG.LIBREOFFICE.REGEX([.E19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0];&quot;:[0-9]+&quot;; &quot;&quot;)*12 + ORG.LIBREOFFICE.REGEX([.F19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0]);CAM([.B$1]);SRI([.B190]);CAM([.C$1]);SRI([.C190]);CAM([.D$1]);SRI([.D190]);CAM([.E$1]);NRO([.G190]);CAM([.F$1]);[.H19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1];&quot;:[0-9]+&quot;; &quot;&quot;)*12 + ORG.LIBREOFFICE.REGEX([.E19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1];&quot;:[0-9]+&quot;; &quot;&quot;)*12 + ORG.LIBREOFFICE.REGEX([.F19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1]);CAM([.B$1]);SRI([.B191]);CAM([.C$1]);SRI([.C191]);CAM([.D$1]);SRI([.D191]);CAM([.E$1]);NRO([.G191]);CAM([.F$1]);[.H19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2];&quot;:[0-9]+&quot;; &quot;&quot;)*12 + ORG.LIBREOFFICE.REGEX([.E19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2];&quot;:[0-9]+&quot;; &quot;&quot;)*12 + ORG.LIBREOFFICE.REGEX([.F19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2]);CAM([.B$1]);SRI([.B192]);CAM([.C$1]);SRI([.C192]);CAM([.D$1]);SRI([.D192]);CAM([.E$1]);NRO([.G192]);CAM([.F$1]);[.H19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3];&quot;:[0-9]+&quot;; &quot;&quot;)*12 + ORG.LIBREOFFICE.REGEX([.E19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3];&quot;:[0-9]+&quot;; &quot;&quot;)*12 + ORG.LIBREOFFICE.REGEX([.F19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3]);CAM([.B$1]);SRI([.B193]);CAM([.C$1]);SRI([.C193]);CAM([.D$1]);SRI([.D193]);CAM([.E$1]);NRO([.G193]);CAM([.F$1]);[.H19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4];&quot;:[0-9]+&quot;; &quot;&quot;)*12 + ORG.LIBREOFFICE.REGEX([.E19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4];&quot;:[0-9]+&quot;; &quot;&quot;)*12 + ORG.LIBREOFFICE.REGEX([.F19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4]);CAM([.B$1]);SRI([.B194]);CAM([.C$1]);SRI([.C194]);CAM([.D$1]);SRI([.D194]);CAM([.E$1]);NRO([.G194]);CAM([.F$1]);[.H19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5];&quot;:[0-9]+&quot;; &quot;&quot;)*12 + ORG.LIBREOFFICE.REGEX([.E19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5];&quot;:[0-9]+&quot;; &quot;&quot;)*12 + ORG.LIBREOFFICE.REGEX([.F19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5]);CAM([.B$1]);SRI([.B195]);CAM([.C$1]);SRI([.C195]);CAM([.D$1]);SRI([.D195]);CAM([.E$1]);NRO([.G195]);CAM([.F$1]);[.H19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6];&quot;:[0-9]+&quot;; &quot;&quot;)*12 + ORG.LIBREOFFICE.REGEX([.E19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6];&quot;:[0-9]+&quot;; &quot;&quot;)*12 + ORG.LIBREOFFICE.REGEX([.F19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6]);CAM([.B$1]);SRI([.B196]);CAM([.C$1]);SRI([.C196]);CAM([.D$1]);SRI([.D196]);CAM([.E$1]);NRO([.G196]);CAM([.F$1]);[.H19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7];&quot;:[0-9]+&quot;; &quot;&quot;)*12 + ORG.LIBREOFFICE.REGEX([.E19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7];&quot;:[0-9]+&quot;; &quot;&quot;)*12 + ORG.LIBREOFFICE.REGEX([.F19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7]);CAM([.B$1]);SRI([.B197]);CAM([.C$1]);SRI([.C197]);CAM([.D$1]);SRI([.D197]);CAM([.E$1]);NRO([.G197]);CAM([.F$1]);[.H19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8];&quot;:[0-9]+&quot;; &quot;&quot;)*12 + ORG.LIBREOFFICE.REGEX([.E19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8];&quot;:[0-9]+&quot;; &quot;&quot;)*12 + ORG.LIBREOFFICE.REGEX([.F19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8]);CAM([.B$1]);SRI([.B198]);CAM([.C$1]);SRI([.C198]);CAM([.D$1]);SRI([.D198]);CAM([.E$1]);NRO([.G198]);CAM([.F$1]);[.H19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9];&quot;:[0-9]+&quot;; &quot;&quot;)*12 + ORG.LIBREOFFICE.REGEX([.E19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9];&quot;:[0-9]+&quot;; &quot;&quot;)*12 + ORG.LIBREOFFICE.REGEX([.F19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9]);CAM([.B$1]);SRI([.B199]);CAM([.C$1]);SRI([.C199]);CAM([.D$1]);SRI([.D199]);CAM([.E$1]);NRO([.G199]);CAM([.F$1]);[.H19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0];&quot;:[0-9]+&quot;; &quot;&quot;)*12 + ORG.LIBREOFFICE.REGEX([.E20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0];&quot;:[0-9]+&quot;; &quot;&quot;)*12 + ORG.LIBREOFFICE.REGEX([.F20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0]);CAM([.B$1]);SRI([.B200]);CAM([.C$1]);SRI([.C200]);CAM([.D$1]);SRI([.D200]);CAM([.E$1]);NRO([.G200]);CAM([.F$1]);[.H20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1];&quot;:[0-9]+&quot;; &quot;&quot;)*12 + ORG.LIBREOFFICE.REGEX([.E20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1];&quot;:[0-9]+&quot;; &quot;&quot;)*12 + ORG.LIBREOFFICE.REGEX([.F20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1]);CAM([.B$1]);SRI([.B201]);CAM([.C$1]);SRI([.C201]);CAM([.D$1]);SRI([.D201]);CAM([.E$1]);NRO([.G201]);CAM([.F$1]);[.H20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2];&quot;:[0-9]+&quot;; &quot;&quot;)*12 + ORG.LIBREOFFICE.REGEX([.E20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2];&quot;:[0-9]+&quot;; &quot;&quot;)*12 + ORG.LIBREOFFICE.REGEX([.F20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2]);CAM([.B$1]);SRI([.B202]);CAM([.C$1]);SRI([.C202]);CAM([.D$1]);SRI([.D202]);CAM([.E$1]);NRO([.G202]);CAM([.F$1]);[.H20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3];&quot;:[0-9]+&quot;; &quot;&quot;)*12 + ORG.LIBREOFFICE.REGEX([.E20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3];&quot;:[0-9]+&quot;; &quot;&quot;)*12 + ORG.LIBREOFFICE.REGEX([.F20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3]);CAM([.B$1]);SRI([.B203]);CAM([.C$1]);SRI([.C203]);CAM([.D$1]);SRI([.D203]);CAM([.E$1]);NRO([.G203]);CAM([.F$1]);[.H20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4];&quot;:[0-9]+&quot;; &quot;&quot;)*12 + ORG.LIBREOFFICE.REGEX([.E20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4];&quot;:[0-9]+&quot;; &quot;&quot;)*12 + ORG.LIBREOFFICE.REGEX([.F20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4]);CAM([.B$1]);SRI([.B204]);CAM([.C$1]);SRI([.C204]);CAM([.D$1]);SRI([.D204]);CAM([.E$1]);NRO([.G204]);CAM([.F$1]);[.H20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5];&quot;:[0-9]+&quot;; &quot;&quot;)*12 + ORG.LIBREOFFICE.REGEX([.E20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5];&quot;:[0-9]+&quot;; &quot;&quot;)*12 + ORG.LIBREOFFICE.REGEX([.F20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5]);CAM([.B$1]);SRI([.B205]);CAM([.C$1]);SRI([.C205]);CAM([.D$1]);SRI([.D205]);CAM([.E$1]);NRO([.G205]);CAM([.F$1]);[.H20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6];&quot;:[0-9]+&quot;; &quot;&quot;)*12 + ORG.LIBREOFFICE.REGEX([.E20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6];&quot;:[0-9]+&quot;; &quot;&quot;)*12 + ORG.LIBREOFFICE.REGEX([.F20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6]);CAM([.B$1]);SRI([.B206]);CAM([.C$1]);SRI([.C206]);CAM([.D$1]);SRI([.D206]);CAM([.E$1]);NRO([.G206]);CAM([.F$1]);[.H20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7];&quot;:[0-9]+&quot;; &quot;&quot;)*12 + ORG.LIBREOFFICE.REGEX([.E20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7];&quot;:[0-9]+&quot;; &quot;&quot;)*12 + ORG.LIBREOFFICE.REGEX([.F20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7]);CAM([.B$1]);SRI([.B207]);CAM([.C$1]);SRI([.C207]);CAM([.D$1]);SRI([.D207]);CAM([.E$1]);NRO([.G207]);CAM([.F$1]);[.H20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8];&quot;:[0-9]+&quot;; &quot;&quot;)*12 + ORG.LIBREOFFICE.REGEX([.E20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8];&quot;:[0-9]+&quot;; &quot;&quot;)*12 + ORG.LIBREOFFICE.REGEX([.F20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8]);CAM([.B$1]);SRI([.B208]);CAM([.C$1]);SRI([.C208]);CAM([.D$1]);SRI([.D208]);CAM([.E$1]);NRO([.G208]);CAM([.F$1]);[.H20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9];&quot;:[0-9]+&quot;; &quot;&quot;)*12 + ORG.LIBREOFFICE.REGEX([.E20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9];&quot;:[0-9]+&quot;; &quot;&quot;)*12 + ORG.LIBREOFFICE.REGEX([.F20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9]);CAM([.B$1]);SRI([.B209]);CAM([.C$1]);SRI([.C209]);CAM([.D$1]);SRI([.D209]);CAM([.E$1]);NRO([.G209]);CAM([.F$1]);[.H20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0];&quot;:[0-9]+&quot;; &quot;&quot;)*12 + ORG.LIBREOFFICE.REGEX([.E21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0];&quot;:[0-9]+&quot;; &quot;&quot;)*12 + ORG.LIBREOFFICE.REGEX([.F21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0]);CAM([.B$1]);SRI([.B210]);CAM([.C$1]);SRI([.C210]);CAM([.D$1]);SRI([.D210]);CAM([.E$1]);NRO([.G210]);CAM([.F$1]);[.H21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1];&quot;:[0-9]+&quot;; &quot;&quot;)*12 + ORG.LIBREOFFICE.REGEX([.E21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1];&quot;:[0-9]+&quot;; &quot;&quot;)*12 + ORG.LIBREOFFICE.REGEX([.F21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1]);CAM([.B$1]);SRI([.B211]);CAM([.C$1]);SRI([.C211]);CAM([.D$1]);SRI([.D211]);CAM([.E$1]);NRO([.G211]);CAM([.F$1]);[.H21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2];&quot;:[0-9]+&quot;; &quot;&quot;)*12 + ORG.LIBREOFFICE.REGEX([.E21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2];&quot;:[0-9]+&quot;; &quot;&quot;)*12 + ORG.LIBREOFFICE.REGEX([.F21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2]);CAM([.B$1]);SRI([.B212]);CAM([.C$1]);SRI([.C212]);CAM([.D$1]);SRI([.D212]);CAM([.E$1]);NRO([.G212]);CAM([.F$1]);[.H21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3];&quot;:[0-9]+&quot;; &quot;&quot;)*12 + ORG.LIBREOFFICE.REGEX([.E21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3];&quot;:[0-9]+&quot;; &quot;&quot;)*12 + ORG.LIBREOFFICE.REGEX([.F21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3]);CAM([.B$1]);SRI([.B213]);CAM([.C$1]);SRI([.C213]);CAM([.D$1]);SRI([.D213]);CAM([.E$1]);NRO([.G213]);CAM([.F$1]);[.H21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4];&quot;:[0-9]+&quot;; &quot;&quot;)*12 + ORG.LIBREOFFICE.REGEX([.E21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4];&quot;:[0-9]+&quot;; &quot;&quot;)*12 + ORG.LIBREOFFICE.REGEX([.F21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4]);CAM([.B$1]);SRI([.B214]);CAM([.C$1]);SRI([.C214]);CAM([.D$1]);SRI([.D214]);CAM([.E$1]);NRO([.G214]);CAM([.F$1]);[.H21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5];&quot;:[0-9]+&quot;; &quot;&quot;)*12 + ORG.LIBREOFFICE.REGEX([.E21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5];&quot;:[0-9]+&quot;; &quot;&quot;)*12 + ORG.LIBREOFFICE.REGEX([.F21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5]);CAM([.B$1]);SRI([.B215]);CAM([.C$1]);SRI([.C215]);CAM([.D$1]);SRI([.D215]);CAM([.E$1]);NRO([.G215]);CAM([.F$1]);[.H21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6];&quot;:[0-9]+&quot;; &quot;&quot;)*12 + ORG.LIBREOFFICE.REGEX([.E21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6];&quot;:[0-9]+&quot;; &quot;&quot;)*12 + ORG.LIBREOFFICE.REGEX([.F21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6]);CAM([.B$1]);SRI([.B216]);CAM([.C$1]);SRI([.C216]);CAM([.D$1]);SRI([.D216]);CAM([.E$1]);NRO([.G216]);CAM([.F$1]);[.H21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7];&quot;:[0-9]+&quot;; &quot;&quot;)*12 + ORG.LIBREOFFICE.REGEX([.E21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7];&quot;:[0-9]+&quot;; &quot;&quot;)*12 + ORG.LIBREOFFICE.REGEX([.F21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7]);CAM([.B$1]);SRI([.B217]);CAM([.C$1]);SRI([.C217]);CAM([.D$1]);SRI([.D217]);CAM([.E$1]);NRO([.G217]);CAM([.F$1]);[.H21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8];&quot;:[0-9]+&quot;; &quot;&quot;)*12 + ORG.LIBREOFFICE.REGEX([.E21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8];&quot;:[0-9]+&quot;; &quot;&quot;)*12 + ORG.LIBREOFFICE.REGEX([.F21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8]);CAM([.B$1]);SRI([.B218]);CAM([.C$1]);SRI([.C218]);CAM([.D$1]);SRI([.D218]);CAM([.E$1]);NRO([.G218]);CAM([.F$1]);[.H21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9];&quot;:[0-9]+&quot;; &quot;&quot;)*12 + ORG.LIBREOFFICE.REGEX([.E21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9];&quot;:[0-9]+&quot;; &quot;&quot;)*12 + ORG.LIBREOFFICE.REGEX([.F21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9]);CAM([.B$1]);SRI([.B219]);CAM([.C$1]);SRI([.C219]);CAM([.D$1]);SRI([.D219]);CAM([.E$1]);NRO([.G219]);CAM([.F$1]);[.H21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0];&quot;:[0-9]+&quot;; &quot;&quot;)*12 + ORG.LIBREOFFICE.REGEX([.E22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0];&quot;:[0-9]+&quot;; &quot;&quot;)*12 + ORG.LIBREOFFICE.REGEX([.F22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0]);CAM([.B$1]);SRI([.B220]);CAM([.C$1]);SRI([.C220]);CAM([.D$1]);SRI([.D220]);CAM([.E$1]);NRO([.G220]);CAM([.F$1]);[.H22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1];&quot;:[0-9]+&quot;; &quot;&quot;)*12 + ORG.LIBREOFFICE.REGEX([.E22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1];&quot;:[0-9]+&quot;; &quot;&quot;)*12 + ORG.LIBREOFFICE.REGEX([.F22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1]);CAM([.B$1]);SRI([.B221]);CAM([.C$1]);SRI([.C221]);CAM([.D$1]);SRI([.D221]);CAM([.E$1]);NRO([.G221]);CAM([.F$1]);[.H22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2];&quot;:[0-9]+&quot;; &quot;&quot;)*12 + ORG.LIBREOFFICE.REGEX([.E22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2];&quot;:[0-9]+&quot;; &quot;&quot;)*12 + ORG.LIBREOFFICE.REGEX([.F22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2]);CAM([.B$1]);SRI([.B222]);CAM([.C$1]);SRI([.C222]);CAM([.D$1]);SRI([.D222]);CAM([.E$1]);NRO([.G222]);CAM([.F$1]);[.H22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3];&quot;:[0-9]+&quot;; &quot;&quot;)*12 + ORG.LIBREOFFICE.REGEX([.E22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3];&quot;:[0-9]+&quot;; &quot;&quot;)*12 + ORG.LIBREOFFICE.REGEX([.F22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3]);CAM([.B$1]);SRI([.B223]);CAM([.C$1]);SRI([.C223]);CAM([.D$1]);SRI([.D223]);CAM([.E$1]);NRO([.G223]);CAM([.F$1]);[.H22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4];&quot;:[0-9]+&quot;; &quot;&quot;)*12 + ORG.LIBREOFFICE.REGEX([.E22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4];&quot;:[0-9]+&quot;; &quot;&quot;)*12 + ORG.LIBREOFFICE.REGEX([.F22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4]);CAM([.B$1]);SRI([.B224]);CAM([.C$1]);SRI([.C224]);CAM([.D$1]);SRI([.D224]);CAM([.E$1]);NRO([.G224]);CAM([.F$1]);[.H22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5];&quot;:[0-9]+&quot;; &quot;&quot;)*12 + ORG.LIBREOFFICE.REGEX([.E22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5];&quot;:[0-9]+&quot;; &quot;&quot;)*12 + ORG.LIBREOFFICE.REGEX([.F22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5]);CAM([.B$1]);SRI([.B225]);CAM([.C$1]);SRI([.C225]);CAM([.D$1]);SRI([.D225]);CAM([.E$1]);NRO([.G225]);CAM([.F$1]);[.H22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6];&quot;:[0-9]+&quot;; &quot;&quot;)*12 + ORG.LIBREOFFICE.REGEX([.E22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6];&quot;:[0-9]+&quot;; &quot;&quot;)*12 + ORG.LIBREOFFICE.REGEX([.F22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6]);CAM([.B$1]);SRI([.B226]);CAM([.C$1]);SRI([.C226]);CAM([.D$1]);SRI([.D226]);CAM([.E$1]);NRO([.G226]);CAM([.F$1]);[.H22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7];&quot;:[0-9]+&quot;; &quot;&quot;)*12 + ORG.LIBREOFFICE.REGEX([.E22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7];&quot;:[0-9]+&quot;; &quot;&quot;)*12 + ORG.LIBREOFFICE.REGEX([.F22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7]);CAM([.B$1]);SRI([.B227]);CAM([.C$1]);SRI([.C227]);CAM([.D$1]);SRI([.D227]);CAM([.E$1]);NRO([.G227]);CAM([.F$1]);[.H22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8];&quot;:[0-9]+&quot;; &quot;&quot;)*12 + ORG.LIBREOFFICE.REGEX([.E22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8];&quot;:[0-9]+&quot;; &quot;&quot;)*12 + ORG.LIBREOFFICE.REGEX([.F22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8]);CAM([.B$1]);SRI([.B228]);CAM([.C$1]);SRI([.C228]);CAM([.D$1]);SRI([.D228]);CAM([.E$1]);NRO([.G228]);CAM([.F$1]);[.H22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9];&quot;:[0-9]+&quot;; &quot;&quot;)*12 + ORG.LIBREOFFICE.REGEX([.E22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9];&quot;:[0-9]+&quot;; &quot;&quot;)*12 + ORG.LIBREOFFICE.REGEX([.F22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9]);CAM([.B$1]);SRI([.B229]);CAM([.C$1]);SRI([.C229]);CAM([.D$1]);SRI([.D229]);CAM([.E$1]);NRO([.G229]);CAM([.F$1]);[.H22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0];&quot;:[0-9]+&quot;; &quot;&quot;)*12 + ORG.LIBREOFFICE.REGEX([.E23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0];&quot;:[0-9]+&quot;; &quot;&quot;)*12 + ORG.LIBREOFFICE.REGEX([.F23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0]);CAM([.B$1]);SRI([.B230]);CAM([.C$1]);SRI([.C230]);CAM([.D$1]);SRI([.D230]);CAM([.E$1]);NRO([.G230]);CAM([.F$1]);[.H23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1];&quot;:[0-9]+&quot;; &quot;&quot;)*12 + ORG.LIBREOFFICE.REGEX([.E23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1];&quot;:[0-9]+&quot;; &quot;&quot;)*12 + ORG.LIBREOFFICE.REGEX([.F23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1]);CAM([.B$1]);SRI([.B231]);CAM([.C$1]);SRI([.C231]);CAM([.D$1]);SRI([.D231]);CAM([.E$1]);NRO([.G231]);CAM([.F$1]);[.H23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2];&quot;:[0-9]+&quot;; &quot;&quot;)*12 + ORG.LIBREOFFICE.REGEX([.E23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2];&quot;:[0-9]+&quot;; &quot;&quot;)*12 + ORG.LIBREOFFICE.REGEX([.F23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2]);CAM([.B$1]);SRI([.B232]);CAM([.C$1]);SRI([.C232]);CAM([.D$1]);SRI([.D232]);CAM([.E$1]);NRO([.G232]);CAM([.F$1]);[.H23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3];&quot;:[0-9]+&quot;; &quot;&quot;)*12 + ORG.LIBREOFFICE.REGEX([.E23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3];&quot;:[0-9]+&quot;; &quot;&quot;)*12 + ORG.LIBREOFFICE.REGEX([.F23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3]);CAM([.B$1]);SRI([.B233]);CAM([.C$1]);SRI([.C233]);CAM([.D$1]);SRI([.D233]);CAM([.E$1]);NRO([.G233]);CAM([.F$1]);[.H23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4];&quot;:[0-9]+&quot;; &quot;&quot;)*12 + ORG.LIBREOFFICE.REGEX([.E23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4];&quot;:[0-9]+&quot;; &quot;&quot;)*12 + ORG.LIBREOFFICE.REGEX([.F23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4]);CAM([.B$1]);SRI([.B234]);CAM([.C$1]);SRI([.C234]);CAM([.D$1]);SRI([.D234]);CAM([.E$1]);NRO([.G234]);CAM([.F$1]);[.H23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5];&quot;:[0-9]+&quot;; &quot;&quot;)*12 + ORG.LIBREOFFICE.REGEX([.E23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5];&quot;:[0-9]+&quot;; &quot;&quot;)*12 + ORG.LIBREOFFICE.REGEX([.F23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5]);CAM([.B$1]);SRI([.B235]);CAM([.C$1]);SRI([.C235]);CAM([.D$1]);SRI([.D235]);CAM([.E$1]);NRO([.G235]);CAM([.F$1]);[.H23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6];&quot;:[0-9]+&quot;; &quot;&quot;)*12 + ORG.LIBREOFFICE.REGEX([.E23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6];&quot;:[0-9]+&quot;; &quot;&quot;)*12 + ORG.LIBREOFFICE.REGEX([.F23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6]);CAM([.B$1]);SRI([.B236]);CAM([.C$1]);SRI([.C236]);CAM([.D$1]);SRI([.D236]);CAM([.E$1]);NRO([.G236]);CAM([.F$1]);[.H23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7];&quot;:[0-9]+&quot;; &quot;&quot;)*12 + ORG.LIBREOFFICE.REGEX([.E23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7];&quot;:[0-9]+&quot;; &quot;&quot;)*12 + ORG.LIBREOFFICE.REGEX([.F23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7]);CAM([.B$1]);SRI([.B237]);CAM([.C$1]);SRI([.C237]);CAM([.D$1]);SRI([.D237]);CAM([.E$1]);NRO([.G237]);CAM([.F$1]);[.H23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8];&quot;:[0-9]+&quot;; &quot;&quot;)*12 + ORG.LIBREOFFICE.REGEX([.E23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8];&quot;:[0-9]+&quot;; &quot;&quot;)*12 + ORG.LIBREOFFICE.REGEX([.F23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8]);CAM([.B$1]);SRI([.B238]);CAM([.C$1]);SRI([.C238]);CAM([.D$1]);SRI([.D238]);CAM([.E$1]);NRO([.G238]);CAM([.F$1]);[.H23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9];&quot;:[0-9]+&quot;; &quot;&quot;)*12 + ORG.LIBREOFFICE.REGEX([.E23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9];&quot;:[0-9]+&quot;; &quot;&quot;)*12 + ORG.LIBREOFFICE.REGEX([.F23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9]);CAM([.B$1]);SRI([.B239]);CAM([.C$1]);SRI([.C239]);CAM([.D$1]);SRI([.D239]);CAM([.E$1]);NRO([.G239]);CAM([.F$1]);[.H23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0];&quot;:[0-9]+&quot;; &quot;&quot;)*12 + ORG.LIBREOFFICE.REGEX([.E24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0];&quot;:[0-9]+&quot;; &quot;&quot;)*12 + ORG.LIBREOFFICE.REGEX([.F24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0]);CAM([.B$1]);SRI([.B240]);CAM([.C$1]);SRI([.C240]);CAM([.D$1]);SRI([.D240]);CAM([.E$1]);NRO([.G240]);CAM([.F$1]);[.H24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1];&quot;:[0-9]+&quot;; &quot;&quot;)*12 + ORG.LIBREOFFICE.REGEX([.E24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1];&quot;:[0-9]+&quot;; &quot;&quot;)*12 + ORG.LIBREOFFICE.REGEX([.F24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1]);CAM([.B$1]);SRI([.B241]);CAM([.C$1]);SRI([.C241]);CAM([.D$1]);SRI([.D241]);CAM([.E$1]);NRO([.G241]);CAM([.F$1]);[.H24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2];&quot;:[0-9]+&quot;; &quot;&quot;)*12 + ORG.LIBREOFFICE.REGEX([.E24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2];&quot;:[0-9]+&quot;; &quot;&quot;)*12 + ORG.LIBREOFFICE.REGEX([.F24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2]);CAM([.B$1]);SRI([.B242]);CAM([.C$1]);SRI([.C242]);CAM([.D$1]);SRI([.D242]);CAM([.E$1]);NRO([.G242]);CAM([.F$1]);[.H24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3];&quot;:[0-9]+&quot;; &quot;&quot;)*12 + ORG.LIBREOFFICE.REGEX([.E24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3];&quot;:[0-9]+&quot;; &quot;&quot;)*12 + ORG.LIBREOFFICE.REGEX([.F24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3]);CAM([.B$1]);SRI([.B243]);CAM([.C$1]);SRI([.C243]);CAM([.D$1]);SRI([.D243]);CAM([.E$1]);NRO([.G243]);CAM([.F$1]);[.H24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4];&quot;:[0-9]+&quot;; &quot;&quot;)*12 + ORG.LIBREOFFICE.REGEX([.E24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4];&quot;:[0-9]+&quot;; &quot;&quot;)*12 + ORG.LIBREOFFICE.REGEX([.F24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4]);CAM([.B$1]);SRI([.B244]);CAM([.C$1]);SRI([.C244]);CAM([.D$1]);SRI([.D244]);CAM([.E$1]);NRO([.G244]);CAM([.F$1]);[.H24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5];&quot;:[0-9]+&quot;; &quot;&quot;)*12 + ORG.LIBREOFFICE.REGEX([.E24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5];&quot;:[0-9]+&quot;; &quot;&quot;)*12 + ORG.LIBREOFFICE.REGEX([.F24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5]);CAM([.B$1]);SRI([.B245]);CAM([.C$1]);SRI([.C245]);CAM([.D$1]);SRI([.D245]);CAM([.E$1]);NRO([.G245]);CAM([.F$1]);[.H24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6];&quot;:[0-9]+&quot;; &quot;&quot;)*12 + ORG.LIBREOFFICE.REGEX([.E24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6];&quot;:[0-9]+&quot;; &quot;&quot;)*12 + ORG.LIBREOFFICE.REGEX([.F24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6]);CAM([.B$1]);SRI([.B246]);CAM([.C$1]);SRI([.C246]);CAM([.D$1]);SRI([.D246]);CAM([.E$1]);NRO([.G246]);CAM([.F$1]);[.H24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7];&quot;:[0-9]+&quot;; &quot;&quot;)*12 + ORG.LIBREOFFICE.REGEX([.E24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7];&quot;:[0-9]+&quot;; &quot;&quot;)*12 + ORG.LIBREOFFICE.REGEX([.F24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7]);CAM([.B$1]);SRI([.B247]);CAM([.C$1]);SRI([.C247]);CAM([.D$1]);SRI([.D247]);CAM([.E$1]);NRO([.G247]);CAM([.F$1]);[.H24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8];&quot;:[0-9]+&quot;; &quot;&quot;)*12 + ORG.LIBREOFFICE.REGEX([.E24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8];&quot;:[0-9]+&quot;; &quot;&quot;)*12 + ORG.LIBREOFFICE.REGEX([.F24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8]);CAM([.B$1]);SRI([.B248]);CAM([.C$1]);SRI([.C248]);CAM([.D$1]);SRI([.D248]);CAM([.E$1]);NRO([.G248]);CAM([.F$1]);[.H24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9];&quot;:[0-9]+&quot;; &quot;&quot;)*12 + ORG.LIBREOFFICE.REGEX([.E24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9];&quot;:[0-9]+&quot;; &quot;&quot;)*12 + ORG.LIBREOFFICE.REGEX([.F24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9]);CAM([.B$1]);SRI([.B249]);CAM([.C$1]);SRI([.C249]);CAM([.D$1]);SRI([.D249]);CAM([.E$1]);NRO([.G249]);CAM([.F$1]);[.H24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0];&quot;:[0-9]+&quot;; &quot;&quot;)*12 + ORG.LIBREOFFICE.REGEX([.E25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0];&quot;:[0-9]+&quot;; &quot;&quot;)*12 + ORG.LIBREOFFICE.REGEX([.F25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0]);CAM([.B$1]);SRI([.B250]);CAM([.C$1]);SRI([.C250]);CAM([.D$1]);SRI([.D250]);CAM([.E$1]);NRO([.G250]);CAM([.F$1]);[.H25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1];&quot;:[0-9]+&quot;; &quot;&quot;)*12 + ORG.LIBREOFFICE.REGEX([.E25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1];&quot;:[0-9]+&quot;; &quot;&quot;)*12 + ORG.LIBREOFFICE.REGEX([.F25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1]);CAM([.B$1]);SRI([.B251]);CAM([.C$1]);SRI([.C251]);CAM([.D$1]);SRI([.D251]);CAM([.E$1]);NRO([.G251]);CAM([.F$1]);[.H25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2];&quot;:[0-9]+&quot;; &quot;&quot;)*12 + ORG.LIBREOFFICE.REGEX([.E25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2];&quot;:[0-9]+&quot;; &quot;&quot;)*12 + ORG.LIBREOFFICE.REGEX([.F25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2]);CAM([.B$1]);SRI([.B252]);CAM([.C$1]);SRI([.C252]);CAM([.D$1]);SRI([.D252]);CAM([.E$1]);NRO([.G252]);CAM([.F$1]);[.H25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3];&quot;:[0-9]+&quot;; &quot;&quot;)*12 + ORG.LIBREOFFICE.REGEX([.E25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3];&quot;:[0-9]+&quot;; &quot;&quot;)*12 + ORG.LIBREOFFICE.REGEX([.F25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3]);CAM([.B$1]);SRI([.B253]);CAM([.C$1]);SRI([.C253]);CAM([.D$1]);SRI([.D253]);CAM([.E$1]);NRO([.G253]);CAM([.F$1]);[.H25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4];&quot;:[0-9]+&quot;; &quot;&quot;)*12 + ORG.LIBREOFFICE.REGEX([.E25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4];&quot;:[0-9]+&quot;; &quot;&quot;)*12 + ORG.LIBREOFFICE.REGEX([.F25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4]);CAM([.B$1]);SRI([.B254]);CAM([.C$1]);SRI([.C254]);CAM([.D$1]);SRI([.D254]);CAM([.E$1]);NRO([.G254]);CAM([.F$1]);[.H25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5];&quot;:[0-9]+&quot;; &quot;&quot;)*12 + ORG.LIBREOFFICE.REGEX([.E25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5];&quot;:[0-9]+&quot;; &quot;&quot;)*12 + ORG.LIBREOFFICE.REGEX([.F25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5]);CAM([.B$1]);SRI([.B255]);CAM([.C$1]);SRI([.C255]);CAM([.D$1]);SRI([.D255]);CAM([.E$1]);NRO([.G255]);CAM([.F$1]);[.H25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6];&quot;:[0-9]+&quot;; &quot;&quot;)*12 + ORG.LIBREOFFICE.REGEX([.E25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6];&quot;:[0-9]+&quot;; &quot;&quot;)*12 + ORG.LIBREOFFICE.REGEX([.F25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6]);CAM([.B$1]);SRI([.B256]);CAM([.C$1]);SRI([.C256]);CAM([.D$1]);SRI([.D256]);CAM([.E$1]);NRO([.G256]);CAM([.F$1]);[.H25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7];&quot;:[0-9]+&quot;; &quot;&quot;)*12 + ORG.LIBREOFFICE.REGEX([.E25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7];&quot;:[0-9]+&quot;; &quot;&quot;)*12 + ORG.LIBREOFFICE.REGEX([.F25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7]);CAM([.B$1]);SRI([.B257]);CAM([.C$1]);SRI([.C257]);CAM([.D$1]);SRI([.D257]);CAM([.E$1]);NRO([.G257]);CAM([.F$1]);[.H25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8];&quot;:[0-9]+&quot;; &quot;&quot;)*12 + ORG.LIBREOFFICE.REGEX([.E25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8];&quot;:[0-9]+&quot;; &quot;&quot;)*12 + ORG.LIBREOFFICE.REGEX([.F25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8]);CAM([.B$1]);SRI([.B258]);CAM([.C$1]);SRI([.C258]);CAM([.D$1]);SRI([.D258]);CAM([.E$1]);NRO([.G258]);CAM([.F$1]);[.H25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9];&quot;:[0-9]+&quot;; &quot;&quot;)*12 + ORG.LIBREOFFICE.REGEX([.E25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9];&quot;:[0-9]+&quot;; &quot;&quot;)*12 + ORG.LIBREOFFICE.REGEX([.F25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9]);CAM([.B$1]);SRI([.B259]);CAM([.C$1]);SRI([.C259]);CAM([.D$1]);SRI([.D259]);CAM([.E$1]);NRO([.G259]);CAM([.F$1]);[.H25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0];&quot;:[0-9]+&quot;; &quot;&quot;)*12 + ORG.LIBREOFFICE.REGEX([.E26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0];&quot;:[0-9]+&quot;; &quot;&quot;)*12 + ORG.LIBREOFFICE.REGEX([.F26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0]);CAM([.B$1]);SRI([.B260]);CAM([.C$1]);SRI([.C260]);CAM([.D$1]);SRI([.D260]);CAM([.E$1]);NRO([.G260]);CAM([.F$1]);[.H26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1];&quot;:[0-9]+&quot;; &quot;&quot;)*12 + ORG.LIBREOFFICE.REGEX([.E26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1];&quot;:[0-9]+&quot;; &quot;&quot;)*12 + ORG.LIBREOFFICE.REGEX([.F26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1]);CAM([.B$1]);SRI([.B261]);CAM([.C$1]);SRI([.C261]);CAM([.D$1]);SRI([.D261]);CAM([.E$1]);NRO([.G261]);CAM([.F$1]);[.H26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2];&quot;:[0-9]+&quot;; &quot;&quot;)*12 + ORG.LIBREOFFICE.REGEX([.E26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2];&quot;:[0-9]+&quot;; &quot;&quot;)*12 + ORG.LIBREOFFICE.REGEX([.F26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2]);CAM([.B$1]);SRI([.B262]);CAM([.C$1]);SRI([.C262]);CAM([.D$1]);SRI([.D262]);CAM([.E$1]);NRO([.G262]);CAM([.F$1]);[.H26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3];&quot;:[0-9]+&quot;; &quot;&quot;)*12 + ORG.LIBREOFFICE.REGEX([.E26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3];&quot;:[0-9]+&quot;; &quot;&quot;)*12 + ORG.LIBREOFFICE.REGEX([.F26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3]);CAM([.B$1]);SRI([.B263]);CAM([.C$1]);SRI([.C263]);CAM([.D$1]);SRI([.D263]);CAM([.E$1]);NRO([.G263]);CAM([.F$1]);[.H26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4];&quot;:[0-9]+&quot;; &quot;&quot;)*12 + ORG.LIBREOFFICE.REGEX([.E26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4];&quot;:[0-9]+&quot;; &quot;&quot;)*12 + ORG.LIBREOFFICE.REGEX([.F26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4]);CAM([.B$1]);SRI([.B264]);CAM([.C$1]);SRI([.C264]);CAM([.D$1]);SRI([.D264]);CAM([.E$1]);NRO([.G264]);CAM([.F$1]);[.H26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5];&quot;:[0-9]+&quot;; &quot;&quot;)*12 + ORG.LIBREOFFICE.REGEX([.E26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5];&quot;:[0-9]+&quot;; &quot;&quot;)*12 + ORG.LIBREOFFICE.REGEX([.F26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5]);CAM([.B$1]);SRI([.B265]);CAM([.C$1]);SRI([.C265]);CAM([.D$1]);SRI([.D265]);CAM([.E$1]);NRO([.G265]);CAM([.F$1]);[.H26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6];&quot;:[0-9]+&quot;; &quot;&quot;)*12 + ORG.LIBREOFFICE.REGEX([.E26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6];&quot;:[0-9]+&quot;; &quot;&quot;)*12 + ORG.LIBREOFFICE.REGEX([.F26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6]);CAM([.B$1]);SRI([.B266]);CAM([.C$1]);SRI([.C266]);CAM([.D$1]);SRI([.D266]);CAM([.E$1]);NRO([.G266]);CAM([.F$1]);[.H26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7];&quot;:[0-9]+&quot;; &quot;&quot;)*12 + ORG.LIBREOFFICE.REGEX([.E26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7];&quot;:[0-9]+&quot;; &quot;&quot;)*12 + ORG.LIBREOFFICE.REGEX([.F26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7]);CAM([.B$1]);SRI([.B267]);CAM([.C$1]);SRI([.C267]);CAM([.D$1]);SRI([.D267]);CAM([.E$1]);NRO([.G267]);CAM([.F$1]);[.H26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8];&quot;:[0-9]+&quot;; &quot;&quot;)*12 + ORG.LIBREOFFICE.REGEX([.E26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8];&quot;:[0-9]+&quot;; &quot;&quot;)*12 + ORG.LIBREOFFICE.REGEX([.F26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8]);CAM([.B$1]);SRI([.B268]);CAM([.C$1]);SRI([.C268]);CAM([.D$1]);SRI([.D268]);CAM([.E$1]);NRO([.G268]);CAM([.F$1]);[.H26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9];&quot;:[0-9]+&quot;; &quot;&quot;)*12 + ORG.LIBREOFFICE.REGEX([.E26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9];&quot;:[0-9]+&quot;; &quot;&quot;)*12 + ORG.LIBREOFFICE.REGEX([.F26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9]);CAM([.B$1]);SRI([.B269]);CAM([.C$1]);SRI([.C269]);CAM([.D$1]);SRI([.D269]);CAM([.E$1]);NRO([.G269]);CAM([.F$1]);[.H26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0];&quot;:[0-9]+&quot;; &quot;&quot;)*12 + ORG.LIBREOFFICE.REGEX([.E27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0];&quot;:[0-9]+&quot;; &quot;&quot;)*12 + ORG.LIBREOFFICE.REGEX([.F27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0]);CAM([.B$1]);SRI([.B270]);CAM([.C$1]);SRI([.C270]);CAM([.D$1]);SRI([.D270]);CAM([.E$1]);NRO([.G270]);CAM([.F$1]);[.H27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1];&quot;:[0-9]+&quot;; &quot;&quot;)*12 + ORG.LIBREOFFICE.REGEX([.E27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1];&quot;:[0-9]+&quot;; &quot;&quot;)*12 + ORG.LIBREOFFICE.REGEX([.F27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1]);CAM([.B$1]);SRI([.B271]);CAM([.C$1]);SRI([.C271]);CAM([.D$1]);SRI([.D271]);CAM([.E$1]);NRO([.G271]);CAM([.F$1]);[.H27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2];&quot;:[0-9]+&quot;; &quot;&quot;)*12 + ORG.LIBREOFFICE.REGEX([.E27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2];&quot;:[0-9]+&quot;; &quot;&quot;)*12 + ORG.LIBREOFFICE.REGEX([.F27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2]);CAM([.B$1]);SRI([.B272]);CAM([.C$1]);SRI([.C272]);CAM([.D$1]);SRI([.D272]);CAM([.E$1]);NRO([.G272]);CAM([.F$1]);[.H27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3];&quot;:[0-9]+&quot;; &quot;&quot;)*12 + ORG.LIBREOFFICE.REGEX([.E27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3];&quot;:[0-9]+&quot;; &quot;&quot;)*12 + ORG.LIBREOFFICE.REGEX([.F27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3]);CAM([.B$1]);SRI([.B273]);CAM([.C$1]);SRI([.C273]);CAM([.D$1]);SRI([.D273]);CAM([.E$1]);NRO([.G273]);CAM([.F$1]);[.H27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4];&quot;:[0-9]+&quot;; &quot;&quot;)*12 + ORG.LIBREOFFICE.REGEX([.E27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4];&quot;:[0-9]+&quot;; &quot;&quot;)*12 + ORG.LIBREOFFICE.REGEX([.F27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4]);CAM([.B$1]);SRI([.B274]);CAM([.C$1]);SRI([.C274]);CAM([.D$1]);SRI([.D274]);CAM([.E$1]);NRO([.G274]);CAM([.F$1]);[.H27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5];&quot;:[0-9]+&quot;; &quot;&quot;)*12 + ORG.LIBREOFFICE.REGEX([.E27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5];&quot;:[0-9]+&quot;; &quot;&quot;)*12 + ORG.LIBREOFFICE.REGEX([.F27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5]);CAM([.B$1]);SRI([.B275]);CAM([.C$1]);SRI([.C275]);CAM([.D$1]);SRI([.D275]);CAM([.E$1]);NRO([.G275]);CAM([.F$1]);[.H27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6];&quot;:[0-9]+&quot;; &quot;&quot;)*12 + ORG.LIBREOFFICE.REGEX([.E27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6];&quot;:[0-9]+&quot;; &quot;&quot;)*12 + ORG.LIBREOFFICE.REGEX([.F27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6]);CAM([.B$1]);SRI([.B276]);CAM([.C$1]);SRI([.C276]);CAM([.D$1]);SRI([.D276]);CAM([.E$1]);NRO([.G276]);CAM([.F$1]);[.H27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7];&quot;:[0-9]+&quot;; &quot;&quot;)*12 + ORG.LIBREOFFICE.REGEX([.E27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7];&quot;:[0-9]+&quot;; &quot;&quot;)*12 + ORG.LIBREOFFICE.REGEX([.F27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7]);CAM([.B$1]);SRI([.B277]);CAM([.C$1]);SRI([.C277]);CAM([.D$1]);SRI([.D277]);CAM([.E$1]);NRO([.G277]);CAM([.F$1]);[.H27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8];&quot;:[0-9]+&quot;; &quot;&quot;)*12 + ORG.LIBREOFFICE.REGEX([.E27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8];&quot;:[0-9]+&quot;; &quot;&quot;)*12 + ORG.LIBREOFFICE.REGEX([.F27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8]);CAM([.B$1]);SRI([.B278]);CAM([.C$1]);SRI([.C278]);CAM([.D$1]);SRI([.D278]);CAM([.E$1]);NRO([.G278]);CAM([.F$1]);[.H27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9];&quot;:[0-9]+&quot;; &quot;&quot;)*12 + ORG.LIBREOFFICE.REGEX([.E27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9];&quot;:[0-9]+&quot;; &quot;&quot;)*12 + ORG.LIBREOFFICE.REGEX([.F27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9]);CAM([.B$1]);SRI([.B279]);CAM([.C$1]);SRI([.C279]);CAM([.D$1]);SRI([.D279]);CAM([.E$1]);NRO([.G279]);CAM([.F$1]);[.H27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0];&quot;:[0-9]+&quot;; &quot;&quot;)*12 + ORG.LIBREOFFICE.REGEX([.E28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0];&quot;:[0-9]+&quot;; &quot;&quot;)*12 + ORG.LIBREOFFICE.REGEX([.F28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0]);CAM([.B$1]);SRI([.B280]);CAM([.C$1]);SRI([.C280]);CAM([.D$1]);SRI([.D280]);CAM([.E$1]);NRO([.G280]);CAM([.F$1]);[.H28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1];&quot;:[0-9]+&quot;; &quot;&quot;)*12 + ORG.LIBREOFFICE.REGEX([.E28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1];&quot;:[0-9]+&quot;; &quot;&quot;)*12 + ORG.LIBREOFFICE.REGEX([.F28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1]);CAM([.B$1]);SRI([.B281]);CAM([.C$1]);SRI([.C281]);CAM([.D$1]);SRI([.D281]);CAM([.E$1]);NRO([.G281]);CAM([.F$1]);[.H28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2];&quot;:[0-9]+&quot;; &quot;&quot;)*12 + ORG.LIBREOFFICE.REGEX([.E28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2];&quot;:[0-9]+&quot;; &quot;&quot;)*12 + ORG.LIBREOFFICE.REGEX([.F28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2]);CAM([.B$1]);SRI([.B282]);CAM([.C$1]);SRI([.C282]);CAM([.D$1]);SRI([.D282]);CAM([.E$1]);NRO([.G282]);CAM([.F$1]);[.H28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3];&quot;:[0-9]+&quot;; &quot;&quot;)*12 + ORG.LIBREOFFICE.REGEX([.E28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3];&quot;:[0-9]+&quot;; &quot;&quot;)*12 + ORG.LIBREOFFICE.REGEX([.F28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3]);CAM([.B$1]);SRI([.B283]);CAM([.C$1]);SRI([.C283]);CAM([.D$1]);SRI([.D283]);CAM([.E$1]);NRO([.G283]);CAM([.F$1]);[.H28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4];&quot;:[0-9]+&quot;; &quot;&quot;)*12 + ORG.LIBREOFFICE.REGEX([.E28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4];&quot;:[0-9]+&quot;; &quot;&quot;)*12 + ORG.LIBREOFFICE.REGEX([.F28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4]);CAM([.B$1]);SRI([.B284]);CAM([.C$1]);SRI([.C284]);CAM([.D$1]);SRI([.D284]);CAM([.E$1]);NRO([.G284]);CAM([.F$1]);[.H28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5];&quot;:[0-9]+&quot;; &quot;&quot;)*12 + ORG.LIBREOFFICE.REGEX([.E28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5];&quot;:[0-9]+&quot;; &quot;&quot;)*12 + ORG.LIBREOFFICE.REGEX([.F28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5]);CAM([.B$1]);SRI([.B285]);CAM([.C$1]);SRI([.C285]);CAM([.D$1]);SRI([.D285]);CAM([.E$1]);NRO([.G285]);CAM([.F$1]);[.H28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6];&quot;:[0-9]+&quot;; &quot;&quot;)*12 + ORG.LIBREOFFICE.REGEX([.E28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6];&quot;:[0-9]+&quot;; &quot;&quot;)*12 + ORG.LIBREOFFICE.REGEX([.F28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6]);CAM([.B$1]);SRI([.B286]);CAM([.C$1]);SRI([.C286]);CAM([.D$1]);SRI([.D286]);CAM([.E$1]);NRO([.G286]);CAM([.F$1]);[.H28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7];&quot;:[0-9]+&quot;; &quot;&quot;)*12 + ORG.LIBREOFFICE.REGEX([.E28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7];&quot;:[0-9]+&quot;; &quot;&quot;)*12 + ORG.LIBREOFFICE.REGEX([.F28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7]);CAM([.B$1]);SRI([.B287]);CAM([.C$1]);SRI([.C287]);CAM([.D$1]);SRI([.D287]);CAM([.E$1]);NRO([.G287]);CAM([.F$1]);[.H28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8];&quot;:[0-9]+&quot;; &quot;&quot;)*12 + ORG.LIBREOFFICE.REGEX([.E28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8];&quot;:[0-9]+&quot;; &quot;&quot;)*12 + ORG.LIBREOFFICE.REGEX([.F28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8]);CAM([.B$1]);SRI([.B288]);CAM([.C$1]);SRI([.C288]);CAM([.D$1]);SRI([.D288]);CAM([.E$1]);NRO([.G288]);CAM([.F$1]);[.H28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9];&quot;:[0-9]+&quot;; &quot;&quot;)*12 + ORG.LIBREOFFICE.REGEX([.E28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9];&quot;:[0-9]+&quot;; &quot;&quot;)*12 + ORG.LIBREOFFICE.REGEX([.F28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9]);CAM([.B$1]);SRI([.B289]);CAM([.C$1]);SRI([.C289]);CAM([.D$1]);SRI([.D289]);CAM([.E$1]);NRO([.G289]);CAM([.F$1]);[.H28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0];&quot;:[0-9]+&quot;; &quot;&quot;)*12 + ORG.LIBREOFFICE.REGEX([.E29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0];&quot;:[0-9]+&quot;; &quot;&quot;)*12 + ORG.LIBREOFFICE.REGEX([.F29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0]);CAM([.B$1]);SRI([.B290]);CAM([.C$1]);SRI([.C290]);CAM([.D$1]);SRI([.D290]);CAM([.E$1]);NRO([.G290]);CAM([.F$1]);[.H29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1];&quot;:[0-9]+&quot;; &quot;&quot;)*12 + ORG.LIBREOFFICE.REGEX([.E29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1];&quot;:[0-9]+&quot;; &quot;&quot;)*12 + ORG.LIBREOFFICE.REGEX([.F29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1]);CAM([.B$1]);SRI([.B291]);CAM([.C$1]);SRI([.C291]);CAM([.D$1]);SRI([.D291]);CAM([.E$1]);NRO([.G291]);CAM([.F$1]);[.H29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2];&quot;:[0-9]+&quot;; &quot;&quot;)*12 + ORG.LIBREOFFICE.REGEX([.E29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2];&quot;:[0-9]+&quot;; &quot;&quot;)*12 + ORG.LIBREOFFICE.REGEX([.F29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2]);CAM([.B$1]);SRI([.B292]);CAM([.C$1]);SRI([.C292]);CAM([.D$1]);SRI([.D292]);CAM([.E$1]);NRO([.G292]);CAM([.F$1]);[.H29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3];&quot;:[0-9]+&quot;; &quot;&quot;)*12 + ORG.LIBREOFFICE.REGEX([.E29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3];&quot;:[0-9]+&quot;; &quot;&quot;)*12 + ORG.LIBREOFFICE.REGEX([.F29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3]);CAM([.B$1]);SRI([.B293]);CAM([.C$1]);SRI([.C293]);CAM([.D$1]);SRI([.D293]);CAM([.E$1]);NRO([.G293]);CAM([.F$1]);[.H29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4];&quot;:[0-9]+&quot;; &quot;&quot;)*12 + ORG.LIBREOFFICE.REGEX([.E29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4];&quot;:[0-9]+&quot;; &quot;&quot;)*12 + ORG.LIBREOFFICE.REGEX([.F29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4]);CAM([.B$1]);SRI([.B294]);CAM([.C$1]);SRI([.C294]);CAM([.D$1]);SRI([.D294]);CAM([.E$1]);NRO([.G294]);CAM([.F$1]);[.H29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5];&quot;:[0-9]+&quot;; &quot;&quot;)*12 + ORG.LIBREOFFICE.REGEX([.E29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5];&quot;:[0-9]+&quot;; &quot;&quot;)*12 + ORG.LIBREOFFICE.REGEX([.F29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5]);CAM([.B$1]);SRI([.B295]);CAM([.C$1]);SRI([.C295]);CAM([.D$1]);SRI([.D295]);CAM([.E$1]);NRO([.G295]);CAM([.F$1]);[.H29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6];&quot;:[0-9]+&quot;; &quot;&quot;)*12 + ORG.LIBREOFFICE.REGEX([.E29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6];&quot;:[0-9]+&quot;; &quot;&quot;)*12 + ORG.LIBREOFFICE.REGEX([.F29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6]);CAM([.B$1]);SRI([.B296]);CAM([.C$1]);SRI([.C296]);CAM([.D$1]);SRI([.D296]);CAM([.E$1]);NRO([.G296]);CAM([.F$1]);[.H29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7];&quot;:[0-9]+&quot;; &quot;&quot;)*12 + ORG.LIBREOFFICE.REGEX([.E29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7];&quot;:[0-9]+&quot;; &quot;&quot;)*12 + ORG.LIBREOFFICE.REGEX([.F29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7]);CAM([.B$1]);SRI([.B297]);CAM([.C$1]);SRI([.C297]);CAM([.D$1]);SRI([.D297]);CAM([.E$1]);NRO([.G297]);CAM([.F$1]);[.H29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8];&quot;:[0-9]+&quot;; &quot;&quot;)*12 + ORG.LIBREOFFICE.REGEX([.E29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8];&quot;:[0-9]+&quot;; &quot;&quot;)*12 + ORG.LIBREOFFICE.REGEX([.F29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8]);CAM([.B$1]);SRI([.B298]);CAM([.C$1]);SRI([.C298]);CAM([.D$1]);SRI([.D298]);CAM([.E$1]);NRO([.G298]);CAM([.F$1]);[.H29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9];&quot;:[0-9]+&quot;; &quot;&quot;)*12 + ORG.LIBREOFFICE.REGEX([.E29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9];&quot;:[0-9]+&quot;; &quot;&quot;)*12 + ORG.LIBREOFFICE.REGEX([.F29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9]);CAM([.B$1]);SRI([.B299]);CAM([.C$1]);SRI([.C299]);CAM([.D$1]);SRI([.D299]);CAM([.E$1]);NRO([.G299]);CAM([.F$1]);[.H29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0];&quot;:[0-9]+&quot;; &quot;&quot;)*12 + ORG.LIBREOFFICE.REGEX([.E30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0];&quot;:[0-9]+&quot;; &quot;&quot;)*12 + ORG.LIBREOFFICE.REGEX([.F30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0]);CAM([.B$1]);SRI([.B300]);CAM([.C$1]);SRI([.C300]);CAM([.D$1]);SRI([.D300]);CAM([.E$1]);NRO([.G300]);CAM([.F$1]);[.H30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1];&quot;:[0-9]+&quot;; &quot;&quot;)*12 + ORG.LIBREOFFICE.REGEX([.E30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1];&quot;:[0-9]+&quot;; &quot;&quot;)*12 + ORG.LIBREOFFICE.REGEX([.F30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1]);CAM([.B$1]);SRI([.B301]);CAM([.C$1]);SRI([.C301]);CAM([.D$1]);SRI([.D301]);CAM([.E$1]);NRO([.G301]);CAM([.F$1]);[.H30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2];&quot;:[0-9]+&quot;; &quot;&quot;)*12 + ORG.LIBREOFFICE.REGEX([.E30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2];&quot;:[0-9]+&quot;; &quot;&quot;)*12 + ORG.LIBREOFFICE.REGEX([.F30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2]);CAM([.B$1]);SRI([.B302]);CAM([.C$1]);SRI([.C302]);CAM([.D$1]);SRI([.D302]);CAM([.E$1]);NRO([.G302]);CAM([.F$1]);[.H30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3];&quot;:[0-9]+&quot;; &quot;&quot;)*12 + ORG.LIBREOFFICE.REGEX([.E30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3];&quot;:[0-9]+&quot;; &quot;&quot;)*12 + ORG.LIBREOFFICE.REGEX([.F30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3]);CAM([.B$1]);SRI([.B303]);CAM([.C$1]);SRI([.C303]);CAM([.D$1]);SRI([.D303]);CAM([.E$1]);NRO([.G303]);CAM([.F$1]);[.H30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4];&quot;:[0-9]+&quot;; &quot;&quot;)*12 + ORG.LIBREOFFICE.REGEX([.E30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4];&quot;:[0-9]+&quot;; &quot;&quot;)*12 + ORG.LIBREOFFICE.REGEX([.F30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4]);CAM([.B$1]);SRI([.B304]);CAM([.C$1]);SRI([.C304]);CAM([.D$1]);SRI([.D304]);CAM([.E$1]);NRO([.G304]);CAM([.F$1]);[.H30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5];&quot;:[0-9]+&quot;; &quot;&quot;)*12 + ORG.LIBREOFFICE.REGEX([.E30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5];&quot;:[0-9]+&quot;; &quot;&quot;)*12 + ORG.LIBREOFFICE.REGEX([.F30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5]);CAM([.B$1]);SRI([.B305]);CAM([.C$1]);SRI([.C305]);CAM([.D$1]);SRI([.D305]);CAM([.E$1]);NRO([.G305]);CAM([.F$1]);[.H30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6];&quot;:[0-9]+&quot;; &quot;&quot;)*12 + ORG.LIBREOFFICE.REGEX([.E30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6];&quot;:[0-9]+&quot;; &quot;&quot;)*12 + ORG.LIBREOFFICE.REGEX([.F30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6]);CAM([.B$1]);SRI([.B306]);CAM([.C$1]);SRI([.C306]);CAM([.D$1]);SRI([.D306]);CAM([.E$1]);NRO([.G306]);CAM([.F$1]);[.H30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7];&quot;:[0-9]+&quot;; &quot;&quot;)*12 + ORG.LIBREOFFICE.REGEX([.E30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7];&quot;:[0-9]+&quot;; &quot;&quot;)*12 + ORG.LIBREOFFICE.REGEX([.F30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7]);CAM([.B$1]);SRI([.B307]);CAM([.C$1]);SRI([.C307]);CAM([.D$1]);SRI([.D307]);CAM([.E$1]);NRO([.G307]);CAM([.F$1]);[.H30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8];&quot;:[0-9]+&quot;; &quot;&quot;)*12 + ORG.LIBREOFFICE.REGEX([.E30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8];&quot;:[0-9]+&quot;; &quot;&quot;)*12 + ORG.LIBREOFFICE.REGEX([.F30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8]);CAM([.B$1]);SRI([.B308]);CAM([.C$1]);SRI([.C308]);CAM([.D$1]);SRI([.D308]);CAM([.E$1]);NRO([.G308]);CAM([.F$1]);[.H30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9];&quot;:[0-9]+&quot;; &quot;&quot;)*12 + ORG.LIBREOFFICE.REGEX([.E30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9];&quot;:[0-9]+&quot;; &quot;&quot;)*12 + ORG.LIBREOFFICE.REGEX([.F30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9]);CAM([.B$1]);SRI([.B309]);CAM([.C$1]);SRI([.C309]);CAM([.D$1]);SRI([.D309]);CAM([.E$1]);NRO([.G309]);CAM([.F$1]);[.H30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0];&quot;:[0-9]+&quot;; &quot;&quot;)*12 + ORG.LIBREOFFICE.REGEX([.E31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0];&quot;:[0-9]+&quot;; &quot;&quot;)*12 + ORG.LIBREOFFICE.REGEX([.F31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0]);CAM([.B$1]);SRI([.B310]);CAM([.C$1]);SRI([.C310]);CAM([.D$1]);SRI([.D310]);CAM([.E$1]);NRO([.G310]);CAM([.F$1]);[.H31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1];&quot;:[0-9]+&quot;; &quot;&quot;)*12 + ORG.LIBREOFFICE.REGEX([.E31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1];&quot;:[0-9]+&quot;; &quot;&quot;)*12 + ORG.LIBREOFFICE.REGEX([.F31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1]);CAM([.B$1]);SRI([.B311]);CAM([.C$1]);SRI([.C311]);CAM([.D$1]);SRI([.D311]);CAM([.E$1]);NRO([.G311]);CAM([.F$1]);[.H31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2];&quot;:[0-9]+&quot;; &quot;&quot;)*12 + ORG.LIBREOFFICE.REGEX([.E31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2];&quot;:[0-9]+&quot;; &quot;&quot;)*12 + ORG.LIBREOFFICE.REGEX([.F31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2]);CAM([.B$1]);SRI([.B312]);CAM([.C$1]);SRI([.C312]);CAM([.D$1]);SRI([.D312]);CAM([.E$1]);NRO([.G312]);CAM([.F$1]);[.H31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3];&quot;:[0-9]+&quot;; &quot;&quot;)*12 + ORG.LIBREOFFICE.REGEX([.E31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3];&quot;:[0-9]+&quot;; &quot;&quot;)*12 + ORG.LIBREOFFICE.REGEX([.F31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3]);CAM([.B$1]);SRI([.B313]);CAM([.C$1]);SRI([.C313]);CAM([.D$1]);SRI([.D313]);CAM([.E$1]);NRO([.G313]);CAM([.F$1]);[.H31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4];&quot;:[0-9]+&quot;; &quot;&quot;)*12 + ORG.LIBREOFFICE.REGEX([.E31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4];&quot;:[0-9]+&quot;; &quot;&quot;)*12 + ORG.LIBREOFFICE.REGEX([.F31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4]);CAM([.B$1]);SRI([.B314]);CAM([.C$1]);SRI([.C314]);CAM([.D$1]);SRI([.D314]);CAM([.E$1]);NRO([.G314]);CAM([.F$1]);[.H31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5];&quot;:[0-9]+&quot;; &quot;&quot;)*12 + ORG.LIBREOFFICE.REGEX([.E31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5];&quot;:[0-9]+&quot;; &quot;&quot;)*12 + ORG.LIBREOFFICE.REGEX([.F31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5]);CAM([.B$1]);SRI([.B315]);CAM([.C$1]);SRI([.C315]);CAM([.D$1]);SRI([.D315]);CAM([.E$1]);NRO([.G315]);CAM([.F$1]);[.H31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6];&quot;:[0-9]+&quot;; &quot;&quot;)*12 + ORG.LIBREOFFICE.REGEX([.E31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6];&quot;:[0-9]+&quot;; &quot;&quot;)*12 + ORG.LIBREOFFICE.REGEX([.F31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6]);CAM([.B$1]);SRI([.B316]);CAM([.C$1]);SRI([.C316]);CAM([.D$1]);SRI([.D316]);CAM([.E$1]);NRO([.G316]);CAM([.F$1]);[.H31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7];&quot;:[0-9]+&quot;; &quot;&quot;)*12 + ORG.LIBREOFFICE.REGEX([.E31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7];&quot;:[0-9]+&quot;; &quot;&quot;)*12 + ORG.LIBREOFFICE.REGEX([.F31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7]);CAM([.B$1]);SRI([.B317]);CAM([.C$1]);SRI([.C317]);CAM([.D$1]);SRI([.D317]);CAM([.E$1]);NRO([.G317]);CAM([.F$1]);[.H31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8];&quot;:[0-9]+&quot;; &quot;&quot;)*12 + ORG.LIBREOFFICE.REGEX([.E31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8];&quot;:[0-9]+&quot;; &quot;&quot;)*12 + ORG.LIBREOFFICE.REGEX([.F31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8]);CAM([.B$1]);SRI([.B318]);CAM([.C$1]);SRI([.C318]);CAM([.D$1]);SRI([.D318]);CAM([.E$1]);NRO([.G318]);CAM([.F$1]);[.H31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9];&quot;:[0-9]+&quot;; &quot;&quot;)*12 + ORG.LIBREOFFICE.REGEX([.E31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9];&quot;:[0-9]+&quot;; &quot;&quot;)*12 + ORG.LIBREOFFICE.REGEX([.F31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9]);CAM([.B$1]);SRI([.B319]);CAM([.C$1]);SRI([.C319]);CAM([.D$1]);SRI([.D319]);CAM([.E$1]);NRO([.G319]);CAM([.F$1]);[.H31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0];&quot;:[0-9]+&quot;; &quot;&quot;)*12 + ORG.LIBREOFFICE.REGEX([.E32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0];&quot;:[0-9]+&quot;; &quot;&quot;)*12 + ORG.LIBREOFFICE.REGEX([.F32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0]);CAM([.B$1]);SRI([.B320]);CAM([.C$1]);SRI([.C320]);CAM([.D$1]);SRI([.D320]);CAM([.E$1]);NRO([.G320]);CAM([.F$1]);[.H32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1];&quot;:[0-9]+&quot;; &quot;&quot;)*12 + ORG.LIBREOFFICE.REGEX([.E32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1];&quot;:[0-9]+&quot;; &quot;&quot;)*12 + ORG.LIBREOFFICE.REGEX([.F32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1]);CAM([.B$1]);SRI([.B321]);CAM([.C$1]);SRI([.C321]);CAM([.D$1]);SRI([.D321]);CAM([.E$1]);NRO([.G321]);CAM([.F$1]);[.H32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2];&quot;:[0-9]+&quot;; &quot;&quot;)*12 + ORG.LIBREOFFICE.REGEX([.E32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2];&quot;:[0-9]+&quot;; &quot;&quot;)*12 + ORG.LIBREOFFICE.REGEX([.F32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2]);CAM([.B$1]);SRI([.B322]);CAM([.C$1]);SRI([.C322]);CAM([.D$1]);SRI([.D322]);CAM([.E$1]);NRO([.G322]);CAM([.F$1]);[.H32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3];&quot;:[0-9]+&quot;; &quot;&quot;)*12 + ORG.LIBREOFFICE.REGEX([.E32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3];&quot;:[0-9]+&quot;; &quot;&quot;)*12 + ORG.LIBREOFFICE.REGEX([.F32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3]);CAM([.B$1]);SRI([.B323]);CAM([.C$1]);SRI([.C323]);CAM([.D$1]);SRI([.D323]);CAM([.E$1]);NRO([.G323]);CAM([.F$1]);[.H32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4];&quot;:[0-9]+&quot;; &quot;&quot;)*12 + ORG.LIBREOFFICE.REGEX([.E32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4];&quot;:[0-9]+&quot;; &quot;&quot;)*12 + ORG.LIBREOFFICE.REGEX([.F32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4]);CAM([.B$1]);SRI([.B324]);CAM([.C$1]);SRI([.C324]);CAM([.D$1]);SRI([.D324]);CAM([.E$1]);NRO([.G324]);CAM([.F$1]);[.H32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5];&quot;:[0-9]+&quot;; &quot;&quot;)*12 + ORG.LIBREOFFICE.REGEX([.E32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5];&quot;:[0-9]+&quot;; &quot;&quot;)*12 + ORG.LIBREOFFICE.REGEX([.F32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5]);CAM([.B$1]);SRI([.B325]);CAM([.C$1]);SRI([.C325]);CAM([.D$1]);SRI([.D325]);CAM([.E$1]);NRO([.G325]);CAM([.F$1]);[.H32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6];&quot;:[0-9]+&quot;; &quot;&quot;)*12 + ORG.LIBREOFFICE.REGEX([.E32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6];&quot;:[0-9]+&quot;; &quot;&quot;)*12 + ORG.LIBREOFFICE.REGEX([.F32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6]);CAM([.B$1]);SRI([.B326]);CAM([.C$1]);SRI([.C326]);CAM([.D$1]);SRI([.D326]);CAM([.E$1]);NRO([.G326]);CAM([.F$1]);[.H32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7];&quot;:[0-9]+&quot;; &quot;&quot;)*12 + ORG.LIBREOFFICE.REGEX([.E32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7];&quot;:[0-9]+&quot;; &quot;&quot;)*12 + ORG.LIBREOFFICE.REGEX([.F32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7]);CAM([.B$1]);SRI([.B327]);CAM([.C$1]);SRI([.C327]);CAM([.D$1]);SRI([.D327]);CAM([.E$1]);NRO([.G327]);CAM([.F$1]);[.H32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8];&quot;:[0-9]+&quot;; &quot;&quot;)*12 + ORG.LIBREOFFICE.REGEX([.E32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8];&quot;:[0-9]+&quot;; &quot;&quot;)*12 + ORG.LIBREOFFICE.REGEX([.F32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8]);CAM([.B$1]);SRI([.B328]);CAM([.C$1]);SRI([.C328]);CAM([.D$1]);SRI([.D328]);CAM([.E$1]);NRO([.G328]);CAM([.F$1]);[.H32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9];&quot;:[0-9]+&quot;; &quot;&quot;)*12 + ORG.LIBREOFFICE.REGEX([.E32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9];&quot;:[0-9]+&quot;; &quot;&quot;)*12 + ORG.LIBREOFFICE.REGEX([.F32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9]);CAM([.B$1]);SRI([.B329]);CAM([.C$1]);SRI([.C329]);CAM([.D$1]);SRI([.D329]);CAM([.E$1]);NRO([.G329]);CAM([.F$1]);[.H32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0];&quot;:[0-9]+&quot;; &quot;&quot;)*12 + ORG.LIBREOFFICE.REGEX([.E33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0];&quot;:[0-9]+&quot;; &quot;&quot;)*12 + ORG.LIBREOFFICE.REGEX([.F33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0]);CAM([.B$1]);SRI([.B330]);CAM([.C$1]);SRI([.C330]);CAM([.D$1]);SRI([.D330]);CAM([.E$1]);NRO([.G330]);CAM([.F$1]);[.H33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1];&quot;:[0-9]+&quot;; &quot;&quot;)*12 + ORG.LIBREOFFICE.REGEX([.E33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1];&quot;:[0-9]+&quot;; &quot;&quot;)*12 + ORG.LIBREOFFICE.REGEX([.F33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1]);CAM([.B$1]);SRI([.B331]);CAM([.C$1]);SRI([.C331]);CAM([.D$1]);SRI([.D331]);CAM([.E$1]);NRO([.G331]);CAM([.F$1]);[.H33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2];&quot;:[0-9]+&quot;; &quot;&quot;)*12 + ORG.LIBREOFFICE.REGEX([.E33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2];&quot;:[0-9]+&quot;; &quot;&quot;)*12 + ORG.LIBREOFFICE.REGEX([.F33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2]);CAM([.B$1]);SRI([.B332]);CAM([.C$1]);SRI([.C332]);CAM([.D$1]);SRI([.D332]);CAM([.E$1]);NRO([.G332]);CAM([.F$1]);[.H33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3];&quot;:[0-9]+&quot;; &quot;&quot;)*12 + ORG.LIBREOFFICE.REGEX([.E33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3];&quot;:[0-9]+&quot;; &quot;&quot;)*12 + ORG.LIBREOFFICE.REGEX([.F33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3]);CAM([.B$1]);SRI([.B333]);CAM([.C$1]);SRI([.C333]);CAM([.D$1]);SRI([.D333]);CAM([.E$1]);NRO([.G333]);CAM([.F$1]);[.H33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4];&quot;:[0-9]+&quot;; &quot;&quot;)*12 + ORG.LIBREOFFICE.REGEX([.E33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4];&quot;:[0-9]+&quot;; &quot;&quot;)*12 + ORG.LIBREOFFICE.REGEX([.F33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4]);CAM([.B$1]);SRI([.B334]);CAM([.C$1]);SRI([.C334]);CAM([.D$1]);SRI([.D334]);CAM([.E$1]);NRO([.G334]);CAM([.F$1]);[.H33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5];&quot;:[0-9]+&quot;; &quot;&quot;)*12 + ORG.LIBREOFFICE.REGEX([.E33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5];&quot;:[0-9]+&quot;; &quot;&quot;)*12 + ORG.LIBREOFFICE.REGEX([.F33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5]);CAM([.B$1]);SRI([.B335]);CAM([.C$1]);SRI([.C335]);CAM([.D$1]);SRI([.D335]);CAM([.E$1]);NRO([.G335]);CAM([.F$1]);[.H33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6];&quot;:[0-9]+&quot;; &quot;&quot;)*12 + ORG.LIBREOFFICE.REGEX([.E33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6];&quot;:[0-9]+&quot;; &quot;&quot;)*12 + ORG.LIBREOFFICE.REGEX([.F33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6]);CAM([.B$1]);SRI([.B336]);CAM([.C$1]);SRI([.C336]);CAM([.D$1]);SRI([.D336]);CAM([.E$1]);NRO([.G336]);CAM([.F$1]);[.H33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7];&quot;:[0-9]+&quot;; &quot;&quot;)*12 + ORG.LIBREOFFICE.REGEX([.E33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7];&quot;:[0-9]+&quot;; &quot;&quot;)*12 + ORG.LIBREOFFICE.REGEX([.F33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7]);CAM([.B$1]);SRI([.B337]);CAM([.C$1]);SRI([.C337]);CAM([.D$1]);SRI([.D337]);CAM([.E$1]);NRO([.G337]);CAM([.F$1]);[.H33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8];&quot;:[0-9]+&quot;; &quot;&quot;)*12 + ORG.LIBREOFFICE.REGEX([.E33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8];&quot;:[0-9]+&quot;; &quot;&quot;)*12 + ORG.LIBREOFFICE.REGEX([.F33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8]);CAM([.B$1]);SRI([.B338]);CAM([.C$1]);SRI([.C338]);CAM([.D$1]);SRI([.D338]);CAM([.E$1]);NRO([.G338]);CAM([.F$1]);[.H33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9];&quot;:[0-9]+&quot;; &quot;&quot;)*12 + ORG.LIBREOFFICE.REGEX([.E33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9];&quot;:[0-9]+&quot;; &quot;&quot;)*12 + ORG.LIBREOFFICE.REGEX([.F33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9]);CAM([.B$1]);SRI([.B339]);CAM([.C$1]);SRI([.C339]);CAM([.D$1]);SRI([.D339]);CAM([.E$1]);NRO([.G339]);CAM([.F$1]);[.H33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0];&quot;:[0-9]+&quot;; &quot;&quot;)*12 + ORG.LIBREOFFICE.REGEX([.E34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0];&quot;:[0-9]+&quot;; &quot;&quot;)*12 + ORG.LIBREOFFICE.REGEX([.F34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0]);CAM([.B$1]);SRI([.B340]);CAM([.C$1]);SRI([.C340]);CAM([.D$1]);SRI([.D340]);CAM([.E$1]);NRO([.G340]);CAM([.F$1]);[.H34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1];&quot;:[0-9]+&quot;; &quot;&quot;)*12 + ORG.LIBREOFFICE.REGEX([.E34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1];&quot;:[0-9]+&quot;; &quot;&quot;)*12 + ORG.LIBREOFFICE.REGEX([.F34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1]);CAM([.B$1]);SRI([.B341]);CAM([.C$1]);SRI([.C341]);CAM([.D$1]);SRI([.D341]);CAM([.E$1]);NRO([.G341]);CAM([.F$1]);[.H34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2];&quot;:[0-9]+&quot;; &quot;&quot;)*12 + ORG.LIBREOFFICE.REGEX([.E34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2];&quot;:[0-9]+&quot;; &quot;&quot;)*12 + ORG.LIBREOFFICE.REGEX([.F34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2]);CAM([.B$1]);SRI([.B342]);CAM([.C$1]);SRI([.C342]);CAM([.D$1]);SRI([.D342]);CAM([.E$1]);NRO([.G342]);CAM([.F$1]);[.H34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3];&quot;:[0-9]+&quot;; &quot;&quot;)*12 + ORG.LIBREOFFICE.REGEX([.E34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3];&quot;:[0-9]+&quot;; &quot;&quot;)*12 + ORG.LIBREOFFICE.REGEX([.F34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3]);CAM([.B$1]);SRI([.B343]);CAM([.C$1]);SRI([.C343]);CAM([.D$1]);SRI([.D343]);CAM([.E$1]);NRO([.G343]);CAM([.F$1]);[.H34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4];&quot;:[0-9]+&quot;; &quot;&quot;)*12 + ORG.LIBREOFFICE.REGEX([.E34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4];&quot;:[0-9]+&quot;; &quot;&quot;)*12 + ORG.LIBREOFFICE.REGEX([.F34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4]);CAM([.B$1]);SRI([.B344]);CAM([.C$1]);SRI([.C344]);CAM([.D$1]);SRI([.D344]);CAM([.E$1]);NRO([.G344]);CAM([.F$1]);[.H34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5];&quot;:[0-9]+&quot;; &quot;&quot;)*12 + ORG.LIBREOFFICE.REGEX([.E34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5];&quot;:[0-9]+&quot;; &quot;&quot;)*12 + ORG.LIBREOFFICE.REGEX([.F34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5]);CAM([.B$1]);SRI([.B345]);CAM([.C$1]);SRI([.C345]);CAM([.D$1]);SRI([.D345]);CAM([.E$1]);NRO([.G345]);CAM([.F$1]);[.H34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6];&quot;:[0-9]+&quot;; &quot;&quot;)*12 + ORG.LIBREOFFICE.REGEX([.E34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6];&quot;:[0-9]+&quot;; &quot;&quot;)*12 + ORG.LIBREOFFICE.REGEX([.F34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6]);CAM([.B$1]);SRI([.B346]);CAM([.C$1]);SRI([.C346]);CAM([.D$1]);SRI([.D346]);CAM([.E$1]);NRO([.G346]);CAM([.F$1]);[.H34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7];&quot;:[0-9]+&quot;; &quot;&quot;)*12 + ORG.LIBREOFFICE.REGEX([.E34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7];&quot;:[0-9]+&quot;; &quot;&quot;)*12 + ORG.LIBREOFFICE.REGEX([.F34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7]);CAM([.B$1]);SRI([.B347]);CAM([.C$1]);SRI([.C347]);CAM([.D$1]);SRI([.D347]);CAM([.E$1]);NRO([.G347]);CAM([.F$1]);[.H34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8];&quot;:[0-9]+&quot;; &quot;&quot;)*12 + ORG.LIBREOFFICE.REGEX([.E34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8];&quot;:[0-9]+&quot;; &quot;&quot;)*12 + ORG.LIBREOFFICE.REGEX([.F34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8]);CAM([.B$1]);SRI([.B348]);CAM([.C$1]);SRI([.C348]);CAM([.D$1]);SRI([.D348]);CAM([.E$1]);NRO([.G348]);CAM([.F$1]);[.H34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9];&quot;:[0-9]+&quot;; &quot;&quot;)*12 + ORG.LIBREOFFICE.REGEX([.E34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9];&quot;:[0-9]+&quot;; &quot;&quot;)*12 + ORG.LIBREOFFICE.REGEX([.F34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9]);CAM([.B$1]);SRI([.B349]);CAM([.C$1]);SRI([.C349]);CAM([.D$1]);SRI([.D349]);CAM([.E$1]);NRO([.G349]);CAM([.F$1]);[.H34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0];&quot;:[0-9]+&quot;; &quot;&quot;)*12 + ORG.LIBREOFFICE.REGEX([.E35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0];&quot;:[0-9]+&quot;; &quot;&quot;)*12 + ORG.LIBREOFFICE.REGEX([.F35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0]);CAM([.B$1]);SRI([.B350]);CAM([.C$1]);SRI([.C350]);CAM([.D$1]);SRI([.D350]);CAM([.E$1]);NRO([.G350]);CAM([.F$1]);[.H35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1];&quot;:[0-9]+&quot;; &quot;&quot;)*12 + ORG.LIBREOFFICE.REGEX([.E35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1];&quot;:[0-9]+&quot;; &quot;&quot;)*12 + ORG.LIBREOFFICE.REGEX([.F35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1]);CAM([.B$1]);SRI([.B351]);CAM([.C$1]);SRI([.C351]);CAM([.D$1]);SRI([.D351]);CAM([.E$1]);NRO([.G351]);CAM([.F$1]);[.H35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2];&quot;:[0-9]+&quot;; &quot;&quot;)*12 + ORG.LIBREOFFICE.REGEX([.E35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2];&quot;:[0-9]+&quot;; &quot;&quot;)*12 + ORG.LIBREOFFICE.REGEX([.F35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2]);CAM([.B$1]);SRI([.B352]);CAM([.C$1]);SRI([.C352]);CAM([.D$1]);SRI([.D352]);CAM([.E$1]);NRO([.G352]);CAM([.F$1]);[.H35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3];&quot;:[0-9]+&quot;; &quot;&quot;)*12 + ORG.LIBREOFFICE.REGEX([.E35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3];&quot;:[0-9]+&quot;; &quot;&quot;)*12 + ORG.LIBREOFFICE.REGEX([.F35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3]);CAM([.B$1]);SRI([.B353]);CAM([.C$1]);SRI([.C353]);CAM([.D$1]);SRI([.D353]);CAM([.E$1]);NRO([.G353]);CAM([.F$1]);[.H35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4];&quot;:[0-9]+&quot;; &quot;&quot;)*12 + ORG.LIBREOFFICE.REGEX([.E35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4];&quot;:[0-9]+&quot;; &quot;&quot;)*12 + ORG.LIBREOFFICE.REGEX([.F35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4]);CAM([.B$1]);SRI([.B354]);CAM([.C$1]);SRI([.C354]);CAM([.D$1]);SRI([.D354]);CAM([.E$1]);NRO([.G354]);CAM([.F$1]);[.H35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5];&quot;:[0-9]+&quot;; &quot;&quot;)*12 + ORG.LIBREOFFICE.REGEX([.E35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5];&quot;:[0-9]+&quot;; &quot;&quot;)*12 + ORG.LIBREOFFICE.REGEX([.F35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5]);CAM([.B$1]);SRI([.B355]);CAM([.C$1]);SRI([.C355]);CAM([.D$1]);SRI([.D355]);CAM([.E$1]);NRO([.G355]);CAM([.F$1]);[.H35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6];&quot;:[0-9]+&quot;; &quot;&quot;)*12 + ORG.LIBREOFFICE.REGEX([.E35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6];&quot;:[0-9]+&quot;; &quot;&quot;)*12 + ORG.LIBREOFFICE.REGEX([.F35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6]);CAM([.B$1]);SRI([.B356]);CAM([.C$1]);SRI([.C356]);CAM([.D$1]);SRI([.D356]);CAM([.E$1]);NRO([.G356]);CAM([.F$1]);[.H35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7];&quot;:[0-9]+&quot;; &quot;&quot;)*12 + ORG.LIBREOFFICE.REGEX([.E35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7];&quot;:[0-9]+&quot;; &quot;&quot;)*12 + ORG.LIBREOFFICE.REGEX([.F35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7]);CAM([.B$1]);SRI([.B357]);CAM([.C$1]);SRI([.C357]);CAM([.D$1]);SRI([.D357]);CAM([.E$1]);NRO([.G357]);CAM([.F$1]);[.H35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8];&quot;:[0-9]+&quot;; &quot;&quot;)*12 + ORG.LIBREOFFICE.REGEX([.E35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8];&quot;:[0-9]+&quot;; &quot;&quot;)*12 + ORG.LIBREOFFICE.REGEX([.F35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8]);CAM([.B$1]);SRI([.B358]);CAM([.C$1]);SRI([.C358]);CAM([.D$1]);SRI([.D358]);CAM([.E$1]);NRO([.G358]);CAM([.F$1]);[.H35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9];&quot;:[0-9]+&quot;; &quot;&quot;)*12 + ORG.LIBREOFFICE.REGEX([.E35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9];&quot;:[0-9]+&quot;; &quot;&quot;)*12 + ORG.LIBREOFFICE.REGEX([.F35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9]);CAM([.B$1]);SRI([.B359]);CAM([.C$1]);SRI([.C359]);CAM([.D$1]);SRI([.D359]);CAM([.E$1]);NRO([.G359]);CAM([.F$1]);[.H35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0];&quot;:[0-9]+&quot;; &quot;&quot;)*12 + ORG.LIBREOFFICE.REGEX([.E36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0];&quot;:[0-9]+&quot;; &quot;&quot;)*12 + ORG.LIBREOFFICE.REGEX([.F36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0]);CAM([.B$1]);SRI([.B360]);CAM([.C$1]);SRI([.C360]);CAM([.D$1]);SRI([.D360]);CAM([.E$1]);NRO([.G360]);CAM([.F$1]);[.H36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1];&quot;:[0-9]+&quot;; &quot;&quot;)*12 + ORG.LIBREOFFICE.REGEX([.E36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1];&quot;:[0-9]+&quot;; &quot;&quot;)*12 + ORG.LIBREOFFICE.REGEX([.F36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1]);CAM([.B$1]);SRI([.B361]);CAM([.C$1]);SRI([.C361]);CAM([.D$1]);SRI([.D361]);CAM([.E$1]);NRO([.G361]);CAM([.F$1]);[.H36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2];&quot;:[0-9]+&quot;; &quot;&quot;)*12 + ORG.LIBREOFFICE.REGEX([.E36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2];&quot;:[0-9]+&quot;; &quot;&quot;)*12 + ORG.LIBREOFFICE.REGEX([.F36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2]);CAM([.B$1]);SRI([.B362]);CAM([.C$1]);SRI([.C362]);CAM([.D$1]);SRI([.D362]);CAM([.E$1]);NRO([.G362]);CAM([.F$1]);[.H36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3];&quot;:[0-9]+&quot;; &quot;&quot;)*12 + ORG.LIBREOFFICE.REGEX([.E36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3];&quot;:[0-9]+&quot;; &quot;&quot;)*12 + ORG.LIBREOFFICE.REGEX([.F36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3]);CAM([.B$1]);SRI([.B363]);CAM([.C$1]);SRI([.C363]);CAM([.D$1]);SRI([.D363]);CAM([.E$1]);NRO([.G363]);CAM([.F$1]);[.H36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4];&quot;:[0-9]+&quot;; &quot;&quot;)*12 + ORG.LIBREOFFICE.REGEX([.E36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4];&quot;:[0-9]+&quot;; &quot;&quot;)*12 + ORG.LIBREOFFICE.REGEX([.F36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4]);CAM([.B$1]);SRI([.B364]);CAM([.C$1]);SRI([.C364]);CAM([.D$1]);SRI([.D364]);CAM([.E$1]);NRO([.G364]);CAM([.F$1]);[.H36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5];&quot;:[0-9]+&quot;; &quot;&quot;)*12 + ORG.LIBREOFFICE.REGEX([.E36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5];&quot;:[0-9]+&quot;; &quot;&quot;)*12 + ORG.LIBREOFFICE.REGEX([.F36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5]);CAM([.B$1]);SRI([.B365]);CAM([.C$1]);SRI([.C365]);CAM([.D$1]);SRI([.D365]);CAM([.E$1]);NRO([.G365]);CAM([.F$1]);[.H36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6];&quot;:[0-9]+&quot;; &quot;&quot;)*12 + ORG.LIBREOFFICE.REGEX([.E36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6];&quot;:[0-9]+&quot;; &quot;&quot;)*12 + ORG.LIBREOFFICE.REGEX([.F36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6]);CAM([.B$1]);SRI([.B366]);CAM([.C$1]);SRI([.C366]);CAM([.D$1]);SRI([.D366]);CAM([.E$1]);NRO([.G366]);CAM([.F$1]);[.H36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4" table:number-rows-repeated="632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18"/>
        </table:table-row>
        <table:table-row table:style-name="ro3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Sheet1.$A$1" table:cell-range-address="$Sheet1.$A$1:.$I$998"/>
        </table:named-expressions>
      </table:table>
      <table:table table:name="Sheet2" table:style-name="ta2">
        <table:table-column table:style-name="co1" table:number-columns-repeated="1024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AM([.A1])[$Sheet1.K5]" office:value-type="string" office:string-value="" calcext:value-type="error">
            <text:p>Err:509</text:p>
          </table:table-cell>
          <table:table-cell table:number-columns-repeated="1020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number-columns-repeated="4"/>
          <table:table-cell table:formula="of:=sheet1![.$B$2]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CAMPO" table:base-cell-address="$Sheet1.$A$1" table:expression="lambda(x; CONCATENATE(x;[$Sheet1.$K$1]))"/>
        <table:named-expression table:name="NUMERO" table:base-cell-address="$Sheet1.$A$1" table:expression="lambda(x; CONCATENATE(x;[$Sheet1.$M$1]))"/>
        <table:named-expression table:name="STRINGA" table:base-cell-address="$Sheet1.$A$1" table:expression="lambda(x; CONCATENATE([$Sheet1.$L$1];x;[$Sheet1.$L$1];[$Sheet1.$M$1]))"/>
      </table:named-expressions>
      <table:database-ranges>
        <table:database-range table:name="__Anonymous_Sheet_DB__0" table:target-range-address="Sheet1.A1:Sheet1.I99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00:31:08.193584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date>2025-10-01T00:41:00.889997700</dc:date>
    <meta:editing-duration>PT1H29M55S</meta:editing-duration>
    <meta:editing-cycles>12</meta:editing-cycles>
    <meta:document-statistic meta:table-count="2" meta:cell-count="1359" meta:object-count="0"/>
  </office:meta>
</office:document-meta>
</file>

<file path=Scripts/javascript/oggetti.js/parcel-descriptor.xml><?xml version="1.0" encoding="utf-8"?>
<parcel xmlns:parcel="scripting.dtd" language="JavaScript">
</parcel>
</file>